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dayoftheyear</text:p>
          </table:table-cell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359080052782" calcext:value-type="float">
            <text:p>0.259359080052782</text:p>
          </table:table-cell>
          <table:table-cell office:value-type="float" office:value="0.229232178402401" calcext:value-type="float">
            <text:p>0.229232178402401</text:p>
          </table:table-cell>
          <table:table-cell office:value-type="float" office:value="0.0301269016503817" calcext:value-type="float">
            <text:p>0.0301269016503817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349720638469" calcext:value-type="float">
            <text:p>0.279349720638469</text:p>
          </table:table-cell>
          <table:table-cell office:value-type="float" office:value="0.238968866819716" calcext:value-type="float">
            <text:p>0.238968866819716</text:p>
          </table:table-cell>
          <table:table-cell office:value-type="float" office:value="0.0403808538187539" calcext:value-type="float">
            <text:p>0.0403808538187539</text:p>
          </table:table-cell>
          <table:table-cell table:number-columns-repeated="2"/>
          <table:table-cell table:formula="of:=VAR([.B2:.B367])" office:value-type="float" office:value="0.00331967436864108" calcext:value-type="float">
            <text:p>0.00331967436864108</text:p>
          </table:table-cell>
          <table:table-cell table:formula="of:=VAR([.C2:.C367])" office:value-type="float" office:value="0.00284414577260615" calcext:value-type="float">
            <text:p>0.00284414577260615</text:p>
          </table:table-cell>
          <table:table-cell table:formula="of:=VAR([.D2:.D367])" office:value-type="float" office:value="0.000159157356975506" calcext:value-type="float">
            <text:p>0.000159157356975506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2196251036987" calcext:value-type="float">
            <text:p>0.282196251036987</text:p>
          </table:table-cell>
          <table:table-cell office:value-type="float" office:value="0.244517967625883" calcext:value-type="float">
            <text:p>0.244517967625883</text:p>
          </table:table-cell>
          <table:table-cell office:value-type="float" office:value="0.0376782834111032" calcext:value-type="float">
            <text:p>0.0376782834111032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7696967926814" calcext:value-type="float">
            <text:p>0.257696967926814</text:p>
          </table:table-cell>
          <table:table-cell office:value-type="float" office:value="0.209410247153317" calcext:value-type="float">
            <text:p>0.209410247153317</text:p>
          </table:table-cell>
          <table:table-cell office:value-type="float" office:value="0.0482867207734971" calcext:value-type="float">
            <text:p>0.0482867207734971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3820051312437" calcext:value-type="float">
            <text:p>0.253820051312437</text:p>
          </table:table-cell>
          <table:table-cell office:value-type="float" office:value="0.218727961705228" calcext:value-type="float">
            <text:p>0.218727961705228</text:p>
          </table:table-cell>
          <table:table-cell office:value-type="float" office:value="0.0350920896072082" calcext:value-type="float">
            <text:p>0.0350920896072082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809444775337" calcext:value-type="float">
            <text:p>0.247809444775337</text:p>
          </table:table-cell>
          <table:table-cell office:value-type="float" office:value="0.19996433418344" calcext:value-type="float">
            <text:p>0.19996433418344</text:p>
          </table:table-cell>
          <table:table-cell office:value-type="float" office:value="0.0478451105918973" calcext:value-type="float">
            <text:p>0.0478451105918973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4795477277836" calcext:value-type="float">
            <text:p>0.284795477277836</text:p>
          </table:table-cell>
          <table:table-cell office:value-type="float" office:value="0.225994086280871" calcext:value-type="float">
            <text:p>0.225994086280871</text:p>
          </table:table-cell>
          <table:table-cell office:value-type="float" office:value="0.0588013909969646" calcext:value-type="float">
            <text:p>0.0588013909969646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5790514701634" calcext:value-type="float">
            <text:p>0.285790514701634</text:p>
          </table:table-cell>
          <table:table-cell office:value-type="float" office:value="0.245839920790099" calcext:value-type="float">
            <text:p>0.245839920790099</text:p>
          </table:table-cell>
          <table:table-cell office:value-type="float" office:value="0.0399505939115345" calcext:value-type="float">
            <text:p>0.0399505939115345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12751064163" calcext:value-type="float">
            <text:p>0.263412751064163</text:p>
          </table:table-cell>
          <table:table-cell office:value-type="float" office:value="0.240764880870548" calcext:value-type="float">
            <text:p>0.240764880870548</text:p>
          </table:table-cell>
          <table:table-cell office:value-type="float" office:value="0.0226478701936153" calcext:value-type="float">
            <text:p>0.0226478701936153</text:p>
          </table:table-cell>
          <table:table-cell table:number-columns-repeated="20"/>
          <table:table-cell office:value-type="string" calcext:value-type="string">
            <text:p>Wind Portion</text:p>
          </table:table-cell>
          <table:table-cell table:number-columns-repeated="4"/>
          <table:table-cell office:value-type="string" calcext:value-type="string">
            <text:p>Solar Portio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1757275620867" calcext:value-type="float">
            <text:p>0.281757275620867</text:p>
          </table:table-cell>
          <table:table-cell office:value-type="float" office:value="0.250345723795761" calcext:value-type="float">
            <text:p>0.250345723795761</text:p>
          </table:table-cell>
          <table:table-cell office:value-type="float" office:value="0.0314115518251059" calcext:value-type="float">
            <text:p>0.0314115518251059</text:p>
          </table:table-cell>
          <table:table-cell table:number-columns-repeated="20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8775565694948" calcext:value-type="float">
            <text:p>0.238775565694948</text:p>
          </table:table-cell>
          <table:table-cell office:value-type="float" office:value="0.210662953204858" calcext:value-type="float">
            <text:p>0.210662953204858</text:p>
          </table:table-cell>
          <table:table-cell office:value-type="float" office:value="0.0281126124900907" calcext:value-type="float">
            <text:p>0.0281126124900907</text:p>
          </table:table-cell>
          <table:table-cell table:number-columns-repeated="20"/>
          <table:table-cell office:value-type="float" office:value="0.0301269016503817" calcext:value-type="float">
            <text:p>0.0301269016503817</text:p>
          </table:table-cell>
          <table:table-cell office:value-type="float" office:value="0.0362520051685247" calcext:value-type="float">
            <text:p>0.0362520051685247</text:p>
          </table:table-cell>
          <table:table-cell office:value-type="float" office:value="0.0276273251071775" calcext:value-type="float">
            <text:p>0.0276273251071775</text:p>
          </table:table-cell>
          <table:table-cell office:value-type="float" office:value="0.0409918892323104" calcext:value-type="float">
            <text:p>0.0409918892323104</text:p>
          </table:table-cell>
          <table:table-cell/>
          <table:table-cell office:value-type="float" office:value="0.229232178402401" calcext:value-type="float">
            <text:p>0.229232178402401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171615501370228" calcext:value-type="float">
            <text:p>0.17161550137022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8442643101935" calcext:value-type="float">
            <text:p>0.258442643101935</text:p>
          </table:table-cell>
          <table:table-cell office:value-type="float" office:value="0.232685635552278" calcext:value-type="float">
            <text:p>0.232685635552278</text:p>
          </table:table-cell>
          <table:table-cell office:value-type="float" office:value="0.0257570075496566" calcext:value-type="float">
            <text:p>0.0257570075496566</text:p>
          </table:table-cell>
          <table:table-cell/>
          <table:table-cell office:value-type="string" calcext:value-type="string">
            <text:p>Summer</text:p>
          </table:table-cell>
          <table:table-cell table:number-columns-repeated="3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0.0403808538187539" calcext:value-type="float">
            <text:p>0.0403808538187539</text:p>
          </table:table-cell>
          <table:table-cell office:value-type="float" office:value="0.0406788086263427" calcext:value-type="float">
            <text:p>0.0406788086263427</text:p>
          </table:table-cell>
          <table:table-cell office:value-type="float" office:value="0.0473139249531405" calcext:value-type="float">
            <text:p>0.0473139249531405</text:p>
          </table:table-cell>
          <table:table-cell office:value-type="float" office:value="0.0584189932860783" calcext:value-type="float">
            <text:p>0.0584189932860783</text:p>
          </table:table-cell>
          <table:table-cell/>
          <table:table-cell office:value-type="float" office:value="0.238968866819716" calcext:value-type="float">
            <text:p>0.238968866819716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154754717908948" calcext:value-type="float">
            <text:p>0.1547547179089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387487519453" calcext:value-type="float">
            <text:p>0.27387487519453</text:p>
          </table:table-cell>
          <table:table-cell office:value-type="float" office:value="0.251121142875069" calcext:value-type="float">
            <text:p>0.251121142875069</text:p>
          </table:table-cell>
          <table:table-cell office:value-type="float" office:value="0.0227537323194605" calcext:value-type="float">
            <text:p>0.0227537323194605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 table:number-columns-repeated="4"/>
          <table:table-cell office:value-type="float" office:value="0.0376782834111032" calcext:value-type="float">
            <text:p>0.0376782834111032</text:p>
          </table:table-cell>
          <table:table-cell office:value-type="float" office:value="0.0469988274154307" calcext:value-type="float">
            <text:p>0.0469988274154307</text:p>
          </table:table-cell>
          <table:table-cell office:value-type="float" office:value="0.0315343092470652" calcext:value-type="float">
            <text:p>0.0315343092470652</text:p>
          </table:table-cell>
          <table:table-cell office:value-type="float" office:value="0.0525444870205222" calcext:value-type="float">
            <text:p>0.0525444870205222</text:p>
          </table:table-cell>
          <table:table-cell/>
          <table:table-cell office:value-type="float" office:value="0.244517967625883" calcext:value-type="float">
            <text:p>0.24451796762588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170518921788071" calcext:value-type="float">
            <text:p>0.1705189217880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223934339969" calcext:value-type="float">
            <text:p>0.28223934339969</text:p>
          </table:table-cell>
          <table:table-cell office:value-type="float" office:value="0.239503491357184" calcext:value-type="float">
            <text:p>0.239503491357184</text:p>
          </table:table-cell>
          <table:table-cell office:value-type="float" office:value="0.0427358520425063" calcext:value-type="float">
            <text:p>0.0427358520425063</text:p>
          </table:table-cell>
          <table:table-cell/>
          <table:table-cell office:value-type="float" office:value="0.259359080052782" calcext:value-type="float">
            <text:p>0.259359080052782</text:p>
          </table:table-cell>
          <table:table-cell office:value-type="float" office:value="0.229232178402401" calcext:value-type="float">
            <text:p>0.229232178402401</text:p>
          </table:table-cell>
          <table:table-cell office:value-type="float" office:value="0.0301269016503817" calcext:value-type="float">
            <text:p>0.0301269016503817</text:p>
          </table:table-cell>
          <table:table-cell/>
          <table:table-cell office:value-type="float" office:value="0.2379545780098" calcext:value-type="float">
            <text:p>0.2379545780098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362520051685247" calcext:value-type="float">
            <text:p>0.0362520051685247</text:p>
          </table:table-cell>
          <table:table-cell/>
          <table:table-cell office:value-type="float" office:value="0.127418000236988" calcext:value-type="float">
            <text:p>0.127418000236988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0276273251071775" calcext:value-type="float">
            <text:p>0.0276273251071775</text:p>
          </table:table-cell>
          <table:table-cell/>
          <table:table-cell office:value-type="float" office:value="0.212607390602538" calcext:value-type="float">
            <text:p>0.212607390602538</text:p>
          </table:table-cell>
          <table:table-cell office:value-type="float" office:value="0.171615501370228" calcext:value-type="float">
            <text:p>0.171615501370228</text:p>
          </table:table-cell>
          <table:table-cell office:value-type="float" office:value="0.0409918892323104" calcext:value-type="float">
            <text:p>0.0409918892323104</text:p>
          </table:table-cell>
          <table:table-cell table:number-columns-repeated="4"/>
          <table:table-cell office:value-type="float" office:value="0.0482867207734971" calcext:value-type="float">
            <text:p>0.0482867207734971</text:p>
          </table:table-cell>
          <table:table-cell office:value-type="float" office:value="0.0700412093111782" calcext:value-type="float">
            <text:p>0.0700412093111782</text:p>
          </table:table-cell>
          <table:table-cell office:value-type="float" office:value="0.0341053137659421" calcext:value-type="float">
            <text:p>0.0341053137659421</text:p>
          </table:table-cell>
          <table:table-cell office:value-type="float" office:value="0.0302872255851371" calcext:value-type="float">
            <text:p>0.0302872255851371</text:p>
          </table:table-cell>
          <table:table-cell/>
          <table:table-cell office:value-type="float" office:value="0.209410247153317" calcext:value-type="float">
            <text:p>0.209410247153317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175190470694966" calcext:value-type="float">
            <text:p>0.1751904706949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5308275052017" calcext:value-type="float">
            <text:p>0.265308275052017</text:p>
          </table:table-cell>
          <table:table-cell office:value-type="float" office:value="0.239140344957418" calcext:value-type="float">
            <text:p>0.239140344957418</text:p>
          </table:table-cell>
          <table:table-cell office:value-type="float" office:value="0.0261679300945988" calcext:value-type="float">
            <text:p>0.0261679300945988</text:p>
          </table:table-cell>
          <table:table-cell/>
          <table:table-cell office:value-type="float" office:value="0.279349720638469" calcext:value-type="float">
            <text:p>0.279349720638469</text:p>
          </table:table-cell>
          <table:table-cell office:value-type="float" office:value="0.238968866819716" calcext:value-type="float">
            <text:p>0.238968866819716</text:p>
          </table:table-cell>
          <table:table-cell office:value-type="float" office:value="0.0403808538187539" calcext:value-type="float">
            <text:p>0.0403808538187539</text:p>
          </table:table-cell>
          <table:table-cell/>
          <table:table-cell office:value-type="float" office:value="0.231781916415182" calcext:value-type="float">
            <text:p>0.231781916415182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0406788086263427" calcext:value-type="float">
            <text:p>0.0406788086263427</text:p>
          </table:table-cell>
          <table:table-cell/>
          <table:table-cell office:value-type="float" office:value="0.152556048072989" calcext:value-type="float">
            <text:p>0.152556048072989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0473139249531405" calcext:value-type="float">
            <text:p>0.0473139249531405</text:p>
          </table:table-cell>
          <table:table-cell/>
          <table:table-cell office:value-type="float" office:value="0.213173711195026" calcext:value-type="float">
            <text:p>0.213173711195026</text:p>
          </table:table-cell>
          <table:table-cell office:value-type="float" office:value="0.154754717908948" calcext:value-type="float">
            <text:p>0.154754717908948</text:p>
          </table:table-cell>
          <table:table-cell office:value-type="float" office:value="0.0584189932860783" calcext:value-type="float">
            <text:p>0.0584189932860783</text:p>
          </table:table-cell>
          <table:table-cell table:number-columns-repeated="4"/>
          <table:table-cell office:value-type="float" office:value="0.0350920896072082" calcext:value-type="float">
            <text:p>0.0350920896072082</text:p>
          </table:table-cell>
          <table:table-cell office:value-type="float" office:value="0.0454704326239231" calcext:value-type="float">
            <text:p>0.0454704326239231</text:p>
          </table:table-cell>
          <table:table-cell office:value-type="float" office:value="0.0365049910308394" calcext:value-type="float">
            <text:p>0.0365049910308394</text:p>
          </table:table-cell>
          <table:table-cell office:value-type="float" office:value="0.0192496573130398" calcext:value-type="float">
            <text:p>0.0192496573130398</text:p>
          </table:table-cell>
          <table:table-cell/>
          <table:table-cell office:value-type="float" office:value="0.218727961705228" calcext:value-type="float">
            <text:p>0.218727961705228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1899777239788" calcext:value-type="float">
            <text:p>0.18997772397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5380318257006" calcext:value-type="float">
            <text:p>0.285380318257006</text:p>
          </table:table-cell>
          <table:table-cell office:value-type="float" office:value="0.253672328897386" calcext:value-type="float">
            <text:p>0.253672328897386</text:p>
          </table:table-cell>
          <table:table-cell office:value-type="float" office:value="0.0317079893596201" calcext:value-type="float">
            <text:p>0.0317079893596201</text:p>
          </table:table-cell>
          <table:table-cell/>
          <table:table-cell office:value-type="float" office:value="0.282196251036987" calcext:value-type="float">
            <text:p>0.282196251036987</text:p>
          </table:table-cell>
          <table:table-cell office:value-type="float" office:value="0.244517967625883" calcext:value-type="float">
            <text:p>0.244517967625883</text:p>
          </table:table-cell>
          <table:table-cell office:value-type="float" office:value="0.0376782834111032" calcext:value-type="float">
            <text:p>0.0376782834111032</text:p>
          </table:table-cell>
          <table:table-cell/>
          <table:table-cell office:value-type="float" office:value="0.238845125517393" calcext:value-type="float">
            <text:p>0.23884512551739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0469988274154307" calcext:value-type="float">
            <text:p>0.0469988274154307</text:p>
          </table:table-cell>
          <table:table-cell/>
          <table:table-cell office:value-type="float" office:value="0.132177130345736" calcext:value-type="float">
            <text:p>0.132177130345736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0315343092470652" calcext:value-type="float">
            <text:p>0.0315343092470652</text:p>
          </table:table-cell>
          <table:table-cell/>
          <table:table-cell office:value-type="float" office:value="0.223063408808593" calcext:value-type="float">
            <text:p>0.223063408808593</text:p>
          </table:table-cell>
          <table:table-cell office:value-type="float" office:value="0.170518921788071" calcext:value-type="float">
            <text:p>0.170518921788071</text:p>
          </table:table-cell>
          <table:table-cell office:value-type="float" office:value="0.0525444870205222" calcext:value-type="float">
            <text:p>0.0525444870205222</text:p>
          </table:table-cell>
          <table:table-cell table:number-columns-repeated="4"/>
          <table:table-cell office:value-type="float" office:value="0.0478451105918973" calcext:value-type="float">
            <text:p>0.0478451105918973</text:p>
          </table:table-cell>
          <table:table-cell office:value-type="float" office:value="0.0323300743698791" calcext:value-type="float">
            <text:p>0.0323300743698791</text:p>
          </table:table-cell>
          <table:table-cell office:value-type="float" office:value="0.0447386291240006" calcext:value-type="float">
            <text:p>0.0447386291240006</text:p>
          </table:table-cell>
          <table:table-cell office:value-type="float" office:value="0.0239931598723831" calcext:value-type="float">
            <text:p>0.0239931598723831</text:p>
          </table:table-cell>
          <table:table-cell/>
          <table:table-cell office:value-type="float" office:value="0.19996433418344" calcext:value-type="float">
            <text:p>0.1999643341834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192804881658336" calcext:value-type="float">
            <text:p>0.1928048816583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3719919317256" calcext:value-type="float">
            <text:p>0.293719919317256</text:p>
          </table:table-cell>
          <table:table-cell office:value-type="float" office:value="0.251924411011038" calcext:value-type="float">
            <text:p>0.251924411011038</text:p>
          </table:table-cell>
          <table:table-cell office:value-type="float" office:value="0.0417955083062181" calcext:value-type="float">
            <text:p>0.0417955083062181</text:p>
          </table:table-cell>
          <table:table-cell/>
          <table:table-cell office:value-type="float" office:value="0.257696967926814" calcext:value-type="float">
            <text:p>0.257696967926814</text:p>
          </table:table-cell>
          <table:table-cell office:value-type="float" office:value="0.209410247153317" calcext:value-type="float">
            <text:p>0.209410247153317</text:p>
          </table:table-cell>
          <table:table-cell office:value-type="float" office:value="0.0482867207734971" calcext:value-type="float">
            <text:p>0.0482867207734971</text:p>
          </table:table-cell>
          <table:table-cell/>
          <table:table-cell office:value-type="float" office:value="0.25137039148105" calcext:value-type="float">
            <text:p>0.25137039148105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0700412093111782" calcext:value-type="float">
            <text:p>0.0700412093111782</text:p>
          </table:table-cell>
          <table:table-cell/>
          <table:table-cell office:value-type="float" office:value="0.140414731019163" calcext:value-type="float">
            <text:p>0.140414731019163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0341053137659421" calcext:value-type="float">
            <text:p>0.0341053137659421</text:p>
          </table:table-cell>
          <table:table-cell/>
          <table:table-cell office:value-type="float" office:value="0.205477696280103" calcext:value-type="float">
            <text:p>0.205477696280103</text:p>
          </table:table-cell>
          <table:table-cell office:value-type="float" office:value="0.175190470694966" calcext:value-type="float">
            <text:p>0.175190470694966</text:p>
          </table:table-cell>
          <table:table-cell office:value-type="float" office:value="0.0302872255851371" calcext:value-type="float">
            <text:p>0.0302872255851371</text:p>
          </table:table-cell>
          <table:table-cell table:number-columns-repeated="4"/>
          <table:table-cell office:value-type="float" office:value="0.0588013909969646" calcext:value-type="float">
            <text:p>0.0588013909969646</text:p>
          </table:table-cell>
          <table:table-cell office:value-type="float" office:value="0.0419719818950865" calcext:value-type="float">
            <text:p>0.0419719818950865</text:p>
          </table:table-cell>
          <table:table-cell office:value-type="float" office:value="0.0215468333712309" calcext:value-type="float">
            <text:p>0.0215468333712309</text:p>
          </table:table-cell>
          <table:table-cell office:value-type="float" office:value="0.0357472805223682" calcext:value-type="float">
            <text:p>0.0357472805223682</text:p>
          </table:table-cell>
          <table:table-cell/>
          <table:table-cell office:value-type="float" office:value="0.225994086280871" calcext:value-type="float">
            <text:p>0.225994086280871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178978395505962" calcext:value-type="float">
            <text:p>0.1789783955059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0292684054625" calcext:value-type="float">
            <text:p>0.290292684054625</text:p>
          </table:table-cell>
          <table:table-cell office:value-type="float" office:value="0.244069931786859" calcext:value-type="float">
            <text:p>0.244069931786859</text:p>
          </table:table-cell>
          <table:table-cell office:value-type="float" office:value="0.0462227522677659" calcext:value-type="float">
            <text:p>0.0462227522677659</text:p>
          </table:table-cell>
          <table:table-cell/>
          <table:table-cell office:value-type="float" office:value="0.253820051312437" calcext:value-type="float">
            <text:p>0.253820051312437</text:p>
          </table:table-cell>
          <table:table-cell office:value-type="float" office:value="0.218727961705228" calcext:value-type="float">
            <text:p>0.218727961705228</text:p>
          </table:table-cell>
          <table:table-cell office:value-type="float" office:value="0.0350920896072082" calcext:value-type="float">
            <text:p>0.0350920896072082</text:p>
          </table:table-cell>
          <table:table-cell/>
          <table:table-cell office:value-type="float" office:value="0.233682361420072" calcext:value-type="float">
            <text:p>0.233682361420072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0454704326239231" calcext:value-type="float">
            <text:p>0.0454704326239231</text:p>
          </table:table-cell>
          <table:table-cell/>
          <table:table-cell office:value-type="float" office:value="0.143229680053152" calcext:value-type="float">
            <text:p>0.143229680053152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0365049910308394" calcext:value-type="float">
            <text:p>0.0365049910308394</text:p>
          </table:table-cell>
          <table:table-cell/>
          <table:table-cell office:value-type="float" office:value="0.20922738129184" calcext:value-type="float">
            <text:p>0.20922738129184</text:p>
          </table:table-cell>
          <table:table-cell office:value-type="float" office:value="0.1899777239788" calcext:value-type="float">
            <text:p>0.1899777239788</text:p>
          </table:table-cell>
          <table:table-cell office:value-type="float" office:value="0.0192496573130398" calcext:value-type="float">
            <text:p>0.0192496573130398</text:p>
          </table:table-cell>
          <table:table-cell table:number-columns-repeated="4"/>
          <table:table-cell office:value-type="float" office:value="0.0399505939115345" calcext:value-type="float">
            <text:p>0.0399505939115345</text:p>
          </table:table-cell>
          <table:table-cell office:value-type="float" office:value="0.041423716577526" calcext:value-type="float">
            <text:p>0.041423716577526</text:p>
          </table:table-cell>
          <table:table-cell office:value-type="float" office:value="0.0243039347169551" calcext:value-type="float">
            <text:p>0.0243039347169551</text:p>
          </table:table-cell>
          <table:table-cell office:value-type="float" office:value="0.0427885397217317" calcext:value-type="float">
            <text:p>0.0427885397217317</text:p>
          </table:table-cell>
          <table:table-cell/>
          <table:table-cell office:value-type="float" office:value="0.245839920790099" calcext:value-type="float">
            <text:p>0.245839920790099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189294758966295" calcext:value-type="float">
            <text:p>0.1892947589662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4933883920122" calcext:value-type="float">
            <text:p>0.244933883920122</text:p>
          </table:table-cell>
          <table:table-cell office:value-type="float" office:value="0.202566912867752" calcext:value-type="float">
            <text:p>0.202566912867752</text:p>
          </table:table-cell>
          <table:table-cell office:value-type="float" office:value="0.0423669710523704" calcext:value-type="float">
            <text:p>0.0423669710523704</text:p>
          </table:table-cell>
          <table:table-cell/>
          <table:table-cell office:value-type="float" office:value="0.247809444775337" calcext:value-type="float">
            <text:p>0.247809444775337</text:p>
          </table:table-cell>
          <table:table-cell office:value-type="float" office:value="0.19996433418344" calcext:value-type="float">
            <text:p>0.19996433418344</text:p>
          </table:table-cell>
          <table:table-cell office:value-type="float" office:value="0.0478451105918973" calcext:value-type="float">
            <text:p>0.0478451105918973</text:p>
          </table:table-cell>
          <table:table-cell/>
          <table:table-cell office:value-type="float" office:value="0.233936131334914" calcext:value-type="float">
            <text:p>0.23393613133491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323300743698791" calcext:value-type="float">
            <text:p>0.0323300743698791</text:p>
          </table:table-cell>
          <table:table-cell/>
          <table:table-cell office:value-type="float" office:value="0.135038539391609" calcext:value-type="float">
            <text:p>0.135038539391609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0447386291240006" calcext:value-type="float">
            <text:p>0.0447386291240006</text:p>
          </table:table-cell>
          <table:table-cell/>
          <table:table-cell office:value-type="float" office:value="0.216798041530719" calcext:value-type="float">
            <text:p>0.216798041530719</text:p>
          </table:table-cell>
          <table:table-cell office:value-type="float" office:value="0.192804881658336" calcext:value-type="float">
            <text:p>0.192804881658336</text:p>
          </table:table-cell>
          <table:table-cell office:value-type="float" office:value="0.0239931598723831" calcext:value-type="float">
            <text:p>0.0239931598723831</text:p>
          </table:table-cell>
          <table:table-cell table:number-columns-repeated="4"/>
          <table:table-cell office:value-type="float" office:value="0.0226478701936153" calcext:value-type="float">
            <text:p>0.0226478701936153</text:p>
          </table:table-cell>
          <table:table-cell office:value-type="float" office:value="0.0482770964491602" calcext:value-type="float">
            <text:p>0.0482770964491602</text:p>
          </table:table-cell>
          <table:table-cell office:value-type="float" office:value="0.0236174443215994" calcext:value-type="float">
            <text:p>0.0236174443215994</text:p>
          </table:table-cell>
          <table:table-cell office:value-type="float" office:value="0.0300357452505027" calcext:value-type="float">
            <text:p>0.0300357452505027</text:p>
          </table:table-cell>
          <table:table-cell/>
          <table:table-cell office:value-type="float" office:value="0.240764880870548" calcext:value-type="float">
            <text:p>0.240764880870548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183659175896434" calcext:value-type="float">
            <text:p>0.1836591758964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4388987764963" calcext:value-type="float">
            <text:p>0.224388987764963</text:p>
          </table:table-cell>
          <table:table-cell office:value-type="float" office:value="0.203402346003672" calcext:value-type="float">
            <text:p>0.203402346003672</text:p>
          </table:table-cell>
          <table:table-cell office:value-type="float" office:value="0.0209866417612907" calcext:value-type="float">
            <text:p>0.0209866417612907</text:p>
          </table:table-cell>
          <table:table-cell/>
          <table:table-cell office:value-type="float" office:value="0.284795477277836" calcext:value-type="float">
            <text:p>0.284795477277836</text:p>
          </table:table-cell>
          <table:table-cell office:value-type="float" office:value="0.225994086280871" calcext:value-type="float">
            <text:p>0.225994086280871</text:p>
          </table:table-cell>
          <table:table-cell office:value-type="float" office:value="0.0588013909969646" calcext:value-type="float">
            <text:p>0.0588013909969646</text:p>
          </table:table-cell>
          <table:table-cell/>
          <table:table-cell office:value-type="float" office:value="0.236079062888635" calcext:value-type="float">
            <text:p>0.236079062888635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0419719818950865" calcext:value-type="float">
            <text:p>0.0419719818950865</text:p>
          </table:table-cell>
          <table:table-cell/>
          <table:table-cell office:value-type="float" office:value="0.132966569809308" calcext:value-type="float">
            <text:p>0.13296656980930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0215468333712309" calcext:value-type="float">
            <text:p>0.0215468333712309</text:p>
          </table:table-cell>
          <table:table-cell/>
          <table:table-cell office:value-type="float" office:value="0.21472567602833" calcext:value-type="float">
            <text:p>0.21472567602833</text:p>
          </table:table-cell>
          <table:table-cell office:value-type="float" office:value="0.178978395505962" calcext:value-type="float">
            <text:p>0.178978395505962</text:p>
          </table:table-cell>
          <table:table-cell office:value-type="float" office:value="0.0357472805223682" calcext:value-type="float">
            <text:p>0.0357472805223682</text:p>
          </table:table-cell>
          <table:table-cell table:number-columns-repeated="4"/>
          <table:table-cell office:value-type="float" office:value="0.0314115518251059" calcext:value-type="float">
            <text:p>0.0314115518251059</text:p>
          </table:table-cell>
          <table:table-cell office:value-type="float" office:value="0.0230773869908595" calcext:value-type="float">
            <text:p>0.0230773869908595</text:p>
          </table:table-cell>
          <table:table-cell office:value-type="float" office:value="0.0403472383553775" calcext:value-type="float">
            <text:p>0.0403472383553775</text:p>
          </table:table-cell>
          <table:table-cell office:value-type="float" office:value="0.0315575611732768" calcext:value-type="float">
            <text:p>0.0315575611732768</text:p>
          </table:table-cell>
          <table:table-cell/>
          <table:table-cell office:value-type="float" office:value="0.250345723795761" calcext:value-type="float">
            <text:p>0.25034572379576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20982843726686" calcext:value-type="float">
            <text:p>0.2098284372668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91884232267234" calcext:value-type="float">
            <text:p>0.291884232267234</text:p>
          </table:table-cell>
          <table:table-cell office:value-type="float" office:value="0.258289592322788" calcext:value-type="float">
            <text:p>0.258289592322788</text:p>
          </table:table-cell>
          <table:table-cell office:value-type="float" office:value="0.0335946399444462" calcext:value-type="float">
            <text:p>0.0335946399444462</text:p>
          </table:table-cell>
          <table:table-cell/>
          <table:table-cell office:value-type="float" office:value="0.285790514701634" calcext:value-type="float">
            <text:p>0.285790514701634</text:p>
          </table:table-cell>
          <table:table-cell office:value-type="float" office:value="0.245839920790099" calcext:value-type="float">
            <text:p>0.245839920790099</text:p>
          </table:table-cell>
          <table:table-cell office:value-type="float" office:value="0.0399505939115345" calcext:value-type="float">
            <text:p>0.0399505939115345</text:p>
          </table:table-cell>
          <table:table-cell/>
          <table:table-cell office:value-type="float" office:value="0.242392277310895" calcext:value-type="float">
            <text:p>0.242392277310895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041423716577526" calcext:value-type="float">
            <text:p>0.041423716577526</text:p>
          </table:table-cell>
          <table:table-cell/>
          <table:table-cell office:value-type="float" office:value="0.129888104137487" calcext:value-type="float">
            <text:p>0.129888104137487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0243039347169551" calcext:value-type="float">
            <text:p>0.0243039347169551</text:p>
          </table:table-cell>
          <table:table-cell/>
          <table:table-cell office:value-type="float" office:value="0.232083298688027" calcext:value-type="float">
            <text:p>0.232083298688027</text:p>
          </table:table-cell>
          <table:table-cell office:value-type="float" office:value="0.189294758966295" calcext:value-type="float">
            <text:p>0.189294758966295</text:p>
          </table:table-cell>
          <table:table-cell office:value-type="float" office:value="0.0427885397217317" calcext:value-type="float">
            <text:p>0.0427885397217317</text:p>
          </table:table-cell>
          <table:table-cell table:number-columns-repeated="4"/>
          <table:table-cell office:value-type="float" office:value="0.0281126124900907" calcext:value-type="float">
            <text:p>0.0281126124900907</text:p>
          </table:table-cell>
          <table:table-cell office:value-type="float" office:value="0.0332324231854754" calcext:value-type="float">
            <text:p>0.0332324231854754</text:p>
          </table:table-cell>
          <table:table-cell office:value-type="float" office:value="0.0181408725388961" calcext:value-type="float">
            <text:p>0.0181408725388961</text:p>
          </table:table-cell>
          <table:table-cell office:value-type="float" office:value="0.0411328451381898" calcext:value-type="float">
            <text:p>0.0411328451381898</text:p>
          </table:table-cell>
          <table:table-cell/>
          <table:table-cell office:value-type="float" office:value="0.210662953204858" calcext:value-type="float">
            <text:p>0.210662953204858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191737948917583" calcext:value-type="float">
            <text:p>0.19173794891758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0401350885803" calcext:value-type="float">
            <text:p>0.270401350885803</text:p>
          </table:table-cell>
          <table:table-cell office:value-type="float" office:value="0.228538313738407" calcext:value-type="float">
            <text:p>0.228538313738407</text:p>
          </table:table-cell>
          <table:table-cell office:value-type="float" office:value="0.0418630371473958" calcext:value-type="float">
            <text:p>0.0418630371473958</text:p>
          </table:table-cell>
          <table:table-cell/>
          <table:table-cell office:value-type="float" office:value="0.263412751064163" calcext:value-type="float">
            <text:p>0.263412751064163</text:p>
          </table:table-cell>
          <table:table-cell office:value-type="float" office:value="0.240764880870548" calcext:value-type="float">
            <text:p>0.240764880870548</text:p>
          </table:table-cell>
          <table:table-cell office:value-type="float" office:value="0.0226478701936153" calcext:value-type="float">
            <text:p>0.0226478701936153</text:p>
          </table:table-cell>
          <table:table-cell/>
          <table:table-cell office:value-type="float" office:value="0.26248899249824" calcext:value-type="float">
            <text:p>0.26248899249824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0482770964491602" calcext:value-type="float">
            <text:p>0.0482770964491602</text:p>
          </table:table-cell>
          <table:table-cell/>
          <table:table-cell office:value-type="float" office:value="0.136784975450001" calcext:value-type="float">
            <text:p>0.136784975450001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0236174443215994" calcext:value-type="float">
            <text:p>0.0236174443215994</text:p>
          </table:table-cell>
          <table:table-cell/>
          <table:table-cell office:value-type="float" office:value="0.213694921146937" calcext:value-type="float">
            <text:p>0.213694921146937</text:p>
          </table:table-cell>
          <table:table-cell office:value-type="float" office:value="0.183659175896434" calcext:value-type="float">
            <text:p>0.183659175896434</text:p>
          </table:table-cell>
          <table:table-cell office:value-type="float" office:value="0.0300357452505027" calcext:value-type="float">
            <text:p>0.0300357452505027</text:p>
          </table:table-cell>
          <table:table-cell table:number-columns-repeated="4"/>
          <table:table-cell office:value-type="float" office:value="0.0257570075496566" calcext:value-type="float">
            <text:p>0.0257570075496566</text:p>
          </table:table-cell>
          <table:table-cell office:value-type="float" office:value="0.0165630340232291" calcext:value-type="float">
            <text:p>0.0165630340232291</text:p>
          </table:table-cell>
          <table:table-cell office:value-type="float" office:value="0.0246218899906759" calcext:value-type="float">
            <text:p>0.0246218899906759</text:p>
          </table:table-cell>
          <table:table-cell office:value-type="float" office:value="0.0318215946161026" calcext:value-type="float">
            <text:p>0.0318215946161026</text:p>
          </table:table-cell>
          <table:table-cell/>
          <table:table-cell office:value-type="float" office:value="0.232685635552278" calcext:value-type="float">
            <text:p>0.232685635552278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201400875658551" calcext:value-type="float">
            <text:p>0.2014008756585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64657264423353" calcext:value-type="float">
            <text:p>0.264657264423353</text:p>
          </table:table-cell>
          <table:table-cell office:value-type="float" office:value="0.228285817913115" calcext:value-type="float">
            <text:p>0.228285817913115</text:p>
          </table:table-cell>
          <table:table-cell office:value-type="float" office:value="0.0363714465102387" calcext:value-type="float">
            <text:p>0.0363714465102387</text:p>
          </table:table-cell>
          <table:table-cell/>
          <table:table-cell office:value-type="float" office:value="0.281757275620867" calcext:value-type="float">
            <text:p>0.281757275620867</text:p>
          </table:table-cell>
          <table:table-cell office:value-type="float" office:value="0.250345723795761" calcext:value-type="float">
            <text:p>0.250345723795761</text:p>
          </table:table-cell>
          <table:table-cell office:value-type="float" office:value="0.0314115518251059" calcext:value-type="float">
            <text:p>0.0314115518251059</text:p>
          </table:table-cell>
          <table:table-cell/>
          <table:table-cell office:value-type="float" office:value="0.240894165784321" calcext:value-type="float">
            <text:p>0.24089416578432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0230773869908595" calcext:value-type="float">
            <text:p>0.0230773869908595</text:p>
          </table:table-cell>
          <table:table-cell/>
          <table:table-cell office:value-type="float" office:value="0.154105358116057" calcext:value-type="float">
            <text:p>0.154105358116057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0403472383553775" calcext:value-type="float">
            <text:p>0.0403472383553775</text:p>
          </table:table-cell>
          <table:table-cell/>
          <table:table-cell office:value-type="float" office:value="0.241385998440137" calcext:value-type="float">
            <text:p>0.241385998440137</text:p>
          </table:table-cell>
          <table:table-cell office:value-type="float" office:value="0.20982843726686" calcext:value-type="float">
            <text:p>0.20982843726686</text:p>
          </table:table-cell>
          <table:table-cell office:value-type="float" office:value="0.0315575611732768" calcext:value-type="float">
            <text:p>0.0315575611732768</text:p>
          </table:table-cell>
          <table:table-cell table:number-columns-repeated="4"/>
          <table:table-cell office:value-type="float" office:value="0.0227537323194605" calcext:value-type="float">
            <text:p>0.0227537323194605</text:p>
          </table:table-cell>
          <table:table-cell office:value-type="float" office:value="0.0503722373568112" calcext:value-type="float">
            <text:p>0.0503722373568112</text:p>
          </table:table-cell>
          <table:table-cell office:value-type="float" office:value="0.0352487544218812" calcext:value-type="float">
            <text:p>0.0352487544218812</text:p>
          </table:table-cell>
          <table:table-cell office:value-type="float" office:value="0.0304773007034782" calcext:value-type="float">
            <text:p>0.0304773007034782</text:p>
          </table:table-cell>
          <table:table-cell/>
          <table:table-cell office:value-type="float" office:value="0.251121142875069" calcext:value-type="float">
            <text:p>0.251121142875069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189233223353308" calcext:value-type="float">
            <text:p>0.1892332233533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3255292652226" calcext:value-type="float">
            <text:p>0.233255292652226</text:p>
          </table:table-cell>
          <table:table-cell office:value-type="float" office:value="0.210819253271124" calcext:value-type="float">
            <text:p>0.210819253271124</text:p>
          </table:table-cell>
          <table:table-cell office:value-type="float" office:value="0.0224360393811027" calcext:value-type="float">
            <text:p>0.0224360393811027</text:p>
          </table:table-cell>
          <table:table-cell/>
          <table:table-cell office:value-type="float" office:value="0.238775565694948" calcext:value-type="float">
            <text:p>0.238775565694948</text:p>
          </table:table-cell>
          <table:table-cell office:value-type="float" office:value="0.210662953204858" calcext:value-type="float">
            <text:p>0.210662953204858</text:p>
          </table:table-cell>
          <table:table-cell office:value-type="float" office:value="0.0281126124900907" calcext:value-type="float">
            <text:p>0.0281126124900907</text:p>
          </table:table-cell>
          <table:table-cell/>
          <table:table-cell office:value-type="float" office:value="0.232889062592884" calcext:value-type="float">
            <text:p>0.232889062592884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0332324231854754" calcext:value-type="float">
            <text:p>0.0332324231854754</text:p>
          </table:table-cell>
          <table:table-cell/>
          <table:table-cell office:value-type="float" office:value="0.125134669358739" calcext:value-type="float">
            <text:p>0.125134669358739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0181408725388961" calcext:value-type="float">
            <text:p>0.0181408725388961</text:p>
          </table:table-cell>
          <table:table-cell/>
          <table:table-cell office:value-type="float" office:value="0.232870794055773" calcext:value-type="float">
            <text:p>0.232870794055773</text:p>
          </table:table-cell>
          <table:table-cell office:value-type="float" office:value="0.191737948917583" calcext:value-type="float">
            <text:p>0.191737948917583</text:p>
          </table:table-cell>
          <table:table-cell office:value-type="float" office:value="0.0411328451381898" calcext:value-type="float">
            <text:p>0.0411328451381898</text:p>
          </table:table-cell>
          <table:table-cell table:number-columns-repeated="4"/>
          <table:table-cell office:value-type="float" office:value="0.0427358520425063" calcext:value-type="float">
            <text:p>0.0427358520425063</text:p>
          </table:table-cell>
          <table:table-cell office:value-type="float" office:value="0.0609148499893969" calcext:value-type="float">
            <text:p>0.0609148499893969</text:p>
          </table:table-cell>
          <table:table-cell office:value-type="float" office:value="0.0270298504871944" calcext:value-type="float">
            <text:p>0.0270298504871944</text:p>
          </table:table-cell>
          <table:table-cell office:value-type="float" office:value="0.0427544328597691" calcext:value-type="float">
            <text:p>0.0427544328597691</text:p>
          </table:table-cell>
          <table:table-cell/>
          <table:table-cell office:value-type="float" office:value="0.239503491357184" calcext:value-type="float">
            <text:p>0.239503491357184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190460757259802" calcext:value-type="float">
            <text:p>0.1904607572598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231285562972" calcext:value-type="float">
            <text:p>0.22231285562972</text:p>
          </table:table-cell>
          <table:table-cell office:value-type="float" office:value="0.196589153963488" calcext:value-type="float">
            <text:p>0.196589153963488</text:p>
          </table:table-cell>
          <table:table-cell office:value-type="float" office:value="0.0257237016662321" calcext:value-type="float">
            <text:p>0.0257237016662321</text:p>
          </table:table-cell>
          <table:table-cell/>
          <table:table-cell office:value-type="float" office:value="0.258442643101935" calcext:value-type="float">
            <text:p>0.258442643101935</text:p>
          </table:table-cell>
          <table:table-cell office:value-type="float" office:value="0.232685635552278" calcext:value-type="float">
            <text:p>0.232685635552278</text:p>
          </table:table-cell>
          <table:table-cell office:value-type="float" office:value="0.0257570075496566" calcext:value-type="float">
            <text:p>0.0257570075496566</text:p>
          </table:table-cell>
          <table:table-cell/>
          <table:table-cell office:value-type="float" office:value="0.192915740080214" calcext:value-type="float">
            <text:p>0.192915740080214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0165630340232291" calcext:value-type="float">
            <text:p>0.0165630340232291</text:p>
          </table:table-cell>
          <table:table-cell/>
          <table:table-cell office:value-type="float" office:value="0.138605350752145" calcext:value-type="float">
            <text:p>0.13860535075214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0246218899906759" calcext:value-type="float">
            <text:p>0.0246218899906759</text:p>
          </table:table-cell>
          <table:table-cell/>
          <table:table-cell office:value-type="float" office:value="0.233222470274654" calcext:value-type="float">
            <text:p>0.233222470274654</text:p>
          </table:table-cell>
          <table:table-cell office:value-type="float" office:value="0.201400875658551" calcext:value-type="float">
            <text:p>0.201400875658551</text:p>
          </table:table-cell>
          <table:table-cell office:value-type="float" office:value="0.0318215946161026" calcext:value-type="float">
            <text:p>0.0318215946161026</text:p>
          </table:table-cell>
          <table:table-cell table:number-columns-repeated="4"/>
          <table:table-cell office:value-type="float" office:value="0.0261679300945988" calcext:value-type="float">
            <text:p>0.0261679300945988</text:p>
          </table:table-cell>
          <table:table-cell office:value-type="float" office:value="0.0341354283470517" calcext:value-type="float">
            <text:p>0.0341354283470517</text:p>
          </table:table-cell>
          <table:table-cell office:value-type="float" office:value="0.021336343485606" calcext:value-type="float">
            <text:p>0.021336343485606</text:p>
          </table:table-cell>
          <table:table-cell office:value-type="float" office:value="0.0494683134652772" calcext:value-type="float">
            <text:p>0.0494683134652772</text:p>
          </table:table-cell>
          <table:table-cell/>
          <table:table-cell office:value-type="float" office:value="0.239140344957418" calcext:value-type="float">
            <text:p>0.239140344957418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190966905717321" calcext:value-type="float">
            <text:p>0.19096690571732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43389608124331" calcext:value-type="float">
            <text:p>0.243389608124331</text:p>
          </table:table-cell>
          <table:table-cell office:value-type="float" office:value="0.21369629926806" calcext:value-type="float">
            <text:p>0.21369629926806</text:p>
          </table:table-cell>
          <table:table-cell office:value-type="float" office:value="0.0296933088562708" calcext:value-type="float">
            <text:p>0.0296933088562708</text:p>
          </table:table-cell>
          <table:table-cell/>
          <table:table-cell office:value-type="float" office:value="0.27387487519453" calcext:value-type="float">
            <text:p>0.27387487519453</text:p>
          </table:table-cell>
          <table:table-cell office:value-type="float" office:value="0.251121142875069" calcext:value-type="float">
            <text:p>0.251121142875069</text:p>
          </table:table-cell>
          <table:table-cell office:value-type="float" office:value="0.0227537323194605" calcext:value-type="float">
            <text:p>0.0227537323194605</text:p>
          </table:table-cell>
          <table:table-cell/>
          <table:table-cell office:value-type="float" office:value="0.224136360905518" calcext:value-type="float">
            <text:p>0.224136360905518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0503722373568112" calcext:value-type="float">
            <text:p>0.0503722373568112</text:p>
          </table:table-cell>
          <table:table-cell/>
          <table:table-cell office:value-type="float" office:value="0.151730258281331" calcext:value-type="float">
            <text:p>0.151730258281331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0352487544218812" calcext:value-type="float">
            <text:p>0.0352487544218812</text:p>
          </table:table-cell>
          <table:table-cell/>
          <table:table-cell office:value-type="float" office:value="0.219710524056786" calcext:value-type="float">
            <text:p>0.219710524056786</text:p>
          </table:table-cell>
          <table:table-cell office:value-type="float" office:value="0.189233223353308" calcext:value-type="float">
            <text:p>0.189233223353308</text:p>
          </table:table-cell>
          <table:table-cell office:value-type="float" office:value="0.0304773007034782" calcext:value-type="float">
            <text:p>0.0304773007034782</text:p>
          </table:table-cell>
          <table:table-cell table:number-columns-repeated="4"/>
          <table:table-cell office:value-type="float" office:value="0.0317079893596201" calcext:value-type="float">
            <text:p>0.0317079893596201</text:p>
          </table:table-cell>
          <table:table-cell office:value-type="float" office:value="0.0216231325621053" calcext:value-type="float">
            <text:p>0.0216231325621053</text:p>
          </table:table-cell>
          <table:table-cell office:value-type="float" office:value="0.0314604116784113" calcext:value-type="float">
            <text:p>0.0314604116784113</text:p>
          </table:table-cell>
          <table:table-cell office:value-type="float" office:value="0.0451672332317536" calcext:value-type="float">
            <text:p>0.0451672332317536</text:p>
          </table:table-cell>
          <table:table-cell/>
          <table:table-cell office:value-type="float" office:value="0.253672328897386" calcext:value-type="float">
            <text:p>0.253672328897386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198561283229648" calcext:value-type="float">
            <text:p>0.1985612832296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4118555745772" calcext:value-type="float">
            <text:p>0.224118555745772</text:p>
          </table:table-cell>
          <table:table-cell office:value-type="float" office:value="0.195655012418103" calcext:value-type="float">
            <text:p>0.195655012418103</text:p>
          </table:table-cell>
          <table:table-cell office:value-type="float" office:value="0.0284635433276688" calcext:value-type="float">
            <text:p>0.0284635433276688</text:p>
          </table:table-cell>
          <table:table-cell/>
          <table:table-cell office:value-type="float" office:value="0.28223934339969" calcext:value-type="float">
            <text:p>0.28223934339969</text:p>
          </table:table-cell>
          <table:table-cell office:value-type="float" office:value="0.239503491357184" calcext:value-type="float">
            <text:p>0.239503491357184</text:p>
          </table:table-cell>
          <table:table-cell office:value-type="float" office:value="0.0427358520425063" calcext:value-type="float">
            <text:p>0.0427358520425063</text:p>
          </table:table-cell>
          <table:table-cell/>
          <table:table-cell office:value-type="float" office:value="0.243268853929561" calcext:value-type="float">
            <text:p>0.243268853929561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0609148499893969" calcext:value-type="float">
            <text:p>0.0609148499893969</text:p>
          </table:table-cell>
          <table:table-cell/>
          <table:table-cell office:value-type="float" office:value="0.135184592200007" calcext:value-type="float">
            <text:p>0.135184592200007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0270298504871944" calcext:value-type="float">
            <text:p>0.0270298504871944</text:p>
          </table:table-cell>
          <table:table-cell/>
          <table:table-cell office:value-type="float" office:value="0.233215190119571" calcext:value-type="float">
            <text:p>0.233215190119571</text:p>
          </table:table-cell>
          <table:table-cell office:value-type="float" office:value="0.190460757259802" calcext:value-type="float">
            <text:p>0.190460757259802</text:p>
          </table:table-cell>
          <table:table-cell office:value-type="float" office:value="0.0427544328597691" calcext:value-type="float">
            <text:p>0.0427544328597691</text:p>
          </table:table-cell>
          <table:table-cell table:number-columns-repeated="4"/>
          <table:table-cell office:value-type="float" office:value="0.0417955083062181" calcext:value-type="float">
            <text:p>0.0417955083062181</text:p>
          </table:table-cell>
          <table:table-cell office:value-type="float" office:value="0.0268748370739568" calcext:value-type="float">
            <text:p>0.0268748370739568</text:p>
          </table:table-cell>
          <table:table-cell office:value-type="float" office:value="0.0265542756986755" calcext:value-type="float">
            <text:p>0.0265542756986755</text:p>
          </table:table-cell>
          <table:table-cell office:value-type="float" office:value="0.0224298184813171" calcext:value-type="float">
            <text:p>0.0224298184813171</text:p>
          </table:table-cell>
          <table:table-cell/>
          <table:table-cell office:value-type="float" office:value="0.251924411011038" calcext:value-type="float">
            <text:p>0.251924411011038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191450887810175" calcext:value-type="float">
            <text:p>0.1914508878101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52090365640791" calcext:value-type="float">
            <text:p>0.252090365640791</text:p>
          </table:table-cell>
          <table:table-cell office:value-type="float" office:value="0.220227559341779" calcext:value-type="float">
            <text:p>0.220227559341779</text:p>
          </table:table-cell>
          <table:table-cell office:value-type="float" office:value="0.031862806299012" calcext:value-type="float">
            <text:p>0.031862806299012</text:p>
          </table:table-cell>
          <table:table-cell/>
          <table:table-cell office:value-type="float" office:value="0.265308275052017" calcext:value-type="float">
            <text:p>0.265308275052017</text:p>
          </table:table-cell>
          <table:table-cell office:value-type="float" office:value="0.239140344957418" calcext:value-type="float">
            <text:p>0.239140344957418</text:p>
          </table:table-cell>
          <table:table-cell office:value-type="float" office:value="0.0261679300945988" calcext:value-type="float">
            <text:p>0.0261679300945988</text:p>
          </table:table-cell>
          <table:table-cell/>
          <table:table-cell office:value-type="float" office:value="0.199670719296063" calcext:value-type="float">
            <text:p>0.199670719296063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0341354283470517" calcext:value-type="float">
            <text:p>0.0341354283470517</text:p>
          </table:table-cell>
          <table:table-cell/>
          <table:table-cell office:value-type="float" office:value="0.133199614849363" calcext:value-type="float">
            <text:p>0.133199614849363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021336343485606" calcext:value-type="float">
            <text:p>0.021336343485606</text:p>
          </table:table-cell>
          <table:table-cell/>
          <table:table-cell office:value-type="float" office:value="0.240435219182598" calcext:value-type="float">
            <text:p>0.240435219182598</text:p>
          </table:table-cell>
          <table:table-cell office:value-type="float" office:value="0.190966905717321" calcext:value-type="float">
            <text:p>0.190966905717321</text:p>
          </table:table-cell>
          <table:table-cell office:value-type="float" office:value="0.0494683134652772" calcext:value-type="float">
            <text:p>0.0494683134652772</text:p>
          </table:table-cell>
          <table:table-cell table:number-columns-repeated="4"/>
          <table:table-cell office:value-type="float" office:value="0.0462227522677659" calcext:value-type="float">
            <text:p>0.0462227522677659</text:p>
          </table:table-cell>
          <table:table-cell office:value-type="float" office:value="0.0496380170684522" calcext:value-type="float">
            <text:p>0.0496380170684522</text:p>
          </table:table-cell>
          <table:table-cell office:value-type="float" office:value="0.0394793216039094" calcext:value-type="float">
            <text:p>0.0394793216039094</text:p>
          </table:table-cell>
          <table:table-cell office:value-type="float" office:value="0.0300830097295166" calcext:value-type="float">
            <text:p>0.0300830097295166</text:p>
          </table:table-cell>
          <table:table-cell/>
          <table:table-cell office:value-type="float" office:value="0.244069931786859" calcext:value-type="float">
            <text:p>0.244069931786859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181771905758605" calcext:value-type="float">
            <text:p>0.1817719057586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0564840802618" calcext:value-type="float">
            <text:p>0.250564840802618</text:p>
          </table:table-cell>
          <table:table-cell office:value-type="float" office:value="0.214346016722505" calcext:value-type="float">
            <text:p>0.214346016722505</text:p>
          </table:table-cell>
          <table:table-cell office:value-type="float" office:value="0.0362188240801122" calcext:value-type="float">
            <text:p>0.0362188240801122</text:p>
          </table:table-cell>
          <table:table-cell/>
          <table:table-cell office:value-type="float" office:value="0.285380318257006" calcext:value-type="float">
            <text:p>0.285380318257006</text:p>
          </table:table-cell>
          <table:table-cell office:value-type="float" office:value="0.253672328897386" calcext:value-type="float">
            <text:p>0.253672328897386</text:p>
          </table:table-cell>
          <table:table-cell office:value-type="float" office:value="0.0317079893596201" calcext:value-type="float">
            <text:p>0.0317079893596201</text:p>
          </table:table-cell>
          <table:table-cell/>
          <table:table-cell office:value-type="float" office:value="0.192866876206035" calcext:value-type="float">
            <text:p>0.192866876206035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216231325621053" calcext:value-type="float">
            <text:p>0.0216231325621053</text:p>
          </table:table-cell>
          <table:table-cell/>
          <table:table-cell office:value-type="float" office:value="0.130677389377731" calcext:value-type="float">
            <text:p>0.130677389377731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0314604116784113" calcext:value-type="float">
            <text:p>0.0314604116784113</text:p>
          </table:table-cell>
          <table:table-cell/>
          <table:table-cell office:value-type="float" office:value="0.243728516461402" calcext:value-type="float">
            <text:p>0.243728516461402</text:p>
          </table:table-cell>
          <table:table-cell office:value-type="float" office:value="0.198561283229648" calcext:value-type="float">
            <text:p>0.198561283229648</text:p>
          </table:table-cell>
          <table:table-cell office:value-type="float" office:value="0.0451672332317536" calcext:value-type="float">
            <text:p>0.0451672332317536</text:p>
          </table:table-cell>
          <table:table-cell table:number-columns-repeated="4"/>
          <table:table-cell office:value-type="float" office:value="0.0423669710523704" calcext:value-type="float">
            <text:p>0.0423669710523704</text:p>
          </table:table-cell>
          <table:table-cell office:value-type="float" office:value="0.0568822042094197" calcext:value-type="float">
            <text:p>0.0568822042094197</text:p>
          </table:table-cell>
          <table:table-cell office:value-type="float" office:value="0.0323262998461871" calcext:value-type="float">
            <text:p>0.0323262998461871</text:p>
          </table:table-cell>
          <table:table-cell office:value-type="float" office:value="0.0531232054966354" calcext:value-type="float">
            <text:p>0.0531232054966354</text:p>
          </table:table-cell>
          <table:table-cell/>
          <table:table-cell office:value-type="float" office:value="0.202566912867752" calcext:value-type="float">
            <text:p>0.202566912867752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207470676127367" calcext:value-type="float">
            <text:p>0.2074706761273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5463589235114" calcext:value-type="float">
            <text:p>0.255463589235114</text:p>
          </table:table-cell>
          <table:table-cell office:value-type="float" office:value="0.207577504334067" calcext:value-type="float">
            <text:p>0.207577504334067</text:p>
          </table:table-cell>
          <table:table-cell office:value-type="float" office:value="0.0478860849010467" calcext:value-type="float">
            <text:p>0.0478860849010467</text:p>
          </table:table-cell>
          <table:table-cell/>
          <table:table-cell office:value-type="float" office:value="0.293719919317256" calcext:value-type="float">
            <text:p>0.293719919317256</text:p>
          </table:table-cell>
          <table:table-cell office:value-type="float" office:value="0.251924411011038" calcext:value-type="float">
            <text:p>0.251924411011038</text:p>
          </table:table-cell>
          <table:table-cell office:value-type="float" office:value="0.0417955083062181" calcext:value-type="float">
            <text:p>0.0417955083062181</text:p>
          </table:table-cell>
          <table:table-cell/>
          <table:table-cell office:value-type="float" office:value="0.192122494692977" calcext:value-type="float">
            <text:p>0.192122494692977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0268748370739568" calcext:value-type="float">
            <text:p>0.0268748370739568</text:p>
          </table:table-cell>
          <table:table-cell/>
          <table:table-cell office:value-type="float" office:value="0.129532014254045" calcext:value-type="float">
            <text:p>0.129532014254045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0265542756986755" calcext:value-type="float">
            <text:p>0.0265542756986755</text:p>
          </table:table-cell>
          <table:table-cell/>
          <table:table-cell office:value-type="float" office:value="0.213880706291493" calcext:value-type="float">
            <text:p>0.213880706291493</text:p>
          </table:table-cell>
          <table:table-cell office:value-type="float" office:value="0.191450887810175" calcext:value-type="float">
            <text:p>0.191450887810175</text:p>
          </table:table-cell>
          <table:table-cell office:value-type="float" office:value="0.0224298184813171" calcext:value-type="float">
            <text:p>0.0224298184813171</text:p>
          </table:table-cell>
          <table:table-cell table:number-columns-repeated="4"/>
          <table:table-cell office:value-type="float" office:value="0.0209866417612907" calcext:value-type="float">
            <text:p>0.0209866417612907</text:p>
          </table:table-cell>
          <table:table-cell office:value-type="float" office:value="0.0424086459528022" calcext:value-type="float">
            <text:p>0.0424086459528022</text:p>
          </table:table-cell>
          <table:table-cell office:value-type="float" office:value="0.0507680042067071" calcext:value-type="float">
            <text:p>0.0507680042067071</text:p>
          </table:table-cell>
          <table:table-cell office:value-type="float" office:value="0.0642301443664335" calcext:value-type="float">
            <text:p>0.0642301443664335</text:p>
          </table:table-cell>
          <table:table-cell/>
          <table:table-cell office:value-type="float" office:value="0.203402346003672" calcext:value-type="float">
            <text:p>0.203402346003672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196011132945751" calcext:value-type="float">
            <text:p>0.1960111329457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0759783812515" calcext:value-type="float">
            <text:p>0.250759783812515</text:p>
          </table:table-cell>
          <table:table-cell office:value-type="float" office:value="0.202177569710537" calcext:value-type="float">
            <text:p>0.202177569710537</text:p>
          </table:table-cell>
          <table:table-cell office:value-type="float" office:value="0.048582214101978" calcext:value-type="float">
            <text:p>0.048582214101978</text:p>
          </table:table-cell>
          <table:table-cell/>
          <table:table-cell office:value-type="float" office:value="0.290292684054625" calcext:value-type="float">
            <text:p>0.290292684054625</text:p>
          </table:table-cell>
          <table:table-cell office:value-type="float" office:value="0.244069931786859" calcext:value-type="float">
            <text:p>0.244069931786859</text:p>
          </table:table-cell>
          <table:table-cell office:value-type="float" office:value="0.0462227522677659" calcext:value-type="float">
            <text:p>0.0462227522677659</text:p>
          </table:table-cell>
          <table:table-cell/>
          <table:table-cell office:value-type="float" office:value="0.222902691618493" calcext:value-type="float">
            <text:p>0.222902691618493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0496380170684522" calcext:value-type="float">
            <text:p>0.0496380170684522</text:p>
          </table:table-cell>
          <table:table-cell/>
          <table:table-cell office:value-type="float" office:value="0.143232160000895" calcext:value-type="float">
            <text:p>0.143232160000895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0394793216039094" calcext:value-type="float">
            <text:p>0.0394793216039094</text:p>
          </table:table-cell>
          <table:table-cell/>
          <table:table-cell office:value-type="float" office:value="0.211854915488121" calcext:value-type="float">
            <text:p>0.211854915488121</text:p>
          </table:table-cell>
          <table:table-cell office:value-type="float" office:value="0.181771905758605" calcext:value-type="float">
            <text:p>0.181771905758605</text:p>
          </table:table-cell>
          <table:table-cell office:value-type="float" office:value="0.0300830097295166" calcext:value-type="float">
            <text:p>0.0300830097295166</text:p>
          </table:table-cell>
          <table:table-cell table:number-columns-repeated="4"/>
          <table:table-cell office:value-type="float" office:value="0.0335946399444462" calcext:value-type="float">
            <text:p>0.0335946399444462</text:p>
          </table:table-cell>
          <table:table-cell office:value-type="float" office:value="0.0314209297574281" calcext:value-type="float">
            <text:p>0.0314209297574281</text:p>
          </table:table-cell>
          <table:table-cell office:value-type="float" office:value="0.0533398274595847" calcext:value-type="float">
            <text:p>0.0533398274595847</text:p>
          </table:table-cell>
          <table:table-cell office:value-type="float" office:value="0.0178390532828551" calcext:value-type="float">
            <text:p>0.0178390532828551</text:p>
          </table:table-cell>
          <table:table-cell/>
          <table:table-cell office:value-type="float" office:value="0.258289592322788" calcext:value-type="float">
            <text:p>0.258289592322788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193598477167576" calcext:value-type="float">
            <text:p>0.19359847716757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3073096066723" calcext:value-type="float">
            <text:p>0.233073096066723</text:p>
          </table:table-cell>
          <table:table-cell office:value-type="float" office:value="0.203658605154796" calcext:value-type="float">
            <text:p>0.203658605154796</text:p>
          </table:table-cell>
          <table:table-cell office:value-type="float" office:value="0.029414490911927" calcext:value-type="float">
            <text:p>0.029414490911927</text:p>
          </table:table-cell>
          <table:table-cell/>
          <table:table-cell office:value-type="float" office:value="0.244933883920122" calcext:value-type="float">
            <text:p>0.244933883920122</text:p>
          </table:table-cell>
          <table:table-cell office:value-type="float" office:value="0.202566912867752" calcext:value-type="float">
            <text:p>0.202566912867752</text:p>
          </table:table-cell>
          <table:table-cell office:value-type="float" office:value="0.0423669710523704" calcext:value-type="float">
            <text:p>0.0423669710523704</text:p>
          </table:table-cell>
          <table:table-cell/>
          <table:table-cell office:value-type="float" office:value="0.241731175653105" calcext:value-type="float">
            <text:p>0.241731175653105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0568822042094197" calcext:value-type="float">
            <text:p>0.0568822042094197</text:p>
          </table:table-cell>
          <table:table-cell/>
          <table:table-cell office:value-type="float" office:value="0.141685743723128" calcext:value-type="float">
            <text:p>0.141685743723128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0323262998461871" calcext:value-type="float">
            <text:p>0.0323262998461871</text:p>
          </table:table-cell>
          <table:table-cell/>
          <table:table-cell office:value-type="float" office:value="0.260593881624003" calcext:value-type="float">
            <text:p>0.260593881624003</text:p>
          </table:table-cell>
          <table:table-cell office:value-type="float" office:value="0.207470676127367" calcext:value-type="float">
            <text:p>0.207470676127367</text:p>
          </table:table-cell>
          <table:table-cell office:value-type="float" office:value="0.0531232054966354" calcext:value-type="float">
            <text:p>0.0531232054966354</text:p>
          </table:table-cell>
          <table:table-cell table:number-columns-repeated="4"/>
          <table:table-cell office:value-type="float" office:value="0.0418630371473958" calcext:value-type="float">
            <text:p>0.0418630371473958</text:p>
          </table:table-cell>
          <table:table-cell office:value-type="float" office:value="0.0502983798344509" calcext:value-type="float">
            <text:p>0.0502983798344509</text:p>
          </table:table-cell>
          <table:table-cell office:value-type="float" office:value="0.03644146389928" calcext:value-type="float">
            <text:p>0.03644146389928</text:p>
          </table:table-cell>
          <table:table-cell office:value-type="float" office:value="0.00944956441081782" calcext:value-type="float">
            <text:p>0.00944956441081782</text:p>
          </table:table-cell>
          <table:table-cell/>
          <table:table-cell office:value-type="float" office:value="0.228538313738407" calcext:value-type="float">
            <text:p>0.228538313738407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194789741312436" calcext:value-type="float">
            <text:p>0.19478974131243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53953076727776" calcext:value-type="float">
            <text:p>0.253953076727776</text:p>
          </table:table-cell>
          <table:table-cell office:value-type="float" office:value="0.219218733561697" calcext:value-type="float">
            <text:p>0.219218733561697</text:p>
          </table:table-cell>
          <table:table-cell office:value-type="float" office:value="0.0347343431660791" calcext:value-type="float">
            <text:p>0.0347343431660791</text:p>
          </table:table-cell>
          <table:table-cell/>
          <table:table-cell office:value-type="float" office:value="0.224388987764963" calcext:value-type="float">
            <text:p>0.224388987764963</text:p>
          </table:table-cell>
          <table:table-cell office:value-type="float" office:value="0.203402346003672" calcext:value-type="float">
            <text:p>0.203402346003672</text:p>
          </table:table-cell>
          <table:table-cell office:value-type="float" office:value="0.0209866417612907" calcext:value-type="float">
            <text:p>0.0209866417612907</text:p>
          </table:table-cell>
          <table:table-cell/>
          <table:table-cell office:value-type="float" office:value="0.187546445373074" calcext:value-type="float">
            <text:p>0.187546445373074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0424086459528022" calcext:value-type="float">
            <text:p>0.0424086459528022</text:p>
          </table:table-cell>
          <table:table-cell/>
          <table:table-cell office:value-type="float" office:value="0.155978164837995" calcext:value-type="float">
            <text:p>0.155978164837995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0507680042067071" calcext:value-type="float">
            <text:p>0.0507680042067071</text:p>
          </table:table-cell>
          <table:table-cell/>
          <table:table-cell office:value-type="float" office:value="0.260241277312185" calcext:value-type="float">
            <text:p>0.260241277312185</text:p>
          </table:table-cell>
          <table:table-cell office:value-type="float" office:value="0.196011132945751" calcext:value-type="float">
            <text:p>0.196011132945751</text:p>
          </table:table-cell>
          <table:table-cell office:value-type="float" office:value="0.0642301443664335" calcext:value-type="float">
            <text:p>0.0642301443664335</text:p>
          </table:table-cell>
          <table:table-cell table:number-columns-repeated="4"/>
          <table:table-cell office:value-type="float" office:value="0.0363714465102387" calcext:value-type="float">
            <text:p>0.0363714465102387</text:p>
          </table:table-cell>
          <table:table-cell office:value-type="float" office:value="0.0192793786340649" calcext:value-type="float">
            <text:p>0.0192793786340649</text:p>
          </table:table-cell>
          <table:table-cell office:value-type="float" office:value="0.0213580857850097" calcext:value-type="float">
            <text:p>0.0213580857850097</text:p>
          </table:table-cell>
          <table:table-cell office:value-type="float" office:value="0.0257667747767131" calcext:value-type="float">
            <text:p>0.0257667747767131</text:p>
          </table:table-cell>
          <table:table-cell/>
          <table:table-cell office:value-type="float" office:value="0.228285817913115" calcext:value-type="float">
            <text:p>0.228285817913115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203252342579331" calcext:value-type="float">
            <text:p>0.2032523425793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9838535154975" calcext:value-type="float">
            <text:p>0.289838535154975</text:p>
          </table:table-cell>
          <table:table-cell office:value-type="float" office:value="0.246112078804425" calcext:value-type="float">
            <text:p>0.246112078804425</text:p>
          </table:table-cell>
          <table:table-cell office:value-type="float" office:value="0.0437264563505499" calcext:value-type="float">
            <text:p>0.0437264563505499</text:p>
          </table:table-cell>
          <table:table-cell/>
          <table:table-cell office:value-type="float" office:value="0.291884232267234" calcext:value-type="float">
            <text:p>0.291884232267234</text:p>
          </table:table-cell>
          <table:table-cell office:value-type="float" office:value="0.258289592322788" calcext:value-type="float">
            <text:p>0.258289592322788</text:p>
          </table:table-cell>
          <table:table-cell office:value-type="float" office:value="0.0335946399444462" calcext:value-type="float">
            <text:p>0.0335946399444462</text:p>
          </table:table-cell>
          <table:table-cell/>
          <table:table-cell office:value-type="float" office:value="0.196850070148825" calcext:value-type="float">
            <text:p>0.196850070148825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0314209297574281" calcext:value-type="float">
            <text:p>0.0314209297574281</text:p>
          </table:table-cell>
          <table:table-cell/>
          <table:table-cell office:value-type="float" office:value="0.163130411652567" calcext:value-type="float">
            <text:p>0.16313041165256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0533398274595847" calcext:value-type="float">
            <text:p>0.0533398274595847</text:p>
          </table:table-cell>
          <table:table-cell/>
          <table:table-cell office:value-type="float" office:value="0.211437530450431" calcext:value-type="float">
            <text:p>0.211437530450431</text:p>
          </table:table-cell>
          <table:table-cell office:value-type="float" office:value="0.193598477167576" calcext:value-type="float">
            <text:p>0.193598477167576</text:p>
          </table:table-cell>
          <table:table-cell office:value-type="float" office:value="0.0178390532828551" calcext:value-type="float">
            <text:p>0.0178390532828551</text:p>
          </table:table-cell>
          <table:table-cell table:number-columns-repeated="4"/>
          <table:table-cell office:value-type="float" office:value="0.0224360393811027" calcext:value-type="float">
            <text:p>0.0224360393811027</text:p>
          </table:table-cell>
          <table:table-cell office:value-type="float" office:value="0.020017577693993" calcext:value-type="float">
            <text:p>0.020017577693993</text:p>
          </table:table-cell>
          <table:table-cell office:value-type="float" office:value="0.0082813400386635" calcext:value-type="float">
            <text:p>0.0082813400386635</text:p>
          </table:table-cell>
          <table:table-cell office:value-type="float" office:value="0.0317096024942389" calcext:value-type="float">
            <text:p>0.0317096024942389</text:p>
          </table:table-cell>
          <table:table-cell/>
          <table:table-cell office:value-type="float" office:value="0.210819253271124" calcext:value-type="float">
            <text:p>0.210819253271124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233316742824394" calcext:value-type="float">
            <text:p>0.2333167428243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5846047237293" calcext:value-type="float">
            <text:p>0.275846047237293</text:p>
          </table:table-cell>
          <table:table-cell office:value-type="float" office:value="0.24361906571423" calcext:value-type="float">
            <text:p>0.24361906571423</text:p>
          </table:table-cell>
          <table:table-cell office:value-type="float" office:value="0.0322269815230634" calcext:value-type="float">
            <text:p>0.0322269815230634</text:p>
          </table:table-cell>
          <table:table-cell/>
          <table:table-cell office:value-type="float" office:value="0.270401350885803" calcext:value-type="float">
            <text:p>0.270401350885803</text:p>
          </table:table-cell>
          <table:table-cell office:value-type="float" office:value="0.228538313738407" calcext:value-type="float">
            <text:p>0.228538313738407</text:p>
          </table:table-cell>
          <table:table-cell office:value-type="float" office:value="0.0418630371473958" calcext:value-type="float">
            <text:p>0.0418630371473958</text:p>
          </table:table-cell>
          <table:table-cell/>
          <table:table-cell office:value-type="float" office:value="0.208705248454862" calcext:value-type="float">
            <text:p>0.208705248454862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0502983798344509" calcext:value-type="float">
            <text:p>0.0502983798344509</text:p>
          </table:table-cell>
          <table:table-cell/>
          <table:table-cell office:value-type="float" office:value="0.143349922941044" calcext:value-type="float">
            <text:p>0.143349922941044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03644146389928" calcext:value-type="float">
            <text:p>0.03644146389928</text:p>
          </table:table-cell>
          <table:table-cell/>
          <table:table-cell office:value-type="float" office:value="0.204239305723254" calcext:value-type="float">
            <text:p>0.204239305723254</text:p>
          </table:table-cell>
          <table:table-cell office:value-type="float" office:value="0.194789741312436" calcext:value-type="float">
            <text:p>0.194789741312436</text:p>
          </table:table-cell>
          <table:table-cell office:value-type="float" office:value="0.00944956441081782" calcext:value-type="float">
            <text:p>0.00944956441081782</text:p>
          </table:table-cell>
          <table:table-cell table:number-columns-repeated="4"/>
          <table:table-cell office:value-type="float" office:value="0.0257237016662321" calcext:value-type="float">
            <text:p>0.0257237016662321</text:p>
          </table:table-cell>
          <table:table-cell office:value-type="float" office:value="0.0387066946358853" calcext:value-type="float">
            <text:p>0.0387066946358853</text:p>
          </table:table-cell>
          <table:table-cell office:value-type="float" office:value="0.0349154722963252" calcext:value-type="float">
            <text:p>0.0349154722963252</text:p>
          </table:table-cell>
          <table:table-cell office:value-type="float" office:value="0.0261683660257964" calcext:value-type="float">
            <text:p>0.0261683660257964</text:p>
          </table:table-cell>
          <table:table-cell/>
          <table:table-cell office:value-type="float" office:value="0.196589153963488" calcext:value-type="float">
            <text:p>0.196589153963488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182576358971088" calcext:value-type="float">
            <text:p>0.1825763589710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9507511350761" calcext:value-type="float">
            <text:p>0.269507511350761</text:p>
          </table:table-cell>
          <table:table-cell office:value-type="float" office:value="0.237964400458263" calcext:value-type="float">
            <text:p>0.237964400458263</text:p>
          </table:table-cell>
          <table:table-cell office:value-type="float" office:value="0.0315431108924975" calcext:value-type="float">
            <text:p>0.0315431108924975</text:p>
          </table:table-cell>
          <table:table-cell/>
          <table:table-cell office:value-type="float" office:value="0.264657264423353" calcext:value-type="float">
            <text:p>0.264657264423353</text:p>
          </table:table-cell>
          <table:table-cell office:value-type="float" office:value="0.228285817913115" calcext:value-type="float">
            <text:p>0.228285817913115</text:p>
          </table:table-cell>
          <table:table-cell office:value-type="float" office:value="0.0363714465102387" calcext:value-type="float">
            <text:p>0.0363714465102387</text:p>
          </table:table-cell>
          <table:table-cell/>
          <table:table-cell office:value-type="float" office:value="0.199916877255847" calcext:value-type="float">
            <text:p>0.199916877255847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0192793786340649" calcext:value-type="float">
            <text:p>0.0192793786340649</text:p>
          </table:table-cell>
          <table:table-cell/>
          <table:table-cell office:value-type="float" office:value="0.135512564641737" calcext:value-type="float">
            <text:p>0.135512564641737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0213580857850097" calcext:value-type="float">
            <text:p>0.0213580857850097</text:p>
          </table:table-cell>
          <table:table-cell/>
          <table:table-cell office:value-type="float" office:value="0.229019117356044" calcext:value-type="float">
            <text:p>0.229019117356044</text:p>
          </table:table-cell>
          <table:table-cell office:value-type="float" office:value="0.203252342579331" calcext:value-type="float">
            <text:p>0.203252342579331</text:p>
          </table:table-cell>
          <table:table-cell office:value-type="float" office:value="0.0257667747767131" calcext:value-type="float">
            <text:p>0.0257667747767131</text:p>
          </table:table-cell>
          <table:table-cell table:number-columns-repeated="4"/>
          <table:table-cell office:value-type="float" office:value="0.0296933088562708" calcext:value-type="float">
            <text:p>0.0296933088562708</text:p>
          </table:table-cell>
          <table:table-cell office:value-type="float" office:value="0.013905017225733" calcext:value-type="float">
            <text:p>0.013905017225733</text:p>
          </table:table-cell>
          <table:table-cell office:value-type="float" office:value="0.0423377560396621" calcext:value-type="float">
            <text:p>0.0423377560396621</text:p>
          </table:table-cell>
          <table:table-cell office:value-type="float" office:value="0.0308545212109326" calcext:value-type="float">
            <text:p>0.0308545212109326</text:p>
          </table:table-cell>
          <table:table-cell/>
          <table:table-cell office:value-type="float" office:value="0.21369629926806" calcext:value-type="float">
            <text:p>0.21369629926806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225872928058917" calcext:value-type="float">
            <text:p>0.22587292805891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53060733810995" calcext:value-type="float">
            <text:p>0.253060733810995</text:p>
          </table:table-cell>
          <table:table-cell office:value-type="float" office:value="0.213163356948477" calcext:value-type="float">
            <text:p>0.213163356948477</text:p>
          </table:table-cell>
          <table:table-cell office:value-type="float" office:value="0.0398973768625181" calcext:value-type="float">
            <text:p>0.0398973768625181</text:p>
          </table:table-cell>
          <table:table-cell/>
          <table:table-cell office:value-type="float" office:value="0.233255292652226" calcext:value-type="float">
            <text:p>0.233255292652226</text:p>
          </table:table-cell>
          <table:table-cell office:value-type="float" office:value="0.210819253271124" calcext:value-type="float">
            <text:p>0.210819253271124</text:p>
          </table:table-cell>
          <table:table-cell office:value-type="float" office:value="0.0224360393811027" calcext:value-type="float">
            <text:p>0.0224360393811027</text:p>
          </table:table-cell>
          <table:table-cell/>
          <table:table-cell office:value-type="float" office:value="0.179506794257239" calcext:value-type="float">
            <text:p>0.179506794257239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020017577693993" calcext:value-type="float">
            <text:p>0.020017577693993</text:p>
          </table:table-cell>
          <table:table-cell/>
          <table:table-cell office:value-type="float" office:value="0.123350992596722" calcext:value-type="float">
            <text:p>0.123350992596722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0082813400386635" calcext:value-type="float">
            <text:p>0.0082813400386635</text:p>
          </table:table-cell>
          <table:table-cell/>
          <table:table-cell office:value-type="float" office:value="0.265026345318633" calcext:value-type="float">
            <text:p>0.265026345318633</text:p>
          </table:table-cell>
          <table:table-cell office:value-type="float" office:value="0.233316742824394" calcext:value-type="float">
            <text:p>0.233316742824394</text:p>
          </table:table-cell>
          <table:table-cell office:value-type="float" office:value="0.0317096024942389" calcext:value-type="float">
            <text:p>0.0317096024942389</text:p>
          </table:table-cell>
          <table:table-cell table:number-columns-repeated="4"/>
          <table:table-cell office:value-type="float" office:value="0.0284635433276688" calcext:value-type="float">
            <text:p>0.0284635433276688</text:p>
          </table:table-cell>
          <table:table-cell office:value-type="float" office:value="0.0157976531676444" calcext:value-type="float">
            <text:p>0.0157976531676444</text:p>
          </table:table-cell>
          <table:table-cell office:value-type="float" office:value="0.0317155808535847" calcext:value-type="float">
            <text:p>0.0317155808535847</text:p>
          </table:table-cell>
          <table:table-cell office:value-type="float" office:value="0.0452234711178828" calcext:value-type="float">
            <text:p>0.0452234711178828</text:p>
          </table:table-cell>
          <table:table-cell/>
          <table:table-cell office:value-type="float" office:value="0.195655012418103" calcext:value-type="float">
            <text:p>0.195655012418103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219223444692685" calcext:value-type="float">
            <text:p>0.21922344469268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58468883700597" calcext:value-type="float">
            <text:p>0.258468883700597</text:p>
          </table:table-cell>
          <table:table-cell office:value-type="float" office:value="0.221291716623166" calcext:value-type="float">
            <text:p>0.221291716623166</text:p>
          </table:table-cell>
          <table:table-cell office:value-type="float" office:value="0.0371771670774313" calcext:value-type="float">
            <text:p>0.0371771670774313</text:p>
          </table:table-cell>
          <table:table-cell/>
          <table:table-cell office:value-type="float" office:value="0.22231285562972" calcext:value-type="float">
            <text:p>0.22231285562972</text:p>
          </table:table-cell>
          <table:table-cell office:value-type="float" office:value="0.196589153963488" calcext:value-type="float">
            <text:p>0.196589153963488</text:p>
          </table:table-cell>
          <table:table-cell office:value-type="float" office:value="0.0257237016662321" calcext:value-type="float">
            <text:p>0.0257237016662321</text:p>
          </table:table-cell>
          <table:table-cell/>
          <table:table-cell office:value-type="float" office:value="0.222540169296571" calcext:value-type="float">
            <text:p>0.222540169296571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0387066946358853" calcext:value-type="float">
            <text:p>0.0387066946358853</text:p>
          </table:table-cell>
          <table:table-cell/>
          <table:table-cell office:value-type="float" office:value="0.143948945152749" calcext:value-type="float">
            <text:p>0.143948945152749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0349154722963252" calcext:value-type="float">
            <text:p>0.0349154722963252</text:p>
          </table:table-cell>
          <table:table-cell/>
          <table:table-cell office:value-type="float" office:value="0.208744724996884" calcext:value-type="float">
            <text:p>0.208744724996884</text:p>
          </table:table-cell>
          <table:table-cell office:value-type="float" office:value="0.182576358971088" calcext:value-type="float">
            <text:p>0.182576358971088</text:p>
          </table:table-cell>
          <table:table-cell office:value-type="float" office:value="0.0261683660257964" calcext:value-type="float">
            <text:p>0.0261683660257964</text:p>
          </table:table-cell>
          <table:table-cell table:number-columns-repeated="4"/>
          <table:table-cell office:value-type="float" office:value="0.031862806299012" calcext:value-type="float">
            <text:p>0.031862806299012</text:p>
          </table:table-cell>
          <table:table-cell office:value-type="float" office:value="0.0451491879373381" calcext:value-type="float">
            <text:p>0.0451491879373381</text:p>
          </table:table-cell>
          <table:table-cell office:value-type="float" office:value="0.0173774784360074" calcext:value-type="float">
            <text:p>0.0173774784360074</text:p>
          </table:table-cell>
          <table:table-cell office:value-type="float" office:value="0.0402882848727615" calcext:value-type="float">
            <text:p>0.0402882848727615</text:p>
          </table:table-cell>
          <table:table-cell/>
          <table:table-cell office:value-type="float" office:value="0.220227559341779" calcext:value-type="float">
            <text:p>0.220227559341779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230509011909206" calcext:value-type="float">
            <text:p>0.2305090119092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7867449122431" calcext:value-type="float">
            <text:p>0.237867449122431</text:p>
          </table:table-cell>
          <table:table-cell office:value-type="float" office:value="0.214359725270568" calcext:value-type="float">
            <text:p>0.214359725270568</text:p>
          </table:table-cell>
          <table:table-cell office:value-type="float" office:value="0.0235077238518624" calcext:value-type="float">
            <text:p>0.0235077238518624</text:p>
          </table:table-cell>
          <table:table-cell/>
          <table:table-cell office:value-type="float" office:value="0.243389608124331" calcext:value-type="float">
            <text:p>0.243389608124331</text:p>
          </table:table-cell>
          <table:table-cell office:value-type="float" office:value="0.21369629926806" calcext:value-type="float">
            <text:p>0.21369629926806</text:p>
          </table:table-cell>
          <table:table-cell office:value-type="float" office:value="0.0296933088562708" calcext:value-type="float">
            <text:p>0.0296933088562708</text:p>
          </table:table-cell>
          <table:table-cell/>
          <table:table-cell office:value-type="float" office:value="0.191905528166678" calcext:value-type="float">
            <text:p>0.191905528166678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13905017225733" calcext:value-type="float">
            <text:p>0.013905017225733</text:p>
          </table:table-cell>
          <table:table-cell/>
          <table:table-cell office:value-type="float" office:value="0.137812166501819" calcext:value-type="float">
            <text:p>0.137812166501819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0423377560396621" calcext:value-type="float">
            <text:p>0.0423377560396621</text:p>
          </table:table-cell>
          <table:table-cell/>
          <table:table-cell office:value-type="float" office:value="0.256727449269849" calcext:value-type="float">
            <text:p>0.256727449269849</text:p>
          </table:table-cell>
          <table:table-cell office:value-type="float" office:value="0.225872928058917" calcext:value-type="float">
            <text:p>0.225872928058917</text:p>
          </table:table-cell>
          <table:table-cell office:value-type="float" office:value="0.0308545212109326" calcext:value-type="float">
            <text:p>0.0308545212109326</text:p>
          </table:table-cell>
          <table:table-cell table:number-columns-repeated="4"/>
          <table:table-cell office:value-type="float" office:value="0.0362188240801122" calcext:value-type="float">
            <text:p>0.0362188240801122</text:p>
          </table:table-cell>
          <table:table-cell office:value-type="float" office:value="0.0413328103045292" calcext:value-type="float">
            <text:p>0.0413328103045292</text:p>
          </table:table-cell>
          <table:table-cell office:value-type="float" office:value="0.03356454662985" calcext:value-type="float">
            <text:p>0.03356454662985</text:p>
          </table:table-cell>
          <table:table-cell office:value-type="float" office:value="0.0535535925628731" calcext:value-type="float">
            <text:p>0.0535535925628731</text:p>
          </table:table-cell>
          <table:table-cell/>
          <table:table-cell office:value-type="float" office:value="0.214346016722505" calcext:value-type="float">
            <text:p>0.214346016722505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196814740455552" calcext:value-type="float">
            <text:p>0.19681474045555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6249407155076" calcext:value-type="float">
            <text:p>0.246249407155076</text:p>
          </table:table-cell>
          <table:table-cell office:value-type="float" office:value="0.209664278730697" calcext:value-type="float">
            <text:p>0.209664278730697</text:p>
          </table:table-cell>
          <table:table-cell office:value-type="float" office:value="0.0365851284243793" calcext:value-type="float">
            <text:p>0.0365851284243793</text:p>
          </table:table-cell>
          <table:table-cell/>
          <table:table-cell office:value-type="float" office:value="0.224118555745772" calcext:value-type="float">
            <text:p>0.224118555745772</text:p>
          </table:table-cell>
          <table:table-cell office:value-type="float" office:value="0.195655012418103" calcext:value-type="float">
            <text:p>0.195655012418103</text:p>
          </table:table-cell>
          <table:table-cell office:value-type="float" office:value="0.0284635433276688" calcext:value-type="float">
            <text:p>0.0284635433276688</text:p>
          </table:table-cell>
          <table:table-cell/>
          <table:table-cell office:value-type="float" office:value="0.197701839712779" calcext:value-type="float">
            <text:p>0.197701839712779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0157976531676444" calcext:value-type="float">
            <text:p>0.0157976531676444</text:p>
          </table:table-cell>
          <table:table-cell/>
          <table:table-cell office:value-type="float" office:value="0.142232186978097" calcext:value-type="float">
            <text:p>0.142232186978097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0317155808535847" calcext:value-type="float">
            <text:p>0.0317155808535847</text:p>
          </table:table-cell>
          <table:table-cell/>
          <table:table-cell office:value-type="float" office:value="0.264446915810567" calcext:value-type="float">
            <text:p>0.264446915810567</text:p>
          </table:table-cell>
          <table:table-cell office:value-type="float" office:value="0.219223444692685" calcext:value-type="float">
            <text:p>0.219223444692685</text:p>
          </table:table-cell>
          <table:table-cell office:value-type="float" office:value="0.0452234711178828" calcext:value-type="float">
            <text:p>0.0452234711178828</text:p>
          </table:table-cell>
          <table:table-cell table:number-columns-repeated="4"/>
          <table:table-cell office:value-type="float" office:value="0.0478860849010467" calcext:value-type="float">
            <text:p>0.0478860849010467</text:p>
          </table:table-cell>
          <table:table-cell office:value-type="float" office:value="0.0237047051306792" calcext:value-type="float">
            <text:p>0.0237047051306792</text:p>
          </table:table-cell>
          <table:table-cell office:value-type="float" office:value="0.0390417329150955" calcext:value-type="float">
            <text:p>0.0390417329150955</text:p>
          </table:table-cell>
          <table:table-cell office:value-type="float" office:value="0.0571493051016739" calcext:value-type="float">
            <text:p>0.0571493051016739</text:p>
          </table:table-cell>
          <table:table-cell/>
          <table:table-cell office:value-type="float" office:value="0.207577504334067" calcext:value-type="float">
            <text:p>0.207577504334067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210211973086636" calcext:value-type="float">
            <text:p>0.21021197308663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86770333134661" calcext:value-type="float">
            <text:p>0.286770333134661</text:p>
          </table:table-cell>
          <table:table-cell office:value-type="float" office:value="0.253164385136799" calcext:value-type="float">
            <text:p>0.253164385136799</text:p>
          </table:table-cell>
          <table:table-cell office:value-type="float" office:value="0.0336059479978623" calcext:value-type="float">
            <text:p>0.0336059479978623</text:p>
          </table:table-cell>
          <table:table-cell/>
          <table:table-cell office:value-type="float" office:value="0.252090365640791" calcext:value-type="float">
            <text:p>0.252090365640791</text:p>
          </table:table-cell>
          <table:table-cell office:value-type="float" office:value="0.220227559341779" calcext:value-type="float">
            <text:p>0.220227559341779</text:p>
          </table:table-cell>
          <table:table-cell office:value-type="float" office:value="0.031862806299012" calcext:value-type="float">
            <text:p>0.031862806299012</text:p>
          </table:table-cell>
          <table:table-cell/>
          <table:table-cell office:value-type="float" office:value="0.218551568754424" calcext:value-type="float">
            <text:p>0.218551568754424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0451491879373381" calcext:value-type="float">
            <text:p>0.0451491879373381</text:p>
          </table:table-cell>
          <table:table-cell/>
          <table:table-cell office:value-type="float" office:value="0.130826213829065" calcext:value-type="float">
            <text:p>0.130826213829065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0173774784360074" calcext:value-type="float">
            <text:p>0.0173774784360074</text:p>
          </table:table-cell>
          <table:table-cell/>
          <table:table-cell office:value-type="float" office:value="0.270797296781968" calcext:value-type="float">
            <text:p>0.270797296781968</text:p>
          </table:table-cell>
          <table:table-cell office:value-type="float" office:value="0.230509011909206" calcext:value-type="float">
            <text:p>0.230509011909206</text:p>
          </table:table-cell>
          <table:table-cell office:value-type="float" office:value="0.0402882848727615" calcext:value-type="float">
            <text:p>0.0402882848727615</text:p>
          </table:table-cell>
          <table:table-cell table:number-columns-repeated="4"/>
          <table:table-cell office:value-type="float" office:value="0.048582214101978" calcext:value-type="float">
            <text:p>0.048582214101978</text:p>
          </table:table-cell>
          <table:table-cell office:value-type="float" office:value="0.0318448392180171" calcext:value-type="float">
            <text:p>0.0318448392180171</text:p>
          </table:table-cell>
          <table:table-cell office:value-type="float" office:value="0.039900516160439" calcext:value-type="float">
            <text:p>0.039900516160439</text:p>
          </table:table-cell>
          <table:table-cell office:value-type="float" office:value="0.0494877987448427" calcext:value-type="float">
            <text:p>0.0494877987448427</text:p>
          </table:table-cell>
          <table:table-cell/>
          <table:table-cell office:value-type="float" office:value="0.202177569710537" calcext:value-type="float">
            <text:p>0.202177569710537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24680236259989" calcext:value-type="float">
            <text:p>0.2468023625998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94431512313806" calcext:value-type="float">
            <text:p>0.294431512313806</text:p>
          </table:table-cell>
          <table:table-cell office:value-type="float" office:value="0.236177818301701" calcext:value-type="float">
            <text:p>0.236177818301701</text:p>
          </table:table-cell>
          <table:table-cell office:value-type="float" office:value="0.0582536940121046" calcext:value-type="float">
            <text:p>0.0582536940121046</text:p>
          </table:table-cell>
          <table:table-cell/>
          <table:table-cell office:value-type="float" office:value="0.250564840802618" calcext:value-type="float">
            <text:p>0.250564840802618</text:p>
          </table:table-cell>
          <table:table-cell office:value-type="float" office:value="0.214346016722505" calcext:value-type="float">
            <text:p>0.214346016722505</text:p>
          </table:table-cell>
          <table:table-cell office:value-type="float" office:value="0.0362188240801122" calcext:value-type="float">
            <text:p>0.0362188240801122</text:p>
          </table:table-cell>
          <table:table-cell/>
          <table:table-cell office:value-type="float" office:value="0.208053854755463" calcext:value-type="float">
            <text:p>0.208053854755463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0413328103045292" calcext:value-type="float">
            <text:p>0.0413328103045292</text:p>
          </table:table-cell>
          <table:table-cell/>
          <table:table-cell office:value-type="float" office:value="0.139591117201385" calcext:value-type="float">
            <text:p>0.139591117201385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03356454662985" calcext:value-type="float">
            <text:p>0.03356454662985</text:p>
          </table:table-cell>
          <table:table-cell/>
          <table:table-cell office:value-type="float" office:value="0.250368333018426" calcext:value-type="float">
            <text:p>0.250368333018426</text:p>
          </table:table-cell>
          <table:table-cell office:value-type="float" office:value="0.196814740455552" calcext:value-type="float">
            <text:p>0.196814740455552</text:p>
          </table:table-cell>
          <table:table-cell office:value-type="float" office:value="0.0535535925628731" calcext:value-type="float">
            <text:p>0.0535535925628731</text:p>
          </table:table-cell>
          <table:table-cell table:number-columns-repeated="4"/>
          <table:table-cell office:value-type="float" office:value="0.029414490911927" calcext:value-type="float">
            <text:p>0.029414490911927</text:p>
          </table:table-cell>
          <table:table-cell office:value-type="float" office:value="0.0126203064838601" calcext:value-type="float">
            <text:p>0.0126203064838601</text:p>
          </table:table-cell>
          <table:table-cell office:value-type="float" office:value="0.0264493427755745" calcext:value-type="float">
            <text:p>0.0264493427755745</text:p>
          </table:table-cell>
          <table:table-cell office:value-type="float" office:value="0.0545482883054455" calcext:value-type="float">
            <text:p>0.0545482883054455</text:p>
          </table:table-cell>
          <table:table-cell/>
          <table:table-cell office:value-type="float" office:value="0.203658605154796" calcext:value-type="float">
            <text:p>0.203658605154796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232926121146595" calcext:value-type="float">
            <text:p>0.23292612114659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577163069851" calcext:value-type="float">
            <text:p>0.273577163069851</text:p>
          </table:table-cell>
          <table:table-cell office:value-type="float" office:value="0.224258180163812" calcext:value-type="float">
            <text:p>0.224258180163812</text:p>
          </table:table-cell>
          <table:table-cell office:value-type="float" office:value="0.0493189829060391" calcext:value-type="float">
            <text:p>0.0493189829060391</text:p>
          </table:table-cell>
          <table:table-cell/>
          <table:table-cell office:value-type="float" office:value="0.255463589235114" calcext:value-type="float">
            <text:p>0.255463589235114</text:p>
          </table:table-cell>
          <table:table-cell office:value-type="float" office:value="0.207577504334067" calcext:value-type="float">
            <text:p>0.207577504334067</text:p>
          </table:table-cell>
          <table:table-cell office:value-type="float" office:value="0.0478860849010467" calcext:value-type="float">
            <text:p>0.0478860849010467</text:p>
          </table:table-cell>
          <table:table-cell/>
          <table:table-cell office:value-type="float" office:value="0.208633356473246" calcext:value-type="float">
            <text:p>0.208633356473246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0237047051306792" calcext:value-type="float">
            <text:p>0.0237047051306792</text:p>
          </table:table-cell>
          <table:table-cell/>
          <table:table-cell office:value-type="float" office:value="0.147502107643703" calcext:value-type="float">
            <text:p>0.147502107643703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0390417329150955" calcext:value-type="float">
            <text:p>0.0390417329150955</text:p>
          </table:table-cell>
          <table:table-cell/>
          <table:table-cell office:value-type="float" office:value="0.26736127818831" calcext:value-type="float">
            <text:p>0.26736127818831</text:p>
          </table:table-cell>
          <table:table-cell office:value-type="float" office:value="0.210211973086636" calcext:value-type="float">
            <text:p>0.210211973086636</text:p>
          </table:table-cell>
          <table:table-cell office:value-type="float" office:value="0.0571493051016739" calcext:value-type="float">
            <text:p>0.0571493051016739</text:p>
          </table:table-cell>
          <table:table-cell table:number-columns-repeated="4"/>
          <table:table-cell office:value-type="float" office:value="0.0347343431660791" calcext:value-type="float">
            <text:p>0.0347343431660791</text:p>
          </table:table-cell>
          <table:table-cell office:value-type="float" office:value="0.0298258168755734" calcext:value-type="float">
            <text:p>0.0298258168755734</text:p>
          </table:table-cell>
          <table:table-cell office:value-type="float" office:value="0.0350833100888669" calcext:value-type="float">
            <text:p>0.0350833100888669</text:p>
          </table:table-cell>
          <table:table-cell office:value-type="float" office:value="0.037067308418541" calcext:value-type="float">
            <text:p>0.037067308418541</text:p>
          </table:table-cell>
          <table:table-cell/>
          <table:table-cell office:value-type="float" office:value="0.219218733561697" calcext:value-type="float">
            <text:p>0.21921873356169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203950389925827" calcext:value-type="float">
            <text:p>0.20395038992582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3201282371697" calcext:value-type="float">
            <text:p>0.283201282371697</text:p>
          </table:table-cell>
          <table:table-cell office:value-type="float" office:value="0.228323516823784" calcext:value-type="float">
            <text:p>0.228323516823784</text:p>
          </table:table-cell>
          <table:table-cell office:value-type="float" office:value="0.0548777655479132" calcext:value-type="float">
            <text:p>0.0548777655479132</text:p>
          </table:table-cell>
          <table:table-cell/>
          <table:table-cell office:value-type="float" office:value="0.250759783812515" calcext:value-type="float">
            <text:p>0.250759783812515</text:p>
          </table:table-cell>
          <table:table-cell office:value-type="float" office:value="0.202177569710537" calcext:value-type="float">
            <text:p>0.202177569710537</text:p>
          </table:table-cell>
          <table:table-cell office:value-type="float" office:value="0.048582214101978" calcext:value-type="float">
            <text:p>0.048582214101978</text:p>
          </table:table-cell>
          <table:table-cell/>
          <table:table-cell office:value-type="float" office:value="0.21444293529532" calcext:value-type="float">
            <text:p>0.21444293529532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0318448392180171" calcext:value-type="float">
            <text:p>0.0318448392180171</text:p>
          </table:table-cell>
          <table:table-cell/>
          <table:table-cell office:value-type="float" office:value="0.144779880224987" calcext:value-type="float">
            <text:p>0.144779880224987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039900516160439" calcext:value-type="float">
            <text:p>0.039900516160439</text:p>
          </table:table-cell>
          <table:table-cell/>
          <table:table-cell office:value-type="float" office:value="0.296290161344733" calcext:value-type="float">
            <text:p>0.296290161344733</text:p>
          </table:table-cell>
          <table:table-cell office:value-type="float" office:value="0.24680236259989" calcext:value-type="float">
            <text:p>0.24680236259989</text:p>
          </table:table-cell>
          <table:table-cell office:value-type="float" office:value="0.0494877987448427" calcext:value-type="float">
            <text:p>0.0494877987448427</text:p>
          </table:table-cell>
          <table:table-cell table:number-columns-repeated="4"/>
          <table:table-cell office:value-type="float" office:value="0.0437264563505499" calcext:value-type="float">
            <text:p>0.0437264563505499</text:p>
          </table:table-cell>
          <table:table-cell office:value-type="float" office:value="0.021377651268009" calcext:value-type="float">
            <text:p>0.021377651268009</text:p>
          </table:table-cell>
          <table:table-cell office:value-type="float" office:value="0.0330736717133568" calcext:value-type="float">
            <text:p>0.0330736717133568</text:p>
          </table:table-cell>
          <table:table-cell office:value-type="float" office:value="0.026353565349621" calcext:value-type="float">
            <text:p>0.026353565349621</text:p>
          </table:table-cell>
          <table:table-cell/>
          <table:table-cell office:value-type="float" office:value="0.246112078804425" calcext:value-type="float">
            <text:p>0.246112078804425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203470726553859" calcext:value-type="float">
            <text:p>0.20347072655385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1612711826838" calcext:value-type="float">
            <text:p>0.281612711826838</text:p>
          </table:table-cell>
          <table:table-cell office:value-type="float" office:value="0.227055957172175" calcext:value-type="float">
            <text:p>0.227055957172175</text:p>
          </table:table-cell>
          <table:table-cell office:value-type="float" office:value="0.0545567546546632" calcext:value-type="float">
            <text:p>0.0545567546546632</text:p>
          </table:table-cell>
          <table:table-cell/>
          <table:table-cell office:value-type="float" office:value="0.233073096066723" calcext:value-type="float">
            <text:p>0.233073096066723</text:p>
          </table:table-cell>
          <table:table-cell office:value-type="float" office:value="0.203658605154796" calcext:value-type="float">
            <text:p>0.203658605154796</text:p>
          </table:table-cell>
          <table:table-cell office:value-type="float" office:value="0.029414490911927" calcext:value-type="float">
            <text:p>0.029414490911927</text:p>
          </table:table-cell>
          <table:table-cell/>
          <table:table-cell office:value-type="float" office:value="0.176164961852628" calcext:value-type="float">
            <text:p>0.176164961852628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0126203064838601" calcext:value-type="float">
            <text:p>0.0126203064838601</text:p>
          </table:table-cell>
          <table:table-cell/>
          <table:table-cell office:value-type="float" office:value="0.136593750724325" calcext:value-type="float">
            <text:p>0.136593750724325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0264493427755745" calcext:value-type="float">
            <text:p>0.0264493427755745</text:p>
          </table:table-cell>
          <table:table-cell/>
          <table:table-cell office:value-type="float" office:value="0.28747440945204" calcext:value-type="float">
            <text:p>0.28747440945204</text:p>
          </table:table-cell>
          <table:table-cell office:value-type="float" office:value="0.232926121146595" calcext:value-type="float">
            <text:p>0.232926121146595</text:p>
          </table:table-cell>
          <table:table-cell office:value-type="float" office:value="0.0545482883054455" calcext:value-type="float">
            <text:p>0.0545482883054455</text:p>
          </table:table-cell>
          <table:table-cell table:number-columns-repeated="4"/>
          <table:table-cell office:value-type="float" office:value="0.0322269815230634" calcext:value-type="float">
            <text:p>0.0322269815230634</text:p>
          </table:table-cell>
          <table:table-cell office:value-type="float" office:value="0.0217009028411772" calcext:value-type="float">
            <text:p>0.0217009028411772</text:p>
          </table:table-cell>
          <table:table-cell office:value-type="float" office:value="0.021810083266431" calcext:value-type="float">
            <text:p>0.021810083266431</text:p>
          </table:table-cell>
          <table:table-cell office:value-type="float" office:value="0.0716704935071422" calcext:value-type="float">
            <text:p>0.0716704935071422</text:p>
          </table:table-cell>
          <table:table-cell/>
          <table:table-cell office:value-type="float" office:value="0.24361906571423" calcext:value-type="float">
            <text:p>0.2436190657142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208880840928143" calcext:value-type="float">
            <text:p>0.2088808409281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586758227871" calcext:value-type="float">
            <text:p>0.27586758227871</text:p>
          </table:table-cell>
          <table:table-cell office:value-type="float" office:value="0.233598448454377" calcext:value-type="float">
            <text:p>0.233598448454377</text:p>
          </table:table-cell>
          <table:table-cell office:value-type="float" office:value="0.042269133824333" calcext:value-type="float">
            <text:p>0.042269133824333</text:p>
          </table:table-cell>
          <table:table-cell/>
          <table:table-cell office:value-type="float" office:value="0.253953076727776" calcext:value-type="float">
            <text:p>0.253953076727776</text:p>
          </table:table-cell>
          <table:table-cell office:value-type="float" office:value="0.219218733561697" calcext:value-type="float">
            <text:p>0.219218733561697</text:p>
          </table:table-cell>
          <table:table-cell office:value-type="float" office:value="0.0347343431660791" calcext:value-type="float">
            <text:p>0.0347343431660791</text:p>
          </table:table-cell>
          <table:table-cell/>
          <table:table-cell office:value-type="float" office:value="0.203213165999377" calcext:value-type="float">
            <text:p>0.20321316599937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0298258168755734" calcext:value-type="float">
            <text:p>0.0298258168755734</text:p>
          </table:table-cell>
          <table:table-cell/>
          <table:table-cell office:value-type="float" office:value="0.148137207120725" calcext:value-type="float">
            <text:p>0.148137207120725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0350833100888669" calcext:value-type="float">
            <text:p>0.0350833100888669</text:p>
          </table:table-cell>
          <table:table-cell/>
          <table:table-cell office:value-type="float" office:value="0.241017698344368" calcext:value-type="float">
            <text:p>0.241017698344368</text:p>
          </table:table-cell>
          <table:table-cell office:value-type="float" office:value="0.203950389925827" calcext:value-type="float">
            <text:p>0.203950389925827</text:p>
          </table:table-cell>
          <table:table-cell office:value-type="float" office:value="0.037067308418541" calcext:value-type="float">
            <text:p>0.037067308418541</text:p>
          </table:table-cell>
          <table:table-cell table:number-columns-repeated="4"/>
          <table:table-cell office:value-type="float" office:value="0.0315431108924975" calcext:value-type="float">
            <text:p>0.0315431108924975</text:p>
          </table:table-cell>
          <table:table-cell office:value-type="float" office:value="0.0266818886392587" calcext:value-type="float">
            <text:p>0.0266818886392587</text:p>
          </table:table-cell>
          <table:table-cell office:value-type="float" office:value="0.0216227410648794" calcext:value-type="float">
            <text:p>0.0216227410648794</text:p>
          </table:table-cell>
          <table:table-cell office:value-type="float" office:value="0.0231873950049439" calcext:value-type="float">
            <text:p>0.0231873950049439</text:p>
          </table:table-cell>
          <table:table-cell/>
          <table:table-cell office:value-type="float" office:value="0.237964400458263" calcext:value-type="float">
            <text:p>0.237964400458263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206367624241374" calcext:value-type="float">
            <text:p>0.20636762424137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87596371850796" calcext:value-type="float">
            <text:p>0.287596371850796</text:p>
          </table:table-cell>
          <table:table-cell office:value-type="float" office:value="0.246887587410898" calcext:value-type="float">
            <text:p>0.246887587410898</text:p>
          </table:table-cell>
          <table:table-cell office:value-type="float" office:value="0.0407087844398981" calcext:value-type="float">
            <text:p>0.0407087844398981</text:p>
          </table:table-cell>
          <table:table-cell/>
          <table:table-cell office:value-type="float" office:value="0.289838535154975" calcext:value-type="float">
            <text:p>0.289838535154975</text:p>
          </table:table-cell>
          <table:table-cell office:value-type="float" office:value="0.246112078804425" calcext:value-type="float">
            <text:p>0.246112078804425</text:p>
          </table:table-cell>
          <table:table-cell office:value-type="float" office:value="0.0437264563505499" calcext:value-type="float">
            <text:p>0.0437264563505499</text:p>
          </table:table-cell>
          <table:table-cell/>
          <table:table-cell office:value-type="float" office:value="0.193478562267497" calcext:value-type="float">
            <text:p>0.193478562267497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021377651268009" calcext:value-type="float">
            <text:p>0.021377651268009</text:p>
          </table:table-cell>
          <table:table-cell/>
          <table:table-cell office:value-type="float" office:value="0.143876736272764" calcext:value-type="float">
            <text:p>0.143876736272764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0330736717133568" calcext:value-type="float">
            <text:p>0.0330736717133568</text:p>
          </table:table-cell>
          <table:table-cell/>
          <table:table-cell office:value-type="float" office:value="0.22982429190348" calcext:value-type="float">
            <text:p>0.22982429190348</text:p>
          </table:table-cell>
          <table:table-cell office:value-type="float" office:value="0.203470726553859" calcext:value-type="float">
            <text:p>0.203470726553859</text:p>
          </table:table-cell>
          <table:table-cell office:value-type="float" office:value="0.026353565349621" calcext:value-type="float">
            <text:p>0.026353565349621</text:p>
          </table:table-cell>
          <table:table-cell table:number-columns-repeated="4"/>
          <table:table-cell office:value-type="float" office:value="0.0398973768625181" calcext:value-type="float">
            <text:p>0.0398973768625181</text:p>
          </table:table-cell>
          <table:table-cell office:value-type="float" office:value="0.0343865771792082" calcext:value-type="float">
            <text:p>0.0343865771792082</text:p>
          </table:table-cell>
          <table:table-cell office:value-type="float" office:value="0.0454245330836695" calcext:value-type="float">
            <text:p>0.0454245330836695</text:p>
          </table:table-cell>
          <table:table-cell office:value-type="float" office:value="0.0416355982667703" calcext:value-type="float">
            <text:p>0.0416355982667703</text:p>
          </table:table-cell>
          <table:table-cell/>
          <table:table-cell office:value-type="float" office:value="0.213163356948477" calcext:value-type="float">
            <text:p>0.213163356948477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195028198481717" calcext:value-type="float">
            <text:p>0.19502819848171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49259328512332" calcext:value-type="float">
            <text:p>0.249259328512332</text:p>
          </table:table-cell>
          <table:table-cell office:value-type="float" office:value="0.224366469101775" calcext:value-type="float">
            <text:p>0.224366469101775</text:p>
          </table:table-cell>
          <table:table-cell office:value-type="float" office:value="0.0248928594105576" calcext:value-type="float">
            <text:p>0.0248928594105576</text:p>
          </table:table-cell>
          <table:table-cell/>
          <table:table-cell office:value-type="float" office:value="0.275846047237293" calcext:value-type="float">
            <text:p>0.275846047237293</text:p>
          </table:table-cell>
          <table:table-cell office:value-type="float" office:value="0.24361906571423" calcext:value-type="float">
            <text:p>0.24361906571423</text:p>
          </table:table-cell>
          <table:table-cell office:value-type="float" office:value="0.0322269815230634" calcext:value-type="float">
            <text:p>0.0322269815230634</text:p>
          </table:table-cell>
          <table:table-cell/>
          <table:table-cell office:value-type="float" office:value="0.203573037537583" calcext:value-type="float">
            <text:p>0.20357303753758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0217009028411772" calcext:value-type="float">
            <text:p>0.0217009028411772</text:p>
          </table:table-cell>
          <table:table-cell/>
          <table:table-cell office:value-type="float" office:value="0.136375273166083" calcext:value-type="float">
            <text:p>0.136375273166083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021810083266431" calcext:value-type="float">
            <text:p>0.021810083266431</text:p>
          </table:table-cell>
          <table:table-cell/>
          <table:table-cell office:value-type="float" office:value="0.280551334435285" calcext:value-type="float">
            <text:p>0.280551334435285</text:p>
          </table:table-cell>
          <table:table-cell office:value-type="float" office:value="0.208880840928143" calcext:value-type="float">
            <text:p>0.208880840928143</text:p>
          </table:table-cell>
          <table:table-cell office:value-type="float" office:value="0.0716704935071422" calcext:value-type="float">
            <text:p>0.0716704935071422</text:p>
          </table:table-cell>
          <table:table-cell table:number-columns-repeated="4"/>
          <table:table-cell office:value-type="float" office:value="0.0371771670774313" calcext:value-type="float">
            <text:p>0.0371771670774313</text:p>
          </table:table-cell>
          <table:table-cell office:value-type="float" office:value="0.0338759616151029" calcext:value-type="float">
            <text:p>0.0338759616151029</text:p>
          </table:table-cell>
          <table:table-cell office:value-type="float" office:value="0.0378379498872112" calcext:value-type="float">
            <text:p>0.0378379498872112</text:p>
          </table:table-cell>
          <table:table-cell office:value-type="float" office:value="0.0577112793743974" calcext:value-type="float">
            <text:p>0.0577112793743974</text:p>
          </table:table-cell>
          <table:table-cell/>
          <table:table-cell office:value-type="float" office:value="0.221291716623166" calcext:value-type="float">
            <text:p>0.22129171662316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232123375498443" calcext:value-type="float">
            <text:p>0.23212337549844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58091351030629" calcext:value-type="float">
            <text:p>0.258091351030629</text:p>
          </table:table-cell>
          <table:table-cell office:value-type="float" office:value="0.224797736979583" calcext:value-type="float">
            <text:p>0.224797736979583</text:p>
          </table:table-cell>
          <table:table-cell office:value-type="float" office:value="0.0332936140510461" calcext:value-type="float">
            <text:p>0.0332936140510461</text:p>
          </table:table-cell>
          <table:table-cell/>
          <table:table-cell office:value-type="float" office:value="0.269507511350761" calcext:value-type="float">
            <text:p>0.269507511350761</text:p>
          </table:table-cell>
          <table:table-cell office:value-type="float" office:value="0.237964400458263" calcext:value-type="float">
            <text:p>0.237964400458263</text:p>
          </table:table-cell>
          <table:table-cell office:value-type="float" office:value="0.0315431108924975" calcext:value-type="float">
            <text:p>0.0315431108924975</text:p>
          </table:table-cell>
          <table:table-cell/>
          <table:table-cell office:value-type="float" office:value="0.203959174030706" calcext:value-type="float">
            <text:p>0.203959174030706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0266818886392587" calcext:value-type="float">
            <text:p>0.0266818886392587</text:p>
          </table:table-cell>
          <table:table-cell/>
          <table:table-cell office:value-type="float" office:value="0.132635635982087" calcext:value-type="float">
            <text:p>0.132635635982087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0216227410648794" calcext:value-type="float">
            <text:p>0.0216227410648794</text:p>
          </table:table-cell>
          <table:table-cell/>
          <table:table-cell office:value-type="float" office:value="0.229555019246317" calcext:value-type="float">
            <text:p>0.229555019246317</text:p>
          </table:table-cell>
          <table:table-cell office:value-type="float" office:value="0.206367624241374" calcext:value-type="float">
            <text:p>0.206367624241374</text:p>
          </table:table-cell>
          <table:table-cell office:value-type="float" office:value="0.0231873950049439" calcext:value-type="float">
            <text:p>0.0231873950049439</text:p>
          </table:table-cell>
          <table:table-cell table:number-columns-repeated="4"/>
          <table:table-cell office:value-type="float" office:value="0.0235077238518624" calcext:value-type="float">
            <text:p>0.0235077238518624</text:p>
          </table:table-cell>
          <table:table-cell office:value-type="float" office:value="0.0624212904858984" calcext:value-type="float">
            <text:p>0.0624212904858984</text:p>
          </table:table-cell>
          <table:table-cell office:value-type="float" office:value="0.0279343239908333" calcext:value-type="float">
            <text:p>0.0279343239908333</text:p>
          </table:table-cell>
          <table:table-cell office:value-type="float" office:value="0.0433638448638727" calcext:value-type="float">
            <text:p>0.0433638448638727</text:p>
          </table:table-cell>
          <table:table-cell/>
          <table:table-cell office:value-type="float" office:value="0.214359725270568" calcext:value-type="float">
            <text:p>0.214359725270568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2058536809431" calcext:value-type="float">
            <text:p>0.205853680943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0236043688989" calcext:value-type="float">
            <text:p>0.240236043688989</text:p>
          </table:table-cell>
          <table:table-cell office:value-type="float" office:value="0.212085153299613" calcext:value-type="float">
            <text:p>0.212085153299613</text:p>
          </table:table-cell>
          <table:table-cell office:value-type="float" office:value="0.0281508903893752" calcext:value-type="float">
            <text:p>0.0281508903893752</text:p>
          </table:table-cell>
          <table:table-cell/>
          <table:table-cell office:value-type="float" office:value="0.253060733810995" calcext:value-type="float">
            <text:p>0.253060733810995</text:p>
          </table:table-cell>
          <table:table-cell office:value-type="float" office:value="0.213163356948477" calcext:value-type="float">
            <text:p>0.213163356948477</text:p>
          </table:table-cell>
          <table:table-cell office:value-type="float" office:value="0.0398973768625181" calcext:value-type="float">
            <text:p>0.0398973768625181</text:p>
          </table:table-cell>
          <table:table-cell/>
          <table:table-cell office:value-type="float" office:value="0.201511873429641" calcext:value-type="float">
            <text:p>0.201511873429641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0343865771792082" calcext:value-type="float">
            <text:p>0.0343865771792082</text:p>
          </table:table-cell>
          <table:table-cell/>
          <table:table-cell office:value-type="float" office:value="0.151304588131864" calcext:value-type="float">
            <text:p>0.151304588131864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0454245330836695" calcext:value-type="float">
            <text:p>0.0454245330836695</text:p>
          </table:table-cell>
          <table:table-cell/>
          <table:table-cell office:value-type="float" office:value="0.236663796748487" calcext:value-type="float">
            <text:p>0.236663796748487</text:p>
          </table:table-cell>
          <table:table-cell office:value-type="float" office:value="0.195028198481717" calcext:value-type="float">
            <text:p>0.195028198481717</text:p>
          </table:table-cell>
          <table:table-cell office:value-type="float" office:value="0.0416355982667703" calcext:value-type="float">
            <text:p>0.0416355982667703</text:p>
          </table:table-cell>
          <table:table-cell table:number-columns-repeated="4"/>
          <table:table-cell office:value-type="float" office:value="0.0365851284243793" calcext:value-type="float">
            <text:p>0.0365851284243793</text:p>
          </table:table-cell>
          <table:table-cell office:value-type="float" office:value="0.0312566302897308" calcext:value-type="float">
            <text:p>0.0312566302897308</text:p>
          </table:table-cell>
          <table:table-cell office:value-type="float" office:value="0.0148602796105402" calcext:value-type="float">
            <text:p>0.0148602796105402</text:p>
          </table:table-cell>
          <table:table-cell office:value-type="float" office:value="0.026567256904803" calcext:value-type="float">
            <text:p>0.026567256904803</text:p>
          </table:table-cell>
          <table:table-cell/>
          <table:table-cell office:value-type="float" office:value="0.209664278730697" calcext:value-type="float">
            <text:p>0.209664278730697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199467141594862" calcext:value-type="float">
            <text:p>0.19946714159486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8392993918291" calcext:value-type="float">
            <text:p>0.258392993918291</text:p>
          </table:table-cell>
          <table:table-cell office:value-type="float" office:value="0.222246525694101" calcext:value-type="float">
            <text:p>0.222246525694101</text:p>
          </table:table-cell>
          <table:table-cell office:value-type="float" office:value="0.0361464682241897" calcext:value-type="float">
            <text:p>0.0361464682241897</text:p>
          </table:table-cell>
          <table:table-cell/>
          <table:table-cell office:value-type="float" office:value="0.258468883700597" calcext:value-type="float">
            <text:p>0.258468883700597</text:p>
          </table:table-cell>
          <table:table-cell office:value-type="float" office:value="0.221291716623166" calcext:value-type="float">
            <text:p>0.221291716623166</text:p>
          </table:table-cell>
          <table:table-cell office:value-type="float" office:value="0.0371771670774313" calcext:value-type="float">
            <text:p>0.0371771670774313</text:p>
          </table:table-cell>
          <table:table-cell/>
          <table:table-cell office:value-type="float" office:value="0.202469237361126" calcext:value-type="float">
            <text:p>0.20246923736112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0338759616151029" calcext:value-type="float">
            <text:p>0.0338759616151029</text:p>
          </table:table-cell>
          <table:table-cell/>
          <table:table-cell office:value-type="float" office:value="0.150050007285557" calcext:value-type="float">
            <text:p>0.150050007285557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0378379498872112" calcext:value-type="float">
            <text:p>0.0378379498872112</text:p>
          </table:table-cell>
          <table:table-cell/>
          <table:table-cell office:value-type="float" office:value="0.28983465487284" calcext:value-type="float">
            <text:p>0.28983465487284</text:p>
          </table:table-cell>
          <table:table-cell office:value-type="float" office:value="0.232123375498443" calcext:value-type="float">
            <text:p>0.232123375498443</text:p>
          </table:table-cell>
          <table:table-cell office:value-type="float" office:value="0.0577112793743974" calcext:value-type="float">
            <text:p>0.0577112793743974</text:p>
          </table:table-cell>
          <table:table-cell table:number-columns-repeated="4"/>
          <table:table-cell office:value-type="float" office:value="0.0336059479978623" calcext:value-type="float">
            <text:p>0.0336059479978623</text:p>
          </table:table-cell>
          <table:table-cell office:value-type="float" office:value="0.0420154653057467" calcext:value-type="float">
            <text:p>0.0420154653057467</text:p>
          </table:table-cell>
          <table:table-cell office:value-type="float" office:value="0.0331022789909355" calcext:value-type="float">
            <text:p>0.0331022789909355</text:p>
          </table:table-cell>
          <table:table-cell office:value-type="float" office:value="0.0301140578013199" calcext:value-type="float">
            <text:p>0.0301140578013199</text:p>
          </table:table-cell>
          <table:table-cell/>
          <table:table-cell office:value-type="float" office:value="0.253164385136799" calcext:value-type="float">
            <text:p>0.253164385136799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211156416571632" calcext:value-type="float">
            <text:p>0.21115641657163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4764378681896" calcext:value-type="float">
            <text:p>0.24764378681896</text:p>
          </table:table-cell>
          <table:table-cell office:value-type="float" office:value="0.216992124280298" calcext:value-type="float">
            <text:p>0.216992124280298</text:p>
          </table:table-cell>
          <table:table-cell office:value-type="float" office:value="0.0306516625386626" calcext:value-type="float">
            <text:p>0.0306516625386626</text:p>
          </table:table-cell>
          <table:table-cell/>
          <table:table-cell office:value-type="float" office:value="0.237867449122431" calcext:value-type="float">
            <text:p>0.237867449122431</text:p>
          </table:table-cell>
          <table:table-cell office:value-type="float" office:value="0.214359725270568" calcext:value-type="float">
            <text:p>0.214359725270568</text:p>
          </table:table-cell>
          <table:table-cell office:value-type="float" office:value="0.0235077238518624" calcext:value-type="float">
            <text:p>0.0235077238518624</text:p>
          </table:table-cell>
          <table:table-cell/>
          <table:table-cell office:value-type="float" office:value="0.211537910107629" calcext:value-type="float">
            <text:p>0.211537910107629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0624212904858984" calcext:value-type="float">
            <text:p>0.0624212904858984</text:p>
          </table:table-cell>
          <table:table-cell/>
          <table:table-cell office:value-type="float" office:value="0.143289570319359" calcext:value-type="float">
            <text:p>0.143289570319359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0279343239908333" calcext:value-type="float">
            <text:p>0.0279343239908333</text:p>
          </table:table-cell>
          <table:table-cell/>
          <table:table-cell office:value-type="float" office:value="0.249217525806973" calcext:value-type="float">
            <text:p>0.249217525806973</text:p>
          </table:table-cell>
          <table:table-cell office:value-type="float" office:value="0.2058536809431" calcext:value-type="float">
            <text:p>0.2058536809431</text:p>
          </table:table-cell>
          <table:table-cell office:value-type="float" office:value="0.0433638448638727" calcext:value-type="float">
            <text:p>0.0433638448638727</text:p>
          </table:table-cell>
          <table:table-cell table:number-columns-repeated="4"/>
          <table:table-cell office:value-type="float" office:value="0.0582536940121046" calcext:value-type="float">
            <text:p>0.0582536940121046</text:p>
          </table:table-cell>
          <table:table-cell office:value-type="float" office:value="0.0290639647862558" calcext:value-type="float">
            <text:p>0.0290639647862558</text:p>
          </table:table-cell>
          <table:table-cell office:value-type="float" office:value="0.0636748678247076" calcext:value-type="float">
            <text:p>0.0636748678247076</text:p>
          </table:table-cell>
          <table:table-cell office:value-type="float" office:value="0.0600212821264409" calcext:value-type="float">
            <text:p>0.0600212821264409</text:p>
          </table:table-cell>
          <table:table-cell/>
          <table:table-cell office:value-type="float" office:value="0.236177818301701" calcext:value-type="float">
            <text:p>0.236177818301701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231324238015928" calcext:value-type="float">
            <text:p>0.23132423801592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27932591835277" calcext:value-type="float">
            <text:p>0.227932591835277</text:p>
          </table:table-cell>
          <table:table-cell office:value-type="float" office:value="0.195899389755369" calcext:value-type="float">
            <text:p>0.195899389755369</text:p>
          </table:table-cell>
          <table:table-cell office:value-type="float" office:value="0.0320332020799084" calcext:value-type="float">
            <text:p>0.0320332020799084</text:p>
          </table:table-cell>
          <table:table-cell/>
          <table:table-cell office:value-type="float" office:value="0.246249407155076" calcext:value-type="float">
            <text:p>0.246249407155076</text:p>
          </table:table-cell>
          <table:table-cell office:value-type="float" office:value="0.209664278730697" calcext:value-type="float">
            <text:p>0.209664278730697</text:p>
          </table:table-cell>
          <table:table-cell office:value-type="float" office:value="0.0365851284243793" calcext:value-type="float">
            <text:p>0.0365851284243793</text:p>
          </table:table-cell>
          <table:table-cell/>
          <table:table-cell office:value-type="float" office:value="0.204723275450702" calcext:value-type="float">
            <text:p>0.204723275450702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0312566302897308" calcext:value-type="float">
            <text:p>0.0312566302897308</text:p>
          </table:table-cell>
          <table:table-cell/>
          <table:table-cell office:value-type="float" office:value="0.124117715317141" calcext:value-type="float">
            <text:p>0.12411771531714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0148602796105402" calcext:value-type="float">
            <text:p>0.0148602796105402</text:p>
          </table:table-cell>
          <table:table-cell/>
          <table:table-cell office:value-type="float" office:value="0.226034398499665" calcext:value-type="float">
            <text:p>0.226034398499665</text:p>
          </table:table-cell>
          <table:table-cell office:value-type="float" office:value="0.199467141594862" calcext:value-type="float">
            <text:p>0.199467141594862</text:p>
          </table:table-cell>
          <table:table-cell office:value-type="float" office:value="0.026567256904803" calcext:value-type="float">
            <text:p>0.026567256904803</text:p>
          </table:table-cell>
          <table:table-cell table:number-columns-repeated="4"/>
          <table:table-cell office:value-type="float" office:value="0.0493189829060391" calcext:value-type="float">
            <text:p>0.0493189829060391</text:p>
          </table:table-cell>
          <table:table-cell office:value-type="float" office:value="0.0371185776105524" calcext:value-type="float">
            <text:p>0.0371185776105524</text:p>
          </table:table-cell>
          <table:table-cell office:value-type="float" office:value="0.0361290657252102" calcext:value-type="float">
            <text:p>0.0361290657252102</text:p>
          </table:table-cell>
          <table:table-cell office:value-type="float" office:value="0.0534195413579359" calcext:value-type="float">
            <text:p>0.0534195413579359</text:p>
          </table:table-cell>
          <table:table-cell/>
          <table:table-cell office:value-type="float" office:value="0.224258180163812" calcext:value-type="float">
            <text:p>0.224258180163812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227413254148327" calcext:value-type="float">
            <text:p>0.2274132541483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7335467498955" calcext:value-type="float">
            <text:p>0.227335467498955</text:p>
          </table:table-cell>
          <table:table-cell office:value-type="float" office:value="0.190549906079429" calcext:value-type="float">
            <text:p>0.190549906079429</text:p>
          </table:table-cell>
          <table:table-cell office:value-type="float" office:value="0.0367855614195256" calcext:value-type="float">
            <text:p>0.0367855614195256</text:p>
          </table:table-cell>
          <table:table-cell/>
          <table:table-cell office:value-type="float" office:value="0.286770333134661" calcext:value-type="float">
            <text:p>0.286770333134661</text:p>
          </table:table-cell>
          <table:table-cell office:value-type="float" office:value="0.253164385136799" calcext:value-type="float">
            <text:p>0.253164385136799</text:p>
          </table:table-cell>
          <table:table-cell office:value-type="float" office:value="0.0336059479978623" calcext:value-type="float">
            <text:p>0.0336059479978623</text:p>
          </table:table-cell>
          <table:table-cell/>
          <table:table-cell office:value-type="float" office:value="0.211074587847326" calcext:value-type="float">
            <text:p>0.211074587847326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0420154653057467" calcext:value-type="float">
            <text:p>0.0420154653057467</text:p>
          </table:table-cell>
          <table:table-cell/>
          <table:table-cell office:value-type="float" office:value="0.152538422260789" calcext:value-type="float">
            <text:p>0.15253842226078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0331022789909355" calcext:value-type="float">
            <text:p>0.0331022789909355</text:p>
          </table:table-cell>
          <table:table-cell/>
          <table:table-cell office:value-type="float" office:value="0.241270474372952" calcext:value-type="float">
            <text:p>0.241270474372952</text:p>
          </table:table-cell>
          <table:table-cell office:value-type="float" office:value="0.211156416571632" calcext:value-type="float">
            <text:p>0.211156416571632</text:p>
          </table:table-cell>
          <table:table-cell office:value-type="float" office:value="0.0301140578013199" calcext:value-type="float">
            <text:p>0.0301140578013199</text:p>
          </table:table-cell>
          <table:table-cell table:number-columns-repeated="4"/>
          <table:table-cell office:value-type="float" office:value="0.0548777655479132" calcext:value-type="float">
            <text:p>0.0548777655479132</text:p>
          </table:table-cell>
          <table:table-cell office:value-type="float" office:value="0.0301554156611794" calcext:value-type="float">
            <text:p>0.0301554156611794</text:p>
          </table:table-cell>
          <table:table-cell office:value-type="float" office:value="0.0395441912503607" calcext:value-type="float">
            <text:p>0.0395441912503607</text:p>
          </table:table-cell>
          <table:table-cell office:value-type="float" office:value="0.0152956834862374" calcext:value-type="float">
            <text:p>0.0152956834862374</text:p>
          </table:table-cell>
          <table:table-cell/>
          <table:table-cell office:value-type="float" office:value="0.228323516823784" calcext:value-type="float">
            <text:p>0.228323516823784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255620725559982" calcext:value-type="float">
            <text:p>0.25562072555998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38436327290269" calcext:value-type="float">
            <text:p>0.238436327290269</text:p>
          </table:table-cell>
          <table:table-cell office:value-type="float" office:value="0.195056290898948" calcext:value-type="float">
            <text:p>0.195056290898948</text:p>
          </table:table-cell>
          <table:table-cell office:value-type="float" office:value="0.0433800363913212" calcext:value-type="float">
            <text:p>0.0433800363913212</text:p>
          </table:table-cell>
          <table:table-cell/>
          <table:table-cell office:value-type="float" office:value="0.294431512313806" calcext:value-type="float">
            <text:p>0.294431512313806</text:p>
          </table:table-cell>
          <table:table-cell office:value-type="float" office:value="0.236177818301701" calcext:value-type="float">
            <text:p>0.236177818301701</text:p>
          </table:table-cell>
          <table:table-cell office:value-type="float" office:value="0.0582536940121046" calcext:value-type="float">
            <text:p>0.0582536940121046</text:p>
          </table:table-cell>
          <table:table-cell/>
          <table:table-cell office:value-type="float" office:value="0.200274436356622" calcext:value-type="float">
            <text:p>0.200274436356622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0290639647862558" calcext:value-type="float">
            <text:p>0.0290639647862558</text:p>
          </table:table-cell>
          <table:table-cell/>
          <table:table-cell office:value-type="float" office:value="0.173460994162009" calcext:value-type="float">
            <text:p>0.173460994162009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0636748678247076" calcext:value-type="float">
            <text:p>0.0636748678247076</text:p>
          </table:table-cell>
          <table:table-cell/>
          <table:table-cell office:value-type="float" office:value="0.291345520142369" calcext:value-type="float">
            <text:p>0.291345520142369</text:p>
          </table:table-cell>
          <table:table-cell office:value-type="float" office:value="0.231324238015928" calcext:value-type="float">
            <text:p>0.231324238015928</text:p>
          </table:table-cell>
          <table:table-cell office:value-type="float" office:value="0.0600212821264409" calcext:value-type="float">
            <text:p>0.0600212821264409</text:p>
          </table:table-cell>
          <table:table-cell table:number-columns-repeated="4"/>
          <table:table-cell office:value-type="float" office:value="0.0545567546546632" calcext:value-type="float">
            <text:p>0.0545567546546632</text:p>
          </table:table-cell>
          <table:table-cell office:value-type="float" office:value="0.0333833669605576" calcext:value-type="float">
            <text:p>0.0333833669605576</text:p>
          </table:table-cell>
          <table:table-cell office:value-type="float" office:value="0.0323705109216408" calcext:value-type="float">
            <text:p>0.0323705109216408</text:p>
          </table:table-cell>
          <table:table-cell office:value-type="float" office:value="0.04425909178329" calcext:value-type="float">
            <text:p>0.04425909178329</text:p>
          </table:table-cell>
          <table:table-cell/>
          <table:table-cell office:value-type="float" office:value="0.227055957172175" calcext:value-type="float">
            <text:p>0.227055957172175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260029938451024" calcext:value-type="float">
            <text:p>0.26002993845102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724754442119" calcext:value-type="float">
            <text:p>0.21724754442119</text:p>
          </table:table-cell>
          <table:table-cell office:value-type="float" office:value="0.190492990505018" calcext:value-type="float">
            <text:p>0.190492990505018</text:p>
          </table:table-cell>
          <table:table-cell office:value-type="float" office:value="0.0267545539161717" calcext:value-type="float">
            <text:p>0.0267545539161717</text:p>
          </table:table-cell>
          <table:table-cell/>
          <table:table-cell office:value-type="float" office:value="0.273577163069851" calcext:value-type="float">
            <text:p>0.273577163069851</text:p>
          </table:table-cell>
          <table:table-cell office:value-type="float" office:value="0.224258180163812" calcext:value-type="float">
            <text:p>0.224258180163812</text:p>
          </table:table-cell>
          <table:table-cell office:value-type="float" office:value="0.0493189829060391" calcext:value-type="float">
            <text:p>0.0493189829060391</text:p>
          </table:table-cell>
          <table:table-cell/>
          <table:table-cell office:value-type="float" office:value="0.20828221333704" calcext:value-type="float">
            <text:p>0.20828221333704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0371185776105524" calcext:value-type="float">
            <text:p>0.0371185776105524</text:p>
          </table:table-cell>
          <table:table-cell/>
          <table:table-cell office:value-type="float" office:value="0.153663945194266" calcext:value-type="float">
            <text:p>0.153663945194266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0361290657252102" calcext:value-type="float">
            <text:p>0.0361290657252102</text:p>
          </table:table-cell>
          <table:table-cell/>
          <table:table-cell office:value-type="float" office:value="0.280832795506263" calcext:value-type="float">
            <text:p>0.280832795506263</text:p>
          </table:table-cell>
          <table:table-cell office:value-type="float" office:value="0.227413254148327" calcext:value-type="float">
            <text:p>0.227413254148327</text:p>
          </table:table-cell>
          <table:table-cell office:value-type="float" office:value="0.0534195413579359" calcext:value-type="float">
            <text:p>0.0534195413579359</text:p>
          </table:table-cell>
          <table:table-cell table:number-columns-repeated="4"/>
          <table:table-cell office:value-type="float" office:value="0.042269133824333" calcext:value-type="float">
            <text:p>0.042269133824333</text:p>
          </table:table-cell>
          <table:table-cell office:value-type="float" office:value="0.0160595174880931" calcext:value-type="float">
            <text:p>0.0160595174880931</text:p>
          </table:table-cell>
          <table:table-cell office:value-type="float" office:value="0.0427130272791436" calcext:value-type="float">
            <text:p>0.0427130272791436</text:p>
          </table:table-cell>
          <table:table-cell office:value-type="float" office:value="0.0250874721224127" calcext:value-type="float">
            <text:p>0.0250874721224127</text:p>
          </table:table-cell>
          <table:table-cell/>
          <table:table-cell office:value-type="float" office:value="0.233598448454377" calcext:value-type="float">
            <text:p>0.233598448454377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232647941752451" calcext:value-type="float">
            <text:p>0.23264794175245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0097026855815" calcext:value-type="float">
            <text:p>0.230097026855815</text:p>
          </table:table-cell>
          <table:table-cell office:value-type="float" office:value="0.197034934264047" calcext:value-type="float">
            <text:p>0.197034934264047</text:p>
          </table:table-cell>
          <table:table-cell office:value-type="float" office:value="0.0330620925917682" calcext:value-type="float">
            <text:p>0.0330620925917682</text:p>
          </table:table-cell>
          <table:table-cell/>
          <table:table-cell office:value-type="float" office:value="0.283201282371697" calcext:value-type="float">
            <text:p>0.283201282371697</text:p>
          </table:table-cell>
          <table:table-cell office:value-type="float" office:value="0.228323516823784" calcext:value-type="float">
            <text:p>0.228323516823784</text:p>
          </table:table-cell>
          <table:table-cell office:value-type="float" office:value="0.0548777655479132" calcext:value-type="float">
            <text:p>0.0548777655479132</text:p>
          </table:table-cell>
          <table:table-cell/>
          <table:table-cell office:value-type="float" office:value="0.202981981429722" calcext:value-type="float">
            <text:p>0.202981981429722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0301554156611794" calcext:value-type="float">
            <text:p>0.0301554156611794</text:p>
          </table:table-cell>
          <table:table-cell/>
          <table:table-cell office:value-type="float" office:value="0.156631759979674" calcext:value-type="float">
            <text:p>0.156631759979674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0395441912503607" calcext:value-type="float">
            <text:p>0.0395441912503607</text:p>
          </table:table-cell>
          <table:table-cell/>
          <table:table-cell office:value-type="float" office:value="0.270916409046219" calcext:value-type="float">
            <text:p>0.270916409046219</text:p>
          </table:table-cell>
          <table:table-cell office:value-type="float" office:value="0.255620725559982" calcext:value-type="float">
            <text:p>0.255620725559982</text:p>
          </table:table-cell>
          <table:table-cell office:value-type="float" office:value="0.0152956834862374" calcext:value-type="float">
            <text:p>0.0152956834862374</text:p>
          </table:table-cell>
          <table:table-cell table:number-columns-repeated="4"/>
          <table:table-cell office:value-type="float" office:value="0.0407087844398981" calcext:value-type="float">
            <text:p>0.0407087844398981</text:p>
          </table:table-cell>
          <table:table-cell office:value-type="float" office:value="0.0241786159852721" calcext:value-type="float">
            <text:p>0.0241786159852721</text:p>
          </table:table-cell>
          <table:table-cell office:value-type="float" office:value="0.0267888329754669" calcext:value-type="float">
            <text:p>0.0267888329754669</text:p>
          </table:table-cell>
          <table:table-cell office:value-type="float" office:value="0.0201252411036878" calcext:value-type="float">
            <text:p>0.0201252411036878</text:p>
          </table:table-cell>
          <table:table-cell/>
          <table:table-cell office:value-type="float" office:value="0.246887587410898" calcext:value-type="float">
            <text:p>0.246887587410898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225546152899726" calcext:value-type="float">
            <text:p>0.22554615289972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22802103316829" calcext:value-type="float">
            <text:p>0.222802103316829</text:p>
          </table:table-cell>
          <table:table-cell office:value-type="float" office:value="0.197292790733638" calcext:value-type="float">
            <text:p>0.197292790733638</text:p>
          </table:table-cell>
          <table:table-cell office:value-type="float" office:value="0.0255093125831916" calcext:value-type="float">
            <text:p>0.0255093125831916</text:p>
          </table:table-cell>
          <table:table-cell/>
          <table:table-cell office:value-type="float" office:value="0.281612711826838" calcext:value-type="float">
            <text:p>0.281612711826838</text:p>
          </table:table-cell>
          <table:table-cell office:value-type="float" office:value="0.227055957172175" calcext:value-type="float">
            <text:p>0.227055957172175</text:p>
          </table:table-cell>
          <table:table-cell office:value-type="float" office:value="0.0545567546546632" calcext:value-type="float">
            <text:p>0.0545567546546632</text:p>
          </table:table-cell>
          <table:table-cell/>
          <table:table-cell office:value-type="float" office:value="0.215596846831406" calcext:value-type="float">
            <text:p>0.215596846831406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0333833669605576" calcext:value-type="float">
            <text:p>0.0333833669605576</text:p>
          </table:table-cell>
          <table:table-cell/>
          <table:table-cell office:value-type="float" office:value="0.149873775537616" calcext:value-type="float">
            <text:p>0.149873775537616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0323705109216408" calcext:value-type="float">
            <text:p>0.0323705109216408</text:p>
          </table:table-cell>
          <table:table-cell/>
          <table:table-cell office:value-type="float" office:value="0.304289030234314" calcext:value-type="float">
            <text:p>0.304289030234314</text:p>
          </table:table-cell>
          <table:table-cell office:value-type="float" office:value="0.260029938451024" calcext:value-type="float">
            <text:p>0.260029938451024</text:p>
          </table:table-cell>
          <table:table-cell office:value-type="float" office:value="0.04425909178329" calcext:value-type="float">
            <text:p>0.04425909178329</text:p>
          </table:table-cell>
          <table:table-cell table:number-columns-repeated="4"/>
          <table:table-cell office:value-type="float" office:value="0.0248928594105576" calcext:value-type="float">
            <text:p>0.0248928594105576</text:p>
          </table:table-cell>
          <table:table-cell office:value-type="float" office:value="0.0196204944297818" calcext:value-type="float">
            <text:p>0.0196204944297818</text:p>
          </table:table-cell>
          <table:table-cell office:value-type="float" office:value="0.0221583178630855" calcext:value-type="float">
            <text:p>0.0221583178630855</text:p>
          </table:table-cell>
          <table:table-cell office:value-type="float" office:value="0.0562029666472555" calcext:value-type="float">
            <text:p>0.0562029666472555</text:p>
          </table:table-cell>
          <table:table-cell/>
          <table:table-cell office:value-type="float" office:value="0.224366469101775" calcext:value-type="float">
            <text:p>0.224366469101775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248265084962914" calcext:value-type="float">
            <text:p>0.2482650849629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5540126309987" calcext:value-type="float">
            <text:p>0.25540126309987</text:p>
          </table:table-cell>
          <table:table-cell office:value-type="float" office:value="0.22437333595987" calcext:value-type="float">
            <text:p>0.22437333595987</text:p>
          </table:table-cell>
          <table:table-cell office:value-type="float" office:value="0.0310279271399992" calcext:value-type="float">
            <text:p>0.0310279271399992</text:p>
          </table:table-cell>
          <table:table-cell/>
          <table:table-cell office:value-type="float" office:value="0.27586758227871" calcext:value-type="float">
            <text:p>0.27586758227871</text:p>
          </table:table-cell>
          <table:table-cell office:value-type="float" office:value="0.233598448454377" calcext:value-type="float">
            <text:p>0.233598448454377</text:p>
          </table:table-cell>
          <table:table-cell office:value-type="float" office:value="0.042269133824333" calcext:value-type="float">
            <text:p>0.042269133824333</text:p>
          </table:table-cell>
          <table:table-cell/>
          <table:table-cell office:value-type="float" office:value="0.185691063278506" calcext:value-type="float">
            <text:p>0.185691063278506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0160595174880931" calcext:value-type="float">
            <text:p>0.0160595174880931</text:p>
          </table:table-cell>
          <table:table-cell/>
          <table:table-cell office:value-type="float" office:value="0.164361002002118" calcext:value-type="float">
            <text:p>0.164361002002118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0427130272791436" calcext:value-type="float">
            <text:p>0.0427130272791436</text:p>
          </table:table-cell>
          <table:table-cell/>
          <table:table-cell office:value-type="float" office:value="0.257735413874864" calcext:value-type="float">
            <text:p>0.257735413874864</text:p>
          </table:table-cell>
          <table:table-cell office:value-type="float" office:value="0.232647941752451" calcext:value-type="float">
            <text:p>0.232647941752451</text:p>
          </table:table-cell>
          <table:table-cell office:value-type="float" office:value="0.0250874721224127" calcext:value-type="float">
            <text:p>0.0250874721224127</text:p>
          </table:table-cell>
          <table:table-cell table:number-columns-repeated="4"/>
          <table:table-cell office:value-type="float" office:value="0.0332936140510461" calcext:value-type="float">
            <text:p>0.0332936140510461</text:p>
          </table:table-cell>
          <table:table-cell office:value-type="float" office:value="0.0278520586884378" calcext:value-type="float">
            <text:p>0.0278520586884378</text:p>
          </table:table-cell>
          <table:table-cell office:value-type="float" office:value="0.0264035107606804" calcext:value-type="float">
            <text:p>0.0264035107606804</text:p>
          </table:table-cell>
          <table:table-cell office:value-type="float" office:value="0.0418132217621989" calcext:value-type="float">
            <text:p>0.0418132217621989</text:p>
          </table:table-cell>
          <table:table-cell/>
          <table:table-cell office:value-type="float" office:value="0.224797736979583" calcext:value-type="float">
            <text:p>0.22479773697958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230309468266384" calcext:value-type="float">
            <text:p>0.23030946826638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7164956612716" calcext:value-type="float">
            <text:p>0.247164956612716</text:p>
          </table:table-cell>
          <table:table-cell office:value-type="float" office:value="0.210412113998418" calcext:value-type="float">
            <text:p>0.210412113998418</text:p>
          </table:table-cell>
          <table:table-cell office:value-type="float" office:value="0.0367528426142983" calcext:value-type="float">
            <text:p>0.0367528426142983</text:p>
          </table:table-cell>
          <table:table-cell/>
          <table:table-cell office:value-type="float" office:value="0.287596371850796" calcext:value-type="float">
            <text:p>0.287596371850796</text:p>
          </table:table-cell>
          <table:table-cell office:value-type="float" office:value="0.246887587410898" calcext:value-type="float">
            <text:p>0.246887587410898</text:p>
          </table:table-cell>
          <table:table-cell office:value-type="float" office:value="0.0407087844398981" calcext:value-type="float">
            <text:p>0.0407087844398981</text:p>
          </table:table-cell>
          <table:table-cell/>
          <table:table-cell office:value-type="float" office:value="0.175680887757783" calcext:value-type="float">
            <text:p>0.175680887757783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0241786159852721" calcext:value-type="float">
            <text:p>0.0241786159852721</text:p>
          </table:table-cell>
          <table:table-cell/>
          <table:table-cell office:value-type="float" office:value="0.144191462999723" calcext:value-type="float">
            <text:p>0.144191462999723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0267888329754669" calcext:value-type="float">
            <text:p>0.0267888329754669</text:p>
          </table:table-cell>
          <table:table-cell/>
          <table:table-cell office:value-type="float" office:value="0.245671394003414" calcext:value-type="float">
            <text:p>0.245671394003414</text:p>
          </table:table-cell>
          <table:table-cell office:value-type="float" office:value="0.225546152899726" calcext:value-type="float">
            <text:p>0.225546152899726</text:p>
          </table:table-cell>
          <table:table-cell office:value-type="float" office:value="0.0201252411036878" calcext:value-type="float">
            <text:p>0.0201252411036878</text:p>
          </table:table-cell>
          <table:table-cell table:number-columns-repeated="4"/>
          <table:table-cell office:value-type="float" office:value="0.0281508903893752" calcext:value-type="float">
            <text:p>0.0281508903893752</text:p>
          </table:table-cell>
          <table:table-cell office:value-type="float" office:value="0.0253651360061163" calcext:value-type="float">
            <text:p>0.0253651360061163</text:p>
          </table:table-cell>
          <table:table-cell office:value-type="float" office:value="0.0319213316234765" calcext:value-type="float">
            <text:p>0.0319213316234765</text:p>
          </table:table-cell>
          <table:table-cell office:value-type="float" office:value="0.0577002005814719" calcext:value-type="float">
            <text:p>0.0577002005814719</text:p>
          </table:table-cell>
          <table:table-cell/>
          <table:table-cell office:value-type="float" office:value="0.212085153299613" calcext:value-type="float">
            <text:p>0.212085153299613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242260171714192" calcext:value-type="float">
            <text:p>0.24226017171419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79545780098" calcext:value-type="float">
            <text:p>0.2379545780098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362520051685247" calcext:value-type="float">
            <text:p>0.0362520051685247</text:p>
          </table:table-cell>
          <table:table-cell/>
          <table:table-cell office:value-type="float" office:value="0.249259328512332" calcext:value-type="float">
            <text:p>0.249259328512332</text:p>
          </table:table-cell>
          <table:table-cell office:value-type="float" office:value="0.224366469101775" calcext:value-type="float">
            <text:p>0.224366469101775</text:p>
          </table:table-cell>
          <table:table-cell office:value-type="float" office:value="0.0248928594105576" calcext:value-type="float">
            <text:p>0.0248928594105576</text:p>
          </table:table-cell>
          <table:table-cell/>
          <table:table-cell office:value-type="float" office:value="0.187154152114592" calcext:value-type="float">
            <text:p>0.187154152114592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0196204944297818" calcext:value-type="float">
            <text:p>0.0196204944297818</text:p>
          </table:table-cell>
          <table:table-cell/>
          <table:table-cell office:value-type="float" office:value="0.140985785336244" calcext:value-type="float">
            <text:p>0.140985785336244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0221583178630855" calcext:value-type="float">
            <text:p>0.0221583178630855</text:p>
          </table:table-cell>
          <table:table-cell/>
          <table:table-cell office:value-type="float" office:value="0.304468051610169" calcext:value-type="float">
            <text:p>0.304468051610169</text:p>
          </table:table-cell>
          <table:table-cell office:value-type="float" office:value="0.248265084962914" calcext:value-type="float">
            <text:p>0.248265084962914</text:p>
          </table:table-cell>
          <table:table-cell office:value-type="float" office:value="0.0562029666472555" calcext:value-type="float">
            <text:p>0.0562029666472555</text:p>
          </table:table-cell>
          <table:table-cell table:number-columns-repeated="4"/>
          <table:table-cell office:value-type="float" office:value="0.0361464682241897" calcext:value-type="float">
            <text:p>0.0361464682241897</text:p>
          </table:table-cell>
          <table:table-cell office:value-type="float" office:value="0.0342962985519477" calcext:value-type="float">
            <text:p>0.0342962985519477</text:p>
          </table:table-cell>
          <table:table-cell office:value-type="float" office:value="0.0428602110486223" calcext:value-type="float">
            <text:p>0.0428602110486223</text:p>
          </table:table-cell>
          <table:table-cell office:value-type="float" office:value="0.0293999867200406" calcext:value-type="float">
            <text:p>0.0293999867200406</text:p>
          </table:table-cell>
          <table:table-cell/>
          <table:table-cell office:value-type="float" office:value="0.222246525694101" calcext:value-type="float">
            <text:p>0.222246525694101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264199695227318" calcext:value-type="float">
            <text:p>0.2641996952273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1781916415182" calcext:value-type="float">
            <text:p>0.231781916415182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0406788086263427" calcext:value-type="float">
            <text:p>0.0406788086263427</text:p>
          </table:table-cell>
          <table:table-cell/>
          <table:table-cell office:value-type="float" office:value="0.258091351030629" calcext:value-type="float">
            <text:p>0.258091351030629</text:p>
          </table:table-cell>
          <table:table-cell office:value-type="float" office:value="0.224797736979583" calcext:value-type="float">
            <text:p>0.224797736979583</text:p>
          </table:table-cell>
          <table:table-cell office:value-type="float" office:value="0.0332936140510461" calcext:value-type="float">
            <text:p>0.0332936140510461</text:p>
          </table:table-cell>
          <table:table-cell/>
          <table:table-cell office:value-type="float" office:value="0.198177902605973" calcext:value-type="float">
            <text:p>0.19817790260597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0278520586884378" calcext:value-type="float">
            <text:p>0.0278520586884378</text:p>
          </table:table-cell>
          <table:table-cell/>
          <table:table-cell office:value-type="float" office:value="0.138988931670477" calcext:value-type="float">
            <text:p>0.138988931670477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0264035107606804" calcext:value-type="float">
            <text:p>0.0264035107606804</text:p>
          </table:table-cell>
          <table:table-cell/>
          <table:table-cell office:value-type="float" office:value="0.272122690028583" calcext:value-type="float">
            <text:p>0.272122690028583</text:p>
          </table:table-cell>
          <table:table-cell office:value-type="float" office:value="0.230309468266384" calcext:value-type="float">
            <text:p>0.230309468266384</text:p>
          </table:table-cell>
          <table:table-cell office:value-type="float" office:value="0.0418132217621989" calcext:value-type="float">
            <text:p>0.0418132217621989</text:p>
          </table:table-cell>
          <table:table-cell table:number-columns-repeated="4"/>
          <table:table-cell office:value-type="float" office:value="0.0306516625386626" calcext:value-type="float">
            <text:p>0.0306516625386626</text:p>
          </table:table-cell>
          <table:table-cell office:value-type="float" office:value="0.0056180184424906" calcext:value-type="float">
            <text:p>0.0056180184424906</text:p>
          </table:table-cell>
          <table:table-cell office:value-type="float" office:value="0.0259616597448009" calcext:value-type="float">
            <text:p>0.0259616597448009</text:p>
          </table:table-cell>
          <table:table-cell office:value-type="float" office:value="0.0231271200985522" calcext:value-type="float">
            <text:p>0.0231271200985522</text:p>
          </table:table-cell>
          <table:table-cell/>
          <table:table-cell office:value-type="float" office:value="0.216992124280298" calcext:value-type="float">
            <text:p>0.216992124280298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250616545623166" calcext:value-type="float">
            <text:p>0.25061654562316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8845125517393" calcext:value-type="float">
            <text:p>0.23884512551739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0469988274154307" calcext:value-type="float">
            <text:p>0.0469988274154307</text:p>
          </table:table-cell>
          <table:table-cell/>
          <table:table-cell office:value-type="float" office:value="0.240236043688989" calcext:value-type="float">
            <text:p>0.240236043688989</text:p>
          </table:table-cell>
          <table:table-cell office:value-type="float" office:value="0.212085153299613" calcext:value-type="float">
            <text:p>0.212085153299613</text:p>
          </table:table-cell>
          <table:table-cell office:value-type="float" office:value="0.0281508903893752" calcext:value-type="float">
            <text:p>0.0281508903893752</text:p>
          </table:table-cell>
          <table:table-cell/>
          <table:table-cell office:value-type="float" office:value="0.190834231082721" calcext:value-type="float">
            <text:p>0.190834231082721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0253651360061163" calcext:value-type="float">
            <text:p>0.0253651360061163</text:p>
          </table:table-cell>
          <table:table-cell/>
          <table:table-cell office:value-type="float" office:value="0.153685455699741" calcext:value-type="float">
            <text:p>0.153685455699741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0319213316234765" calcext:value-type="float">
            <text:p>0.0319213316234765</text:p>
          </table:table-cell>
          <table:table-cell/>
          <table:table-cell office:value-type="float" office:value="0.299960372295664" calcext:value-type="float">
            <text:p>0.299960372295664</text:p>
          </table:table-cell>
          <table:table-cell office:value-type="float" office:value="0.242260171714192" calcext:value-type="float">
            <text:p>0.242260171714192</text:p>
          </table:table-cell>
          <table:table-cell office:value-type="float" office:value="0.0577002005814719" calcext:value-type="float">
            <text:p>0.0577002005814719</text:p>
          </table:table-cell>
          <table:table-cell table:number-columns-repeated="4"/>
          <table:table-cell office:value-type="float" office:value="0.0320332020799084" calcext:value-type="float">
            <text:p>0.0320332020799084</text:p>
          </table:table-cell>
          <table:table-cell office:value-type="float" office:value="0.0341584375781221" calcext:value-type="float">
            <text:p>0.0341584375781221</text:p>
          </table:table-cell>
          <table:table-cell office:value-type="float" office:value="0.0249391816460445" calcext:value-type="float">
            <text:p>0.0249391816460445</text:p>
          </table:table-cell>
          <table:table-cell office:value-type="float" office:value="0.027455000470648" calcext:value-type="float">
            <text:p>0.027455000470648</text:p>
          </table:table-cell>
          <table:table-cell/>
          <table:table-cell office:value-type="float" office:value="0.195899389755369" calcext:value-type="float">
            <text:p>0.195899389755369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253371676081661" calcext:value-type="float">
            <text:p>0.25337167608166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137039148105" calcext:value-type="float">
            <text:p>0.25137039148105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0700412093111782" calcext:value-type="float">
            <text:p>0.0700412093111782</text:p>
          </table:table-cell>
          <table:table-cell/>
          <table:table-cell office:value-type="float" office:value="0.258392993918291" calcext:value-type="float">
            <text:p>0.258392993918291</text:p>
          </table:table-cell>
          <table:table-cell office:value-type="float" office:value="0.222246525694101" calcext:value-type="float">
            <text:p>0.222246525694101</text:p>
          </table:table-cell>
          <table:table-cell office:value-type="float" office:value="0.0361464682241897" calcext:value-type="float">
            <text:p>0.0361464682241897</text:p>
          </table:table-cell>
          <table:table-cell/>
          <table:table-cell office:value-type="float" office:value="0.190795886972156" calcext:value-type="float">
            <text:p>0.190795886972156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0342962985519477" calcext:value-type="float">
            <text:p>0.0342962985519477</text:p>
          </table:table-cell>
          <table:table-cell/>
          <table:table-cell office:value-type="float" office:value="0.16406895891097" calcext:value-type="float">
            <text:p>0.16406895891097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0428602110486223" calcext:value-type="float">
            <text:p>0.0428602110486223</text:p>
          </table:table-cell>
          <table:table-cell/>
          <table:table-cell office:value-type="float" office:value="0.293599681947359" calcext:value-type="float">
            <text:p>0.293599681947359</text:p>
          </table:table-cell>
          <table:table-cell office:value-type="float" office:value="0.264199695227318" calcext:value-type="float">
            <text:p>0.264199695227318</text:p>
          </table:table-cell>
          <table:table-cell office:value-type="float" office:value="0.0293999867200406" calcext:value-type="float">
            <text:p>0.0293999867200406</text:p>
          </table:table-cell>
          <table:table-cell table:number-columns-repeated="4"/>
          <table:table-cell office:value-type="float" office:value="0.0367855614195256" calcext:value-type="float">
            <text:p>0.0367855614195256</text:p>
          </table:table-cell>
          <table:table-cell office:value-type="float" office:value="0.0190569340519206" calcext:value-type="float">
            <text:p>0.0190569340519206</text:p>
          </table:table-cell>
          <table:table-cell office:value-type="float" office:value="0.0306435286035303" calcext:value-type="float">
            <text:p>0.0306435286035303</text:p>
          </table:table-cell>
          <table:table-cell office:value-type="float" office:value="0.0437296700816518" calcext:value-type="float">
            <text:p>0.0437296700816518</text:p>
          </table:table-cell>
          <table:table-cell/>
          <table:table-cell office:value-type="float" office:value="0.190549906079429" calcext:value-type="float">
            <text:p>0.190549906079429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245617736781074" calcext:value-type="float">
            <text:p>0.24561773678107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3682361420072" calcext:value-type="float">
            <text:p>0.233682361420072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0454704326239231" calcext:value-type="float">
            <text:p>0.0454704326239231</text:p>
          </table:table-cell>
          <table:table-cell/>
          <table:table-cell office:value-type="float" office:value="0.24764378681896" calcext:value-type="float">
            <text:p>0.24764378681896</text:p>
          </table:table-cell>
          <table:table-cell office:value-type="float" office:value="0.216992124280298" calcext:value-type="float">
            <text:p>0.216992124280298</text:p>
          </table:table-cell>
          <table:table-cell office:value-type="float" office:value="0.0306516625386626" calcext:value-type="float">
            <text:p>0.0306516625386626</text:p>
          </table:table-cell>
          <table:table-cell/>
          <table:table-cell office:value-type="float" office:value="0.157713848991026" calcext:value-type="float">
            <text:p>0.157713848991026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0056180184424906" calcext:value-type="float">
            <text:p>0.0056180184424906</text:p>
          </table:table-cell>
          <table:table-cell/>
          <table:table-cell office:value-type="float" office:value="0.15505003288079" calcext:value-type="float">
            <text:p>0.15505003288079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0259616597448009" calcext:value-type="float">
            <text:p>0.0259616597448009</text:p>
          </table:table-cell>
          <table:table-cell/>
          <table:table-cell office:value-type="float" office:value="0.273743665721719" calcext:value-type="float">
            <text:p>0.273743665721719</text:p>
          </table:table-cell>
          <table:table-cell office:value-type="float" office:value="0.250616545623166" calcext:value-type="float">
            <text:p>0.250616545623166</text:p>
          </table:table-cell>
          <table:table-cell office:value-type="float" office:value="0.0231271200985522" calcext:value-type="float">
            <text:p>0.0231271200985522</text:p>
          </table:table-cell>
          <table:table-cell table:number-columns-repeated="4"/>
          <table:table-cell office:value-type="float" office:value="0.0433800363913212" calcext:value-type="float">
            <text:p>0.0433800363913212</text:p>
          </table:table-cell>
          <table:table-cell office:value-type="float" office:value="0.0166242855881414" calcext:value-type="float">
            <text:p>0.0166242855881414</text:p>
          </table:table-cell>
          <table:table-cell office:value-type="float" office:value="0.0354851502895375" calcext:value-type="float">
            <text:p>0.0354851502895375</text:p>
          </table:table-cell>
          <table:table-cell office:value-type="float" office:value="0.0249720272646046" calcext:value-type="float">
            <text:p>0.0249720272646046</text:p>
          </table:table-cell>
          <table:table-cell/>
          <table:table-cell office:value-type="float" office:value="0.195056290898948" calcext:value-type="float">
            <text:p>0.195056290898948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23000556563887" calcext:value-type="float">
            <text:p>0.2300055656388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33936131334914" calcext:value-type="float">
            <text:p>0.23393613133491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323300743698791" calcext:value-type="float">
            <text:p>0.0323300743698791</text:p>
          </table:table-cell>
          <table:table-cell/>
          <table:table-cell office:value-type="float" office:value="0.227932591835277" calcext:value-type="float">
            <text:p>0.227932591835277</text:p>
          </table:table-cell>
          <table:table-cell office:value-type="float" office:value="0.195899389755369" calcext:value-type="float">
            <text:p>0.195899389755369</text:p>
          </table:table-cell>
          <table:table-cell office:value-type="float" office:value="0.0320332020799084" calcext:value-type="float">
            <text:p>0.0320332020799084</text:p>
          </table:table-cell>
          <table:table-cell/>
          <table:table-cell office:value-type="float" office:value="0.199018423187224" calcext:value-type="float">
            <text:p>0.199018423187224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0341584375781221" calcext:value-type="float">
            <text:p>0.0341584375781221</text:p>
          </table:table-cell>
          <table:table-cell/>
          <table:table-cell office:value-type="float" office:value="0.154317295850168" calcext:value-type="float">
            <text:p>0.154317295850168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0249391816460445" calcext:value-type="float">
            <text:p>0.0249391816460445</text:p>
          </table:table-cell>
          <table:table-cell/>
          <table:table-cell office:value-type="float" office:value="0.280826676552309" calcext:value-type="float">
            <text:p>0.280826676552309</text:p>
          </table:table-cell>
          <table:table-cell office:value-type="float" office:value="0.253371676081661" calcext:value-type="float">
            <text:p>0.253371676081661</text:p>
          </table:table-cell>
          <table:table-cell office:value-type="float" office:value="0.027455000470648" calcext:value-type="float">
            <text:p>0.027455000470648</text:p>
          </table:table-cell>
          <table:table-cell table:number-columns-repeated="4"/>
          <table:table-cell office:value-type="float" office:value="0.0267545539161717" calcext:value-type="float">
            <text:p>0.0267545539161717</text:p>
          </table:table-cell>
          <table:table-cell office:value-type="float" office:value="0.0370509396525632" calcext:value-type="float">
            <text:p>0.0370509396525632</text:p>
          </table:table-cell>
          <table:table-cell office:value-type="float" office:value="0.0313600840917494" calcext:value-type="float">
            <text:p>0.0313600840917494</text:p>
          </table:table-cell>
          <table:table-cell office:value-type="float" office:value="0.0268025476480498" calcext:value-type="float">
            <text:p>0.0268025476480498</text:p>
          </table:table-cell>
          <table:table-cell/>
          <table:table-cell office:value-type="float" office:value="0.190492990505018" calcext:value-type="float">
            <text:p>0.190492990505018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243262784564976" calcext:value-type="float">
            <text:p>0.24326278456497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36079062888635" calcext:value-type="float">
            <text:p>0.236079062888635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0419719818950865" calcext:value-type="float">
            <text:p>0.0419719818950865</text:p>
          </table:table-cell>
          <table:table-cell/>
          <table:table-cell office:value-type="float" office:value="0.227335467498955" calcext:value-type="float">
            <text:p>0.227335467498955</text:p>
          </table:table-cell>
          <table:table-cell office:value-type="float" office:value="0.190549906079429" calcext:value-type="float">
            <text:p>0.190549906079429</text:p>
          </table:table-cell>
          <table:table-cell office:value-type="float" office:value="0.0367855614195256" calcext:value-type="float">
            <text:p>0.0367855614195256</text:p>
          </table:table-cell>
          <table:table-cell/>
          <table:table-cell office:value-type="float" office:value="0.183609974462951" calcext:value-type="float">
            <text:p>0.183609974462951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0190569340519206" calcext:value-type="float">
            <text:p>0.0190569340519206</text:p>
          </table:table-cell>
          <table:table-cell/>
          <table:table-cell office:value-type="float" office:value="0.154968223382378" calcext:value-type="float">
            <text:p>0.154968223382378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0306435286035303" calcext:value-type="float">
            <text:p>0.0306435286035303</text:p>
          </table:table-cell>
          <table:table-cell/>
          <table:table-cell office:value-type="float" office:value="0.289347406862725" calcext:value-type="float">
            <text:p>0.289347406862725</text:p>
          </table:table-cell>
          <table:table-cell office:value-type="float" office:value="0.245617736781074" calcext:value-type="float">
            <text:p>0.245617736781074</text:p>
          </table:table-cell>
          <table:table-cell office:value-type="float" office:value="0.0437296700816518" calcext:value-type="float">
            <text:p>0.0437296700816518</text:p>
          </table:table-cell>
          <table:table-cell table:number-columns-repeated="4"/>
          <table:table-cell office:value-type="float" office:value="0.0330620925917682" calcext:value-type="float">
            <text:p>0.0330620925917682</text:p>
          </table:table-cell>
          <table:table-cell office:value-type="float" office:value="0.0371979005605064" calcext:value-type="float">
            <text:p>0.0371979005605064</text:p>
          </table:table-cell>
          <table:table-cell office:value-type="float" office:value="0.0369369524752992" calcext:value-type="float">
            <text:p>0.0369369524752992</text:p>
          </table:table-cell>
          <table:table-cell office:value-type="float" office:value="0.0309309607107624" calcext:value-type="float">
            <text:p>0.0309309607107624</text:p>
          </table:table-cell>
          <table:table-cell/>
          <table:table-cell office:value-type="float" office:value="0.197034934264047" calcext:value-type="float">
            <text:p>0.197034934264047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243139854090009" calcext:value-type="float">
            <text:p>0.24313985409000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42392277310895" calcext:value-type="float">
            <text:p>0.242392277310895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041423716577526" calcext:value-type="float">
            <text:p>0.041423716577526</text:p>
          </table:table-cell>
          <table:table-cell/>
          <table:table-cell office:value-type="float" office:value="0.238436327290269" calcext:value-type="float">
            <text:p>0.238436327290269</text:p>
          </table:table-cell>
          <table:table-cell office:value-type="float" office:value="0.195056290898948" calcext:value-type="float">
            <text:p>0.195056290898948</text:p>
          </table:table-cell>
          <table:table-cell office:value-type="float" office:value="0.0433800363913212" calcext:value-type="float">
            <text:p>0.0433800363913212</text:p>
          </table:table-cell>
          <table:table-cell/>
          <table:table-cell office:value-type="float" office:value="0.172854566950463" calcext:value-type="float">
            <text:p>0.172854566950463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0166242855881414" calcext:value-type="float">
            <text:p>0.0166242855881414</text:p>
          </table:table-cell>
          <table:table-cell/>
          <table:table-cell office:value-type="float" office:value="0.162257864802359" calcext:value-type="float">
            <text:p>0.162257864802359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0354851502895375" calcext:value-type="float">
            <text:p>0.0354851502895375</text:p>
          </table:table-cell>
          <table:table-cell/>
          <table:table-cell office:value-type="float" office:value="0.254977592903475" calcext:value-type="float">
            <text:p>0.254977592903475</text:p>
          </table:table-cell>
          <table:table-cell office:value-type="float" office:value="0.23000556563887" calcext:value-type="float">
            <text:p>0.23000556563887</text:p>
          </table:table-cell>
          <table:table-cell office:value-type="float" office:value="0.0249720272646046" calcext:value-type="float">
            <text:p>0.0249720272646046</text:p>
          </table:table-cell>
          <table:table-cell table:number-columns-repeated="4"/>
          <table:table-cell office:value-type="float" office:value="0.0255093125831916" calcext:value-type="float">
            <text:p>0.0255093125831916</text:p>
          </table:table-cell>
          <table:table-cell office:value-type="float" office:value="0.0528041805090884" calcext:value-type="float">
            <text:p>0.0528041805090884</text:p>
          </table:table-cell>
          <table:table-cell office:value-type="float" office:value="0.0524607198418277" calcext:value-type="float">
            <text:p>0.0524607198418277</text:p>
          </table:table-cell>
          <table:table-cell office:value-type="float" office:value="0.0371725837710029" calcext:value-type="float">
            <text:p>0.0371725837710029</text:p>
          </table:table-cell>
          <table:table-cell/>
          <table:table-cell office:value-type="float" office:value="0.197292790733638" calcext:value-type="float">
            <text:p>0.197292790733638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238636193255292" calcext:value-type="float">
            <text:p>0.23863619325529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6248899249824" calcext:value-type="float">
            <text:p>0.26248899249824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0482770964491602" calcext:value-type="float">
            <text:p>0.0482770964491602</text:p>
          </table:table-cell>
          <table:table-cell/>
          <table:table-cell office:value-type="float" office:value="0.21724754442119" calcext:value-type="float">
            <text:p>0.21724754442119</text:p>
          </table:table-cell>
          <table:table-cell office:value-type="float" office:value="0.190492990505018" calcext:value-type="float">
            <text:p>0.190492990505018</text:p>
          </table:table-cell>
          <table:table-cell office:value-type="float" office:value="0.0267545539161717" calcext:value-type="float">
            <text:p>0.0267545539161717</text:p>
          </table:table-cell>
          <table:table-cell/>
          <table:table-cell office:value-type="float" office:value="0.194450996824859" calcext:value-type="float">
            <text:p>0.194450996824859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0370509396525632" calcext:value-type="float">
            <text:p>0.0370509396525632</text:p>
          </table:table-cell>
          <table:table-cell/>
          <table:table-cell office:value-type="float" office:value="0.151444499737129" calcext:value-type="float">
            <text:p>0.151444499737129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0313600840917494" calcext:value-type="float">
            <text:p>0.0313600840917494</text:p>
          </table:table-cell>
          <table:table-cell/>
          <table:table-cell office:value-type="float" office:value="0.270065332213026" calcext:value-type="float">
            <text:p>0.270065332213026</text:p>
          </table:table-cell>
          <table:table-cell office:value-type="float" office:value="0.243262784564976" calcext:value-type="float">
            <text:p>0.243262784564976</text:p>
          </table:table-cell>
          <table:table-cell office:value-type="float" office:value="0.0268025476480498" calcext:value-type="float">
            <text:p>0.0268025476480498</text:p>
          </table:table-cell>
          <table:table-cell table:number-columns-repeated="4"/>
          <table:table-cell office:value-type="float" office:value="0.0310279271399992" calcext:value-type="float">
            <text:p>0.0310279271399992</text:p>
          </table:table-cell>
          <table:table-cell office:value-type="float" office:value="0.0449784946570403" calcext:value-type="float">
            <text:p>0.0449784946570403</text:p>
          </table:table-cell>
          <table:table-cell office:value-type="float" office:value="0.0502738606995733" calcext:value-type="float">
            <text:p>0.0502738606995733</text:p>
          </table:table-cell>
          <table:table-cell office:value-type="float" office:value="0.0257982607398871" calcext:value-type="float">
            <text:p>0.0257982607398871</text:p>
          </table:table-cell>
          <table:table-cell/>
          <table:table-cell office:value-type="float" office:value="0.22437333595987" calcext:value-type="float">
            <text:p>0.22437333595987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25549196747176" calcext:value-type="float">
            <text:p>0.25549196747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0894165784321" calcext:value-type="float">
            <text:p>0.24089416578432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0230773869908595" calcext:value-type="float">
            <text:p>0.0230773869908595</text:p>
          </table:table-cell>
          <table:table-cell/>
          <table:table-cell office:value-type="float" office:value="0.230097026855815" calcext:value-type="float">
            <text:p>0.230097026855815</text:p>
          </table:table-cell>
          <table:table-cell office:value-type="float" office:value="0.197034934264047" calcext:value-type="float">
            <text:p>0.197034934264047</text:p>
          </table:table-cell>
          <table:table-cell office:value-type="float" office:value="0.0330620925917682" calcext:value-type="float">
            <text:p>0.0330620925917682</text:p>
          </table:table-cell>
          <table:table-cell/>
          <table:table-cell office:value-type="float" office:value="0.182995387265218" calcext:value-type="float">
            <text:p>0.182995387265218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0371979005605064" calcext:value-type="float">
            <text:p>0.0371979005605064</text:p>
          </table:table-cell>
          <table:table-cell/>
          <table:table-cell office:value-type="float" office:value="0.168548779275718" calcext:value-type="float">
            <text:p>0.168548779275718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0369369524752992" calcext:value-type="float">
            <text:p>0.0369369524752992</text:p>
          </table:table-cell>
          <table:table-cell/>
          <table:table-cell office:value-type="float" office:value="0.274070814800771" calcext:value-type="float">
            <text:p>0.274070814800771</text:p>
          </table:table-cell>
          <table:table-cell office:value-type="float" office:value="0.243139854090009" calcext:value-type="float">
            <text:p>0.243139854090009</text:p>
          </table:table-cell>
          <table:table-cell office:value-type="float" office:value="0.0309309607107624" calcext:value-type="float">
            <text:p>0.0309309607107624</text:p>
          </table:table-cell>
          <table:table-cell table:number-columns-repeated="4"/>
          <table:table-cell office:value-type="float" office:value="0.0367528426142983" calcext:value-type="float">
            <text:p>0.0367528426142983</text:p>
          </table:table-cell>
          <table:table-cell office:value-type="float" office:value="0.0374364713098812" calcext:value-type="float">
            <text:p>0.0374364713098812</text:p>
          </table:table-cell>
          <table:table-cell office:value-type="float" office:value="0.0147307975184257" calcext:value-type="float">
            <text:p>0.0147307975184257</text:p>
          </table:table-cell>
          <table:table-cell office:value-type="float" office:value="0.0423532841373261" calcext:value-type="float">
            <text:p>0.0423532841373261</text:p>
          </table:table-cell>
          <table:table-cell/>
          <table:table-cell office:value-type="float" office:value="0.210412113998418" calcext:value-type="float">
            <text:p>0.210412113998418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258083624736159" calcext:value-type="float">
            <text:p>0.25808362473615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2889062592884" calcext:value-type="float">
            <text:p>0.232889062592884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0332324231854754" calcext:value-type="float">
            <text:p>0.0332324231854754</text:p>
          </table:table-cell>
          <table:table-cell/>
          <table:table-cell office:value-type="float" office:value="0.222802103316829" calcext:value-type="float">
            <text:p>0.222802103316829</text:p>
          </table:table-cell>
          <table:table-cell office:value-type="float" office:value="0.197292790733638" calcext:value-type="float">
            <text:p>0.197292790733638</text:p>
          </table:table-cell>
          <table:table-cell office:value-type="float" office:value="0.0255093125831916" calcext:value-type="float">
            <text:p>0.0255093125831916</text:p>
          </table:table-cell>
          <table:table-cell/>
          <table:table-cell office:value-type="float" office:value="0.202539494846602" calcext:value-type="float">
            <text:p>0.202539494846602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0528041805090884" calcext:value-type="float">
            <text:p>0.0528041805090884</text:p>
          </table:table-cell>
          <table:table-cell/>
          <table:table-cell office:value-type="float" office:value="0.183193565666935" calcext:value-type="float">
            <text:p>0.183193565666935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0524607198418277" calcext:value-type="float">
            <text:p>0.0524607198418277</text:p>
          </table:table-cell>
          <table:table-cell/>
          <table:table-cell office:value-type="float" office:value="0.275808777026295" calcext:value-type="float">
            <text:p>0.275808777026295</text:p>
          </table:table-cell>
          <table:table-cell office:value-type="float" office:value="0.238636193255292" calcext:value-type="float">
            <text:p>0.238636193255292</text:p>
          </table:table-cell>
          <table:table-cell office:value-type="float" office:value="0.0371725837710029" calcext:value-type="float">
            <text:p>0.0371725837710029</text:p>
          </table:table-cell>
          <table:table-cell table:number-columns-repeated="4"/>
          <table:table-cell office:value-type="float" office:value="0.0264516496288644" calcext:value-type="float">
            <text:p>0.0264516496288644</text:p>
          </table:table-cell>
          <table:table-cell office:value-type="float" office:value="0.021906032780474" calcext:value-type="float">
            <text:p>0.021906032780474</text:p>
          </table:table-cell>
          <table:table-cell office:value-type="float" office:value="0.0457108525610196" calcext:value-type="float">
            <text:p>0.0457108525610196</text:p>
          </table:table-cell>
          <table:table-cell office:value-type="float" office:value="0.0649155917749378" calcext:value-type="float">
            <text:p>0.0649155917749378</text:p>
          </table:table-cell>
          <table:table-cell/>
          <table:table-cell office:value-type="float" office:value="0.263328687509889" calcext:value-type="float">
            <text:p>0.263328687509889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267711023262281" calcext:value-type="float">
            <text:p>0.26771102326228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92915740080214" calcext:value-type="float">
            <text:p>0.192915740080214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0165630340232291" calcext:value-type="float">
            <text:p>0.0165630340232291</text:p>
          </table:table-cell>
          <table:table-cell/>
          <table:table-cell office:value-type="float" office:value="0.25540126309987" calcext:value-type="float">
            <text:p>0.25540126309987</text:p>
          </table:table-cell>
          <table:table-cell office:value-type="float" office:value="0.22437333595987" calcext:value-type="float">
            <text:p>0.22437333595987</text:p>
          </table:table-cell>
          <table:table-cell office:value-type="float" office:value="0.0310279271399992" calcext:value-type="float">
            <text:p>0.0310279271399992</text:p>
          </table:table-cell>
          <table:table-cell/>
          <table:table-cell office:value-type="float" office:value="0.189959819225721" calcext:value-type="float">
            <text:p>0.189959819225721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0449784946570403" calcext:value-type="float">
            <text:p>0.0449784946570403</text:p>
          </table:table-cell>
          <table:table-cell/>
          <table:table-cell office:value-type="float" office:value="0.171810979726162" calcext:value-type="float">
            <text:p>0.171810979726162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0502738606995733" calcext:value-type="float">
            <text:p>0.0502738606995733</text:p>
          </table:table-cell>
          <table:table-cell/>
          <table:table-cell office:value-type="float" office:value="0.281290228211648" calcext:value-type="float">
            <text:p>0.281290228211648</text:p>
          </table:table-cell>
          <table:table-cell office:value-type="float" office:value="0.25549196747176" calcext:value-type="float">
            <text:p>0.25549196747176</text:p>
          </table:table-cell>
          <table:table-cell office:value-type="float" office:value="0.0257982607398871" calcext:value-type="float">
            <text:p>0.0257982607398871</text:p>
          </table:table-cell>
          <table:table-cell table:number-columns-repeated="4"/>
          <table:table-cell office:value-type="float" office:value="0.022504653886126" calcext:value-type="float">
            <text:p>0.022504653886126</text:p>
          </table:table-cell>
          <table:table-cell office:value-type="float" office:value="0.0457963454354391" calcext:value-type="float">
            <text:p>0.0457963454354391</text:p>
          </table:table-cell>
          <table:table-cell office:value-type="float" office:value="0.0309504112782855" calcext:value-type="float">
            <text:p>0.0309504112782855</text:p>
          </table:table-cell>
          <table:table-cell office:value-type="float" office:value="0.0643084329240592" calcext:value-type="float">
            <text:p>0.0643084329240592</text:p>
          </table:table-cell>
          <table:table-cell/>
          <table:table-cell office:value-type="float" office:value="0.243720435171508" calcext:value-type="float">
            <text:p>0.243720435171508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267493712942562" calcext:value-type="float">
            <text:p>0.26749371294256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24136360905518" calcext:value-type="float">
            <text:p>0.224136360905518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0503722373568112" calcext:value-type="float">
            <text:p>0.0503722373568112</text:p>
          </table:table-cell>
          <table:table-cell/>
          <table:table-cell office:value-type="float" office:value="0.247164956612716" calcext:value-type="float">
            <text:p>0.247164956612716</text:p>
          </table:table-cell>
          <table:table-cell office:value-type="float" office:value="0.210412113998418" calcext:value-type="float">
            <text:p>0.210412113998418</text:p>
          </table:table-cell>
          <table:table-cell office:value-type="float" office:value="0.0367528426142983" calcext:value-type="float">
            <text:p>0.0367528426142983</text:p>
          </table:table-cell>
          <table:table-cell/>
          <table:table-cell office:value-type="float" office:value="0.176576208523926" calcext:value-type="float">
            <text:p>0.176576208523926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0374364713098812" calcext:value-type="float">
            <text:p>0.0374364713098812</text:p>
          </table:table-cell>
          <table:table-cell/>
          <table:table-cell office:value-type="float" office:value="0.146423692868173" calcext:value-type="float">
            <text:p>0.146423692868173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0147307975184257" calcext:value-type="float">
            <text:p>0.0147307975184257</text:p>
          </table:table-cell>
          <table:table-cell/>
          <table:table-cell office:value-type="float" office:value="0.300436908873485" calcext:value-type="float">
            <text:p>0.300436908873485</text:p>
          </table:table-cell>
          <table:table-cell office:value-type="float" office:value="0.258083624736159" calcext:value-type="float">
            <text:p>0.258083624736159</text:p>
          </table:table-cell>
          <table:table-cell office:value-type="float" office:value="0.0423532841373261" calcext:value-type="float">
            <text:p>0.0423532841373261</text:p>
          </table:table-cell>
          <table:table-cell table:number-columns-repeated="4"/>
          <table:table-cell office:value-type="float" office:value="0.0325458612653946" calcext:value-type="float">
            <text:p>0.0325458612653946</text:p>
          </table:table-cell>
          <table:table-cell office:value-type="float" office:value="0.0186564401389052" calcext:value-type="float">
            <text:p>0.0186564401389052</text:p>
          </table:table-cell>
          <table:table-cell office:value-type="float" office:value="0.0290294872465546" calcext:value-type="float">
            <text:p>0.0290294872465546</text:p>
          </table:table-cell>
          <table:table-cell office:value-type="float" office:value="0.0463694376020322" calcext:value-type="float">
            <text:p>0.0463694376020322</text:p>
          </table:table-cell>
          <table:table-cell/>
          <table:table-cell office:value-type="float" office:value="0.286737376305769" calcext:value-type="float">
            <text:p>0.286737376305769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254339773635099" calcext:value-type="float">
            <text:p>0.25433977363509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43268853929561" calcext:value-type="float">
            <text:p>0.243268853929561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0609148499893969" calcext:value-type="float">
            <text:p>0.0609148499893969</text:p>
          </table:table-cell>
          <table:table-cell/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/>
          <table:table-cell office:value-type="float" office:value="0.160236029459284" calcext:value-type="float">
            <text:p>0.160236029459284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021906032780474" calcext:value-type="float">
            <text:p>0.021906032780474</text:p>
          </table:table-cell>
          <table:table-cell/>
          <table:table-cell office:value-type="float" office:value="0.174557560879707" calcext:value-type="float">
            <text:p>0.174557560879707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0457108525610196" calcext:value-type="float">
            <text:p>0.0457108525610196</text:p>
          </table:table-cell>
          <table:table-cell/>
          <table:table-cell office:value-type="float" office:value="0.332626615037219" calcext:value-type="float">
            <text:p>0.332626615037219</text:p>
          </table:table-cell>
          <table:table-cell office:value-type="float" office:value="0.267711023262281" calcext:value-type="float">
            <text:p>0.267711023262281</text:p>
          </table:table-cell>
          <table:table-cell office:value-type="float" office:value="0.0649155917749378" calcext:value-type="float">
            <text:p>0.0649155917749378</text:p>
          </table:table-cell>
          <table:table-cell table:number-columns-repeated="4"/>
          <table:table-cell office:value-type="float" office:value="0.0416850052642331" calcext:value-type="float">
            <text:p>0.0416850052642331</text:p>
          </table:table-cell>
          <table:table-cell office:value-type="float" office:value="0.0347396267248704" calcext:value-type="float">
            <text:p>0.0347396267248704</text:p>
          </table:table-cell>
          <table:table-cell office:value-type="float" office:value="0.03192371374355" calcext:value-type="float">
            <text:p>0.03192371374355</text:p>
          </table:table-cell>
          <table:table-cell office:value-type="float" office:value="0.0314415419139801" calcext:value-type="float">
            <text:p>0.0314415419139801</text:p>
          </table:table-cell>
          <table:table-cell/>
          <table:table-cell office:value-type="float" office:value="0.236283548343515" calcext:value-type="float">
            <text:p>0.236283548343515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234979971831361" calcext:value-type="float">
            <text:p>0.23497997183136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99670719296063" calcext:value-type="float">
            <text:p>0.199670719296063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0341354283470517" calcext:value-type="float">
            <text:p>0.0341354283470517</text:p>
          </table:table-cell>
          <table:table-cell/>
          <table:table-cell office:value-type="float" office:value="0.266225089057634" calcext:value-type="float">
            <text:p>0.266225089057634</text:p>
          </table:table-cell>
          <table:table-cell office:value-type="float" office:value="0.243720435171508" calcext:value-type="float">
            <text:p>0.243720435171508</text:p>
          </table:table-cell>
          <table:table-cell office:value-type="float" office:value="0.022504653886126" calcext:value-type="float">
            <text:p>0.022504653886126</text:p>
          </table:table-cell>
          <table:table-cell/>
          <table:table-cell office:value-type="float" office:value="0.183806109888004" calcext:value-type="float">
            <text:p>0.183806109888004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0457963454354391" calcext:value-type="float">
            <text:p>0.0457963454354391</text:p>
          </table:table-cell>
          <table:table-cell/>
          <table:table-cell office:value-type="float" office:value="0.162620197911366" calcext:value-type="float">
            <text:p>0.162620197911366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0309504112782855" calcext:value-type="float">
            <text:p>0.0309504112782855</text:p>
          </table:table-cell>
          <table:table-cell/>
          <table:table-cell office:value-type="float" office:value="0.331802145866622" calcext:value-type="float">
            <text:p>0.331802145866622</text:p>
          </table:table-cell>
          <table:table-cell office:value-type="float" office:value="0.267493712942562" calcext:value-type="float">
            <text:p>0.267493712942562</text:p>
          </table:table-cell>
          <table:table-cell office:value-type="float" office:value="0.0643084329240592" calcext:value-type="float">
            <text:p>0.0643084329240592</text:p>
          </table:table-cell>
          <table:table-cell table:number-columns-repeated="4"/>
          <table:table-cell office:value-type="float" office:value="0.0262891094367883" calcext:value-type="float">
            <text:p>0.0262891094367883</text:p>
          </table:table-cell>
          <table:table-cell office:value-type="float" office:value="0.06368532058846" calcext:value-type="float">
            <text:p>0.06368532058846</text:p>
          </table:table-cell>
          <table:table-cell office:value-type="float" office:value="0.0184563386214604" calcext:value-type="float">
            <text:p>0.0184563386214604</text:p>
          </table:table-cell>
          <table:table-cell office:value-type="float" office:value="0.0372412802562171" calcext:value-type="float">
            <text:p>0.0372412802562171</text:p>
          </table:table-cell>
          <table:table-cell/>
          <table:table-cell office:value-type="float" office:value="0.248164060879389" calcext:value-type="float">
            <text:p>0.248164060879389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22295501355587" calcext:value-type="float">
            <text:p>0.2229550135558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92866876206035" calcext:value-type="float">
            <text:p>0.192866876206035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216231325621053" calcext:value-type="float">
            <text:p>0.0216231325621053</text:p>
          </table:table-cell>
          <table:table-cell/>
          <table:table-cell office:value-type="float" office:value="0.319283237571164" calcext:value-type="float">
            <text:p>0.319283237571164</text:p>
          </table:table-cell>
          <table:table-cell office:value-type="float" office:value="0.286737376305769" calcext:value-type="float">
            <text:p>0.286737376305769</text:p>
          </table:table-cell>
          <table:table-cell office:value-type="float" office:value="0.0325458612653946" calcext:value-type="float">
            <text:p>0.0325458612653946</text:p>
          </table:table-cell>
          <table:table-cell/>
          <table:table-cell office:value-type="float" office:value="0.160681540515971" calcext:value-type="float">
            <text:p>0.160681540515971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0186564401389052" calcext:value-type="float">
            <text:p>0.0186564401389052</text:p>
          </table:table-cell>
          <table:table-cell/>
          <table:table-cell office:value-type="float" office:value="0.154946316217806" calcext:value-type="float">
            <text:p>0.154946316217806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0290294872465546" calcext:value-type="float">
            <text:p>0.0290294872465546</text:p>
          </table:table-cell>
          <table:table-cell/>
          <table:table-cell office:value-type="float" office:value="0.300709211237131" calcext:value-type="float">
            <text:p>0.300709211237131</text:p>
          </table:table-cell>
          <table:table-cell office:value-type="float" office:value="0.254339773635099" calcext:value-type="float">
            <text:p>0.254339773635099</text:p>
          </table:table-cell>
          <table:table-cell office:value-type="float" office:value="0.0463694376020322" calcext:value-type="float">
            <text:p>0.0463694376020322</text:p>
          </table:table-cell>
          <table:table-cell table:number-columns-repeated="4"/>
          <table:table-cell office:value-type="float" office:value="0.0294929576124303" calcext:value-type="float">
            <text:p>0.0294929576124303</text:p>
          </table:table-cell>
          <table:table-cell office:value-type="float" office:value="0.0295185911245282" calcext:value-type="float">
            <text:p>0.0295185911245282</text:p>
          </table:table-cell>
          <table:table-cell office:value-type="float" office:value="0.0349199968125186" calcext:value-type="float">
            <text:p>0.0349199968125186</text:p>
          </table:table-cell>
          <table:table-cell office:value-type="float" office:value="0.046083482233597" calcext:value-type="float">
            <text:p>0.046083482233597</text:p>
          </table:table-cell>
          <table:table-cell/>
          <table:table-cell office:value-type="float" office:value="0.241615238332991" calcext:value-type="float">
            <text:p>0.241615238332991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242928974772939" calcext:value-type="float">
            <text:p>0.24292897477293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2122494692977" calcext:value-type="float">
            <text:p>0.192122494692977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0268748370739568" calcext:value-type="float">
            <text:p>0.0268748370739568</text:p>
          </table:table-cell>
          <table:table-cell/>
          <table:table-cell office:value-type="float" office:value="0.277968553607748" calcext:value-type="float">
            <text:p>0.277968553607748</text:p>
          </table:table-cell>
          <table:table-cell office:value-type="float" office:value="0.236283548343515" calcext:value-type="float">
            <text:p>0.236283548343515</text:p>
          </table:table-cell>
          <table:table-cell office:value-type="float" office:value="0.0416850052642331" calcext:value-type="float">
            <text:p>0.0416850052642331</text:p>
          </table:table-cell>
          <table:table-cell/>
          <table:table-cell office:value-type="float" office:value="0.172354163345437" calcext:value-type="float">
            <text:p>0.172354163345437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0347396267248704" calcext:value-type="float">
            <text:p>0.0347396267248704</text:p>
          </table:table-cell>
          <table:table-cell/>
          <table:table-cell office:value-type="float" office:value="0.165614196678279" calcext:value-type="float">
            <text:p>0.165614196678279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03192371374355" calcext:value-type="float">
            <text:p>0.03192371374355</text:p>
          </table:table-cell>
          <table:table-cell/>
          <table:table-cell office:value-type="float" office:value="0.266421513745341" calcext:value-type="float">
            <text:p>0.266421513745341</text:p>
          </table:table-cell>
          <table:table-cell office:value-type="float" office:value="0.234979971831361" calcext:value-type="float">
            <text:p>0.234979971831361</text:p>
          </table:table-cell>
          <table:table-cell office:value-type="float" office:value="0.0314415419139801" calcext:value-type="float">
            <text:p>0.0314415419139801</text:p>
          </table:table-cell>
          <table:table-cell table:number-columns-repeated="4"/>
          <table:table-cell office:value-type="float" office:value="0.0283081018422169" calcext:value-type="float">
            <text:p>0.0283081018422169</text:p>
          </table:table-cell>
          <table:table-cell office:value-type="float" office:value="0.0266154979818909" calcext:value-type="float">
            <text:p>0.0266154979818909</text:p>
          </table:table-cell>
          <table:table-cell office:value-type="float" office:value="0.0310996057446189" calcext:value-type="float">
            <text:p>0.0310996057446189</text:p>
          </table:table-cell>
          <table:table-cell office:value-type="float" office:value="0.0333604948095046" calcext:value-type="float">
            <text:p>0.0333604948095046</text:p>
          </table:table-cell>
          <table:table-cell/>
          <table:table-cell office:value-type="float" office:value="0.254621117120726" calcext:value-type="float">
            <text:p>0.254621117120726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260671827589788" calcext:value-type="float">
            <text:p>0.26067182758978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22902691618493" calcext:value-type="float">
            <text:p>0.222902691618493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0496380170684522" calcext:value-type="float">
            <text:p>0.0496380170684522</text:p>
          </table:table-cell>
          <table:table-cell/>
          <table:table-cell office:value-type="float" office:value="0.274453170316178" calcext:value-type="float">
            <text:p>0.274453170316178</text:p>
          </table:table-cell>
          <table:table-cell office:value-type="float" office:value="0.248164060879389" calcext:value-type="float">
            <text:p>0.248164060879389</text:p>
          </table:table-cell>
          <table:table-cell office:value-type="float" office:value="0.0262891094367883" calcext:value-type="float">
            <text:p>0.0262891094367883</text:p>
          </table:table-cell>
          <table:table-cell/>
          <table:table-cell office:value-type="float" office:value="0.207613441076791" calcext:value-type="float">
            <text:p>0.207613441076791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06368532058846" calcext:value-type="float">
            <text:p>0.06368532058846</text:p>
          </table:table-cell>
          <table:table-cell/>
          <table:table-cell office:value-type="float" office:value="0.148599675545738" calcext:value-type="float">
            <text:p>0.148599675545738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0184563386214604" calcext:value-type="float">
            <text:p>0.0184563386214604</text:p>
          </table:table-cell>
          <table:table-cell/>
          <table:table-cell office:value-type="float" office:value="0.260196293812087" calcext:value-type="float">
            <text:p>0.260196293812087</text:p>
          </table:table-cell>
          <table:table-cell office:value-type="float" office:value="0.22295501355587" calcext:value-type="float">
            <text:p>0.22295501355587</text:p>
          </table:table-cell>
          <table:table-cell office:value-type="float" office:value="0.0372412802562171" calcext:value-type="float">
            <text:p>0.0372412802562171</text:p>
          </table:table-cell>
          <table:table-cell table:number-columns-repeated="4"/>
          <table:table-cell office:value-type="float" office:value="0.0494380685248389" calcext:value-type="float">
            <text:p>0.0494380685248389</text:p>
          </table:table-cell>
          <table:table-cell office:value-type="float" office:value="0.0459482189834995" calcext:value-type="float">
            <text:p>0.0459482189834995</text:p>
          </table:table-cell>
          <table:table-cell office:value-type="float" office:value="0.0502351115520604" calcext:value-type="float">
            <text:p>0.0502351115520604</text:p>
          </table:table-cell>
          <table:table-cell office:value-type="float" office:value="0.0600237283985918" calcext:value-type="float">
            <text:p>0.0600237283985918</text:p>
          </table:table-cell>
          <table:table-cell/>
          <table:table-cell office:value-type="float" office:value="0.26794337106863" calcext:value-type="float">
            <text:p>0.26794337106863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28622876142018" calcext:value-type="float">
            <text:p>0.2862287614201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41731175653105" calcext:value-type="float">
            <text:p>0.241731175653105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0568822042094197" calcext:value-type="float">
            <text:p>0.0568822042094197</text:p>
          </table:table-cell>
          <table:table-cell/>
          <table:table-cell office:value-type="float" office:value="0.271108195945421" calcext:value-type="float">
            <text:p>0.271108195945421</text:p>
          </table:table-cell>
          <table:table-cell office:value-type="float" office:value="0.241615238332991" calcext:value-type="float">
            <text:p>0.241615238332991</text:p>
          </table:table-cell>
          <table:table-cell office:value-type="float" office:value="0.0294929576124303" calcext:value-type="float">
            <text:p>0.0294929576124303</text:p>
          </table:table-cell>
          <table:table-cell/>
          <table:table-cell office:value-type="float" office:value="0.177409988513132" calcext:value-type="float">
            <text:p>0.177409988513132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0295185911245282" calcext:value-type="float">
            <text:p>0.0295185911245282</text:p>
          </table:table-cell>
          <table:table-cell/>
          <table:table-cell office:value-type="float" office:value="0.169703940988019" calcext:value-type="float">
            <text:p>0.169703940988019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0349199968125186" calcext:value-type="float">
            <text:p>0.0349199968125186</text:p>
          </table:table-cell>
          <table:table-cell/>
          <table:table-cell office:value-type="float" office:value="0.289012457006536" calcext:value-type="float">
            <text:p>0.289012457006536</text:p>
          </table:table-cell>
          <table:table-cell office:value-type="float" office:value="0.242928974772939" calcext:value-type="float">
            <text:p>0.242928974772939</text:p>
          </table:table-cell>
          <table:table-cell office:value-type="float" office:value="0.046083482233597" calcext:value-type="float">
            <text:p>0.046083482233597</text:p>
          </table:table-cell>
          <table:table-cell table:number-columns-repeated="4"/>
          <table:table-cell office:value-type="float" office:value="0.0415008993825896" calcext:value-type="float">
            <text:p>0.0415008993825896</text:p>
          </table:table-cell>
          <table:table-cell office:value-type="float" office:value="0.0447076997457451" calcext:value-type="float">
            <text:p>0.0447076997457451</text:p>
          </table:table-cell>
          <table:table-cell office:value-type="float" office:value="0.0364250704544418" calcext:value-type="float">
            <text:p>0.0364250704544418</text:p>
          </table:table-cell>
          <table:table-cell office:value-type="float" office:value="0.0290225029625318" calcext:value-type="float">
            <text:p>0.0290225029625318</text:p>
          </table:table-cell>
          <table:table-cell/>
          <table:table-cell office:value-type="float" office:value="0.287002452603469" calcext:value-type="float">
            <text:p>0.28700245260346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281756805662643" calcext:value-type="float">
            <text:p>0.28175680566264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7546445373074" calcext:value-type="float">
            <text:p>0.187546445373074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0424086459528022" calcext:value-type="float">
            <text:p>0.0424086459528022</text:p>
          </table:table-cell>
          <table:table-cell/>
          <table:table-cell office:value-type="float" office:value="0.282929218962943" calcext:value-type="float">
            <text:p>0.282929218962943</text:p>
          </table:table-cell>
          <table:table-cell office:value-type="float" office:value="0.254621117120726" calcext:value-type="float">
            <text:p>0.254621117120726</text:p>
          </table:table-cell>
          <table:table-cell office:value-type="float" office:value="0.0283081018422169" calcext:value-type="float">
            <text:p>0.0283081018422169</text:p>
          </table:table-cell>
          <table:table-cell/>
          <table:table-cell office:value-type="float" office:value="0.171745296728172" calcext:value-type="float">
            <text:p>0.171745296728172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0266154979818909" calcext:value-type="float">
            <text:p>0.0266154979818909</text:p>
          </table:table-cell>
          <table:table-cell/>
          <table:table-cell office:value-type="float" office:value="0.152591243210373" calcext:value-type="float">
            <text:p>0.152591243210373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0310996057446189" calcext:value-type="float">
            <text:p>0.0310996057446189</text:p>
          </table:table-cell>
          <table:table-cell/>
          <table:table-cell office:value-type="float" office:value="0.294032322399292" calcext:value-type="float">
            <text:p>0.294032322399292</text:p>
          </table:table-cell>
          <table:table-cell office:value-type="float" office:value="0.260671827589788" calcext:value-type="float">
            <text:p>0.260671827589788</text:p>
          </table:table-cell>
          <table:table-cell office:value-type="float" office:value="0.0333604948095046" calcext:value-type="float">
            <text:p>0.0333604948095046</text:p>
          </table:table-cell>
          <table:table-cell table:number-columns-repeated="4"/>
          <table:table-cell office:value-type="float" office:value="0.0442006071903306" calcext:value-type="float">
            <text:p>0.0442006071903306</text:p>
          </table:table-cell>
          <table:table-cell office:value-type="float" office:value="0.0282126740544531" calcext:value-type="float">
            <text:p>0.0282126740544531</text:p>
          </table:table-cell>
          <table:table-cell office:value-type="float" office:value="0.0503975703936065" calcext:value-type="float">
            <text:p>0.0503975703936065</text:p>
          </table:table-cell>
          <table:table-cell office:value-type="float" office:value="0.0595532106046959" calcext:value-type="float">
            <text:p>0.0595532106046959</text:p>
          </table:table-cell>
          <table:table-cell/>
          <table:table-cell office:value-type="float" office:value="0.266558289881064" calcext:value-type="float">
            <text:p>0.266558289881064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266782501790136" calcext:value-type="float">
            <text:p>0.26678250179013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96850070148825" calcext:value-type="float">
            <text:p>0.196850070148825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0314209297574281" calcext:value-type="float">
            <text:p>0.0314209297574281</text:p>
          </table:table-cell>
          <table:table-cell/>
          <table:table-cell office:value-type="float" office:value="0.317381439593469" calcext:value-type="float">
            <text:p>0.317381439593469</text:p>
          </table:table-cell>
          <table:table-cell office:value-type="float" office:value="0.26794337106863" calcext:value-type="float">
            <text:p>0.26794337106863</text:p>
          </table:table-cell>
          <table:table-cell office:value-type="float" office:value="0.0494380685248389" calcext:value-type="float">
            <text:p>0.0494380685248389</text:p>
          </table:table-cell>
          <table:table-cell/>
          <table:table-cell office:value-type="float" office:value="0.185300081069664" calcext:value-type="float">
            <text:p>0.185300081069664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0459482189834995" calcext:value-type="float">
            <text:p>0.0459482189834995</text:p>
          </table:table-cell>
          <table:table-cell/>
          <table:table-cell office:value-type="float" office:value="0.192850864661695" calcext:value-type="float">
            <text:p>0.19285086466169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0502351115520604" calcext:value-type="float">
            <text:p>0.0502351115520604</text:p>
          </table:table-cell>
          <table:table-cell/>
          <table:table-cell office:value-type="float" office:value="0.346252489818772" calcext:value-type="float">
            <text:p>0.346252489818772</text:p>
          </table:table-cell>
          <table:table-cell office:value-type="float" office:value="0.28622876142018" calcext:value-type="float">
            <text:p>0.28622876142018</text:p>
          </table:table-cell>
          <table:table-cell office:value-type="float" office:value="0.0600237283985918" calcext:value-type="float">
            <text:p>0.0600237283985918</text:p>
          </table:table-cell>
          <table:table-cell table:number-columns-repeated="4"/>
          <table:table-cell office:value-type="float" office:value="0.0621765176520359" calcext:value-type="float">
            <text:p>0.0621765176520359</text:p>
          </table:table-cell>
          <table:table-cell office:value-type="float" office:value="0.0296272273060871" calcext:value-type="float">
            <text:p>0.0296272273060871</text:p>
          </table:table-cell>
          <table:table-cell office:value-type="float" office:value="0.0240887353525848" calcext:value-type="float">
            <text:p>0.0240887353525848</text:p>
          </table:table-cell>
          <table:table-cell office:value-type="float" office:value="0.0551289966623506" calcext:value-type="float">
            <text:p>0.0551289966623506</text:p>
          </table:table-cell>
          <table:table-cell/>
          <table:table-cell office:value-type="float" office:value="0.27582860335793" calcext:value-type="float">
            <text:p>0.27582860335793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281773588948324" calcext:value-type="float">
            <text:p>0.28177358894832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08705248454862" calcext:value-type="float">
            <text:p>0.208705248454862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0502983798344509" calcext:value-type="float">
            <text:p>0.0502983798344509</text:p>
          </table:table-cell>
          <table:table-cell/>
          <table:table-cell office:value-type="float" office:value="0.328503351986059" calcext:value-type="float">
            <text:p>0.328503351986059</text:p>
          </table:table-cell>
          <table:table-cell office:value-type="float" office:value="0.287002452603469" calcext:value-type="float">
            <text:p>0.287002452603469</text:p>
          </table:table-cell>
          <table:table-cell office:value-type="float" office:value="0.0415008993825896" calcext:value-type="float">
            <text:p>0.0415008993825896</text:p>
          </table:table-cell>
          <table:table-cell/>
          <table:table-cell office:value-type="float" office:value="0.174306213068089" calcext:value-type="float">
            <text:p>0.17430621306808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0447076997457451" calcext:value-type="float">
            <text:p>0.0447076997457451</text:p>
          </table:table-cell>
          <table:table-cell/>
          <table:table-cell office:value-type="float" office:value="0.175739425988421" calcext:value-type="float">
            <text:p>0.175739425988421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0364250704544418" calcext:value-type="float">
            <text:p>0.0364250704544418</text:p>
          </table:table-cell>
          <table:table-cell/>
          <table:table-cell office:value-type="float" office:value="0.310779308625175" calcext:value-type="float">
            <text:p>0.310779308625175</text:p>
          </table:table-cell>
          <table:table-cell office:value-type="float" office:value="0.281756805662643" calcext:value-type="float">
            <text:p>0.281756805662643</text:p>
          </table:table-cell>
          <table:table-cell office:value-type="float" office:value="0.0290225029625318" calcext:value-type="float">
            <text:p>0.0290225029625318</text:p>
          </table:table-cell>
          <table:table-cell table:number-columns-repeated="4"/>
          <table:table-cell office:value-type="float" office:value="0.0317430233661242" calcext:value-type="float">
            <text:p>0.0317430233661242</text:p>
          </table:table-cell>
          <table:table-cell office:value-type="float" office:value="0.0145876988438152" calcext:value-type="float">
            <text:p>0.0145876988438152</text:p>
          </table:table-cell>
          <table:table-cell office:value-type="float" office:value="0.0182849695631549" calcext:value-type="float">
            <text:p>0.0182849695631549</text:p>
          </table:table-cell>
          <table:table-cell office:value-type="float" office:value="0.0347899701133122" calcext:value-type="float">
            <text:p>0.0347899701133122</text:p>
          </table:table-cell>
          <table:table-cell/>
          <table:table-cell office:value-type="float" office:value="0.261501535899173" calcext:value-type="float">
            <text:p>0.261501535899173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285695095309167" calcext:value-type="float">
            <text:p>0.28569509530916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99916877255847" calcext:value-type="float">
            <text:p>0.199916877255847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0192793786340649" calcext:value-type="float">
            <text:p>0.0192793786340649</text:p>
          </table:table-cell>
          <table:table-cell/>
          <table:table-cell office:value-type="float" office:value="0.310758897071395" calcext:value-type="float">
            <text:p>0.310758897071395</text:p>
          </table:table-cell>
          <table:table-cell office:value-type="float" office:value="0.266558289881064" calcext:value-type="float">
            <text:p>0.266558289881064</text:p>
          </table:table-cell>
          <table:table-cell office:value-type="float" office:value="0.0442006071903306" calcext:value-type="float">
            <text:p>0.0442006071903306</text:p>
          </table:table-cell>
          <table:table-cell/>
          <table:table-cell office:value-type="float" office:value="0.151445442734799" calcext:value-type="float">
            <text:p>0.151445442734799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0282126740544531" calcext:value-type="float">
            <text:p>0.0282126740544531</text:p>
          </table:table-cell>
          <table:table-cell/>
          <table:table-cell office:value-type="float" office:value="0.186767556491735" calcext:value-type="float">
            <text:p>0.186767556491735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0503975703936065" calcext:value-type="float">
            <text:p>0.0503975703936065</text:p>
          </table:table-cell>
          <table:table-cell/>
          <table:table-cell office:value-type="float" office:value="0.326335712394832" calcext:value-type="float">
            <text:p>0.326335712394832</text:p>
          </table:table-cell>
          <table:table-cell office:value-type="float" office:value="0.266782501790136" calcext:value-type="float">
            <text:p>0.266782501790136</text:p>
          </table:table-cell>
          <table:table-cell office:value-type="float" office:value="0.0595532106046959" calcext:value-type="float">
            <text:p>0.0595532106046959</text:p>
          </table:table-cell>
          <table:table-cell table:number-columns-repeated="4"/>
          <table:table-cell office:value-type="float" office:value="0.0283127779608701" calcext:value-type="float">
            <text:p>0.0283127779608701</text:p>
          </table:table-cell>
          <table:table-cell office:value-type="float" office:value="0.0107815741167741" calcext:value-type="float">
            <text:p>0.0107815741167741</text:p>
          </table:table-cell>
          <table:table-cell office:value-type="float" office:value="0.0177559044481035" calcext:value-type="float">
            <text:p>0.0177559044481035</text:p>
          </table:table-cell>
          <table:table-cell office:value-type="float" office:value="0.0367405333227677" calcext:value-type="float">
            <text:p>0.0367405333227677</text:p>
          </table:table-cell>
          <table:table-cell/>
          <table:table-cell office:value-type="float" office:value="0.285233293104764" calcext:value-type="float">
            <text:p>0.285233293104764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249359693696269" calcext:value-type="float">
            <text:p>0.24935969369626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79506794257239" calcext:value-type="float">
            <text:p>0.179506794257239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020017577693993" calcext:value-type="float">
            <text:p>0.020017577693993</text:p>
          </table:table-cell>
          <table:table-cell/>
          <table:table-cell office:value-type="float" office:value="0.338005121009966" calcext:value-type="float">
            <text:p>0.338005121009966</text:p>
          </table:table-cell>
          <table:table-cell office:value-type="float" office:value="0.27582860335793" calcext:value-type="float">
            <text:p>0.27582860335793</text:p>
          </table:table-cell>
          <table:table-cell office:value-type="float" office:value="0.0621765176520359" calcext:value-type="float">
            <text:p>0.0621765176520359</text:p>
          </table:table-cell>
          <table:table-cell/>
          <table:table-cell office:value-type="float" office:value="0.162284499358079" calcext:value-type="float">
            <text:p>0.162284499358079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0296272273060871" calcext:value-type="float">
            <text:p>0.0296272273060871</text:p>
          </table:table-cell>
          <table:table-cell/>
          <table:table-cell office:value-type="float" office:value="0.160741022529694" calcext:value-type="float">
            <text:p>0.160741022529694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0240887353525848" calcext:value-type="float">
            <text:p>0.0240887353525848</text:p>
          </table:table-cell>
          <table:table-cell/>
          <table:table-cell office:value-type="float" office:value="0.336902585610675" calcext:value-type="float">
            <text:p>0.336902585610675</text:p>
          </table:table-cell>
          <table:table-cell office:value-type="float" office:value="0.281773588948324" calcext:value-type="float">
            <text:p>0.281773588948324</text:p>
          </table:table-cell>
          <table:table-cell office:value-type="float" office:value="0.0551289966623506" calcext:value-type="float">
            <text:p>0.0551289966623506</text:p>
          </table:table-cell>
          <table:table-cell table:number-columns-repeated="4"/>
          <table:table-cell office:value-type="float" office:value="0.0300917579732853" calcext:value-type="float">
            <text:p>0.0300917579732853</text:p>
          </table:table-cell>
          <table:table-cell office:value-type="float" office:value="0.0141235725641455" calcext:value-type="float">
            <text:p>0.0141235725641455</text:p>
          </table:table-cell>
          <table:table-cell office:value-type="float" office:value="0.00569993192382294" calcext:value-type="float">
            <text:p>0.00569993192382294</text:p>
          </table:table-cell>
          <table:table-cell office:value-type="float" office:value="0.00852706956757321" calcext:value-type="float">
            <text:p>0.00852706956757321</text:p>
          </table:table-cell>
          <table:table-cell/>
          <table:table-cell office:value-type="float" office:value="0.261117069361062" calcext:value-type="float">
            <text:p>0.261117069361062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259607132381755" calcext:value-type="float">
            <text:p>0.25960713238175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2540169296571" calcext:value-type="float">
            <text:p>0.222540169296571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0387066946358853" calcext:value-type="float">
            <text:p>0.0387066946358853</text:p>
          </table:table-cell>
          <table:table-cell/>
          <table:table-cell office:value-type="float" office:value="0.293244559265297" calcext:value-type="float">
            <text:p>0.293244559265297</text:p>
          </table:table-cell>
          <table:table-cell office:value-type="float" office:value="0.261501535899173" calcext:value-type="float">
            <text:p>0.261501535899173</text:p>
          </table:table-cell>
          <table:table-cell office:value-type="float" office:value="0.0317430233661242" calcext:value-type="float">
            <text:p>0.0317430233661242</text:p>
          </table:table-cell>
          <table:table-cell/>
          <table:table-cell office:value-type="float" office:value="0.139970568921539" calcext:value-type="float">
            <text:p>0.139970568921539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0145876988438152" calcext:value-type="float">
            <text:p>0.0145876988438152</text:p>
          </table:table-cell>
          <table:table-cell/>
          <table:table-cell office:value-type="float" office:value="0.160220326229021" calcext:value-type="float">
            <text:p>0.160220326229021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0182849695631549" calcext:value-type="float">
            <text:p>0.0182849695631549</text:p>
          </table:table-cell>
          <table:table-cell/>
          <table:table-cell office:value-type="float" office:value="0.320485065422479" calcext:value-type="float">
            <text:p>0.320485065422479</text:p>
          </table:table-cell>
          <table:table-cell office:value-type="float" office:value="0.285695095309167" calcext:value-type="float">
            <text:p>0.285695095309167</text:p>
          </table:table-cell>
          <table:table-cell office:value-type="float" office:value="0.0347899701133122" calcext:value-type="float">
            <text:p>0.0347899701133122</text:p>
          </table:table-cell>
          <table:table-cell table:number-columns-repeated="4"/>
          <table:table-cell office:value-type="float" office:value="0.0381117423888925" calcext:value-type="float">
            <text:p>0.0381117423888925</text:p>
          </table:table-cell>
          <table:table-cell office:value-type="float" office:value="0.0343523414704251" calcext:value-type="float">
            <text:p>0.0343523414704251</text:p>
          </table:table-cell>
          <table:table-cell office:value-type="float" office:value="0.00865109572137292" calcext:value-type="float">
            <text:p>0.00865109572137292</text:p>
          </table:table-cell>
          <table:table-cell office:value-type="float" office:value="0.02228894109011" calcext:value-type="float">
            <text:p>0.02228894109011</text:p>
          </table:table-cell>
          <table:table-cell/>
          <table:table-cell office:value-type="float" office:value="0.239108854391966" calcext:value-type="float">
            <text:p>0.239108854391966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274641000206943" calcext:value-type="float">
            <text:p>0.27464100020694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91905528166678" calcext:value-type="float">
            <text:p>0.191905528166678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13905017225733" calcext:value-type="float">
            <text:p>0.013905017225733</text:p>
          </table:table-cell>
          <table:table-cell/>
          <table:table-cell office:value-type="float" office:value="0.313546071065635" calcext:value-type="float">
            <text:p>0.313546071065635</text:p>
          </table:table-cell>
          <table:table-cell office:value-type="float" office:value="0.285233293104764" calcext:value-type="float">
            <text:p>0.285233293104764</text:p>
          </table:table-cell>
          <table:table-cell office:value-type="float" office:value="0.0283127779608701" calcext:value-type="float">
            <text:p>0.0283127779608701</text:p>
          </table:table-cell>
          <table:table-cell/>
          <table:table-cell office:value-type="float" office:value="0.141903101649651" calcext:value-type="float">
            <text:p>0.141903101649651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0107815741167741" calcext:value-type="float">
            <text:p>0.0107815741167741</text:p>
          </table:table-cell>
          <table:table-cell/>
          <table:table-cell office:value-type="float" office:value="0.169339916190356" calcext:value-type="float">
            <text:p>0.169339916190356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0177559044481035" calcext:value-type="float">
            <text:p>0.0177559044481035</text:p>
          </table:table-cell>
          <table:table-cell/>
          <table:table-cell office:value-type="float" office:value="0.286100227019037" calcext:value-type="float">
            <text:p>0.286100227019037</text:p>
          </table:table-cell>
          <table:table-cell office:value-type="float" office:value="0.249359693696269" calcext:value-type="float">
            <text:p>0.249359693696269</text:p>
          </table:table-cell>
          <table:table-cell office:value-type="float" office:value="0.0367405333227677" calcext:value-type="float">
            <text:p>0.0367405333227677</text:p>
          </table:table-cell>
          <table:table-cell table:number-columns-repeated="4"/>
          <table:table-cell office:value-type="float" office:value="0.0406728883483779" calcext:value-type="float">
            <text:p>0.0406728883483779</text:p>
          </table:table-cell>
          <table:table-cell office:value-type="float" office:value="0.0150355826297396" calcext:value-type="float">
            <text:p>0.0150355826297396</text:p>
          </table:table-cell>
          <table:table-cell office:value-type="float" office:value="0.013526861701757" calcext:value-type="float">
            <text:p>0.013526861701757</text:p>
          </table:table-cell>
          <table:table-cell office:value-type="float" office:value="0.0506603635735828" calcext:value-type="float">
            <text:p>0.0506603635735828</text:p>
          </table:table-cell>
          <table:table-cell/>
          <table:table-cell office:value-type="float" office:value="0.237359282248496" calcext:value-type="float">
            <text:p>0.237359282248496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267182228417442" calcext:value-type="float">
            <text:p>0.26718222841744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97701839712779" calcext:value-type="float">
            <text:p>0.197701839712779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0157976531676444" calcext:value-type="float">
            <text:p>0.0157976531676444</text:p>
          </table:table-cell>
          <table:table-cell/>
          <table:table-cell office:value-type="float" office:value="0.291208827334347" calcext:value-type="float">
            <text:p>0.291208827334347</text:p>
          </table:table-cell>
          <table:table-cell office:value-type="float" office:value="0.261117069361062" calcext:value-type="float">
            <text:p>0.261117069361062</text:p>
          </table:table-cell>
          <table:table-cell office:value-type="float" office:value="0.0300917579732853" calcext:value-type="float">
            <text:p>0.0300917579732853</text:p>
          </table:table-cell>
          <table:table-cell/>
          <table:table-cell office:value-type="float" office:value="0.14835276086759" calcext:value-type="float">
            <text:p>0.14835276086759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0141235725641455" calcext:value-type="float">
            <text:p>0.0141235725641455</text:p>
          </table:table-cell>
          <table:table-cell/>
          <table:table-cell office:value-type="float" office:value="0.140758144311347" calcext:value-type="float">
            <text:p>0.140758144311347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00569993192382294" calcext:value-type="float">
            <text:p>0.00569993192382294</text:p>
          </table:table-cell>
          <table:table-cell/>
          <table:table-cell office:value-type="float" office:value="0.268134201949328" calcext:value-type="float">
            <text:p>0.268134201949328</text:p>
          </table:table-cell>
          <table:table-cell office:value-type="float" office:value="0.259607132381755" calcext:value-type="float">
            <text:p>0.259607132381755</text:p>
          </table:table-cell>
          <table:table-cell office:value-type="float" office:value="0.00852706956757321" calcext:value-type="float">
            <text:p>0.00852706956757321</text:p>
          </table:table-cell>
          <table:table-cell table:number-columns-repeated="4"/>
          <table:table-cell office:value-type="float" office:value="0.042851331980168" calcext:value-type="float">
            <text:p>0.042851331980168</text:p>
          </table:table-cell>
          <table:table-cell office:value-type="float" office:value="0.0248796331342329" calcext:value-type="float">
            <text:p>0.0248796331342329</text:p>
          </table:table-cell>
          <table:table-cell office:value-type="float" office:value="0.0181906688611868" calcext:value-type="float">
            <text:p>0.0181906688611868</text:p>
          </table:table-cell>
          <table:table-cell office:value-type="float" office:value="0.0439937963864778" calcext:value-type="float">
            <text:p>0.0439937963864778</text:p>
          </table:table-cell>
          <table:table-cell/>
          <table:table-cell office:value-type="float" office:value="0.24405058578047" calcext:value-type="float">
            <text:p>0.24405058578047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277693046407453" calcext:value-type="float">
            <text:p>0.27769304640745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18551568754424" calcext:value-type="float">
            <text:p>0.218551568754424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0451491879373381" calcext:value-type="float">
            <text:p>0.0451491879373381</text:p>
          </table:table-cell>
          <table:table-cell/>
          <table:table-cell office:value-type="float" office:value="0.277220596780858" calcext:value-type="float">
            <text:p>0.277220596780858</text:p>
          </table:table-cell>
          <table:table-cell office:value-type="float" office:value="0.239108854391966" calcext:value-type="float">
            <text:p>0.239108854391966</text:p>
          </table:table-cell>
          <table:table-cell office:value-type="float" office:value="0.0381117423888925" calcext:value-type="float">
            <text:p>0.0381117423888925</text:p>
          </table:table-cell>
          <table:table-cell/>
          <table:table-cell office:value-type="float" office:value="0.162246305352173" calcext:value-type="float">
            <text:p>0.162246305352173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0343523414704251" calcext:value-type="float">
            <text:p>0.0343523414704251</text:p>
          </table:table-cell>
          <table:table-cell/>
          <table:table-cell office:value-type="float" office:value="0.16267014658787" calcext:value-type="float">
            <text:p>0.16267014658787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00865109572137292" calcext:value-type="float">
            <text:p>0.00865109572137292</text:p>
          </table:table-cell>
          <table:table-cell/>
          <table:table-cell office:value-type="float" office:value="0.296929941297053" calcext:value-type="float">
            <text:p>0.296929941297053</text:p>
          </table:table-cell>
          <table:table-cell office:value-type="float" office:value="0.274641000206943" calcext:value-type="float">
            <text:p>0.274641000206943</text:p>
          </table:table-cell>
          <table:table-cell office:value-type="float" office:value="0.02228894109011" calcext:value-type="float">
            <text:p>0.02228894109011</text:p>
          </table:table-cell>
          <table:table-cell table:number-columns-repeated="4"/>
          <table:table-cell office:value-type="float" office:value="0.0493490593858056" calcext:value-type="float">
            <text:p>0.0493490593858056</text:p>
          </table:table-cell>
          <table:table-cell office:value-type="float" office:value="0.018006395499653" calcext:value-type="float">
            <text:p>0.018006395499653</text:p>
          </table:table-cell>
          <table:table-cell office:value-type="float" office:value="0.0113157016956362" calcext:value-type="float">
            <text:p>0.0113157016956362</text:p>
          </table:table-cell>
          <table:table-cell office:value-type="float" office:value="0.0394989359799695" calcext:value-type="float">
            <text:p>0.0394989359799695</text:p>
          </table:table-cell>
          <table:table-cell/>
          <table:table-cell office:value-type="float" office:value="0.258920302611077" calcext:value-type="float">
            <text:p>0.258920302611077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295646619773847" calcext:value-type="float">
            <text:p>0.29564661977384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08053854755463" calcext:value-type="float">
            <text:p>0.208053854755463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0413328103045292" calcext:value-type="float">
            <text:p>0.0413328103045292</text:p>
          </table:table-cell>
          <table:table-cell/>
          <table:table-cell office:value-type="float" office:value="0.278032170596874" calcext:value-type="float">
            <text:p>0.278032170596874</text:p>
          </table:table-cell>
          <table:table-cell office:value-type="float" office:value="0.237359282248496" calcext:value-type="float">
            <text:p>0.237359282248496</text:p>
          </table:table-cell>
          <table:table-cell office:value-type="float" office:value="0.0406728883483779" calcext:value-type="float">
            <text:p>0.0406728883483779</text:p>
          </table:table-cell>
          <table:table-cell/>
          <table:table-cell office:value-type="float" office:value="0.147960307644744" calcext:value-type="float">
            <text:p>0.147960307644744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0150355826297396" calcext:value-type="float">
            <text:p>0.0150355826297396</text:p>
          </table:table-cell>
          <table:table-cell/>
          <table:table-cell office:value-type="float" office:value="0.176289307746106" calcext:value-type="float">
            <text:p>0.176289307746106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013526861701757" calcext:value-type="float">
            <text:p>0.013526861701757</text:p>
          </table:table-cell>
          <table:table-cell/>
          <table:table-cell office:value-type="float" office:value="0.317842591991025" calcext:value-type="float">
            <text:p>0.317842591991025</text:p>
          </table:table-cell>
          <table:table-cell office:value-type="float" office:value="0.267182228417442" calcext:value-type="float">
            <text:p>0.267182228417442</text:p>
          </table:table-cell>
          <table:table-cell office:value-type="float" office:value="0.0506603635735828" calcext:value-type="float">
            <text:p>0.0506603635735828</text:p>
          </table:table-cell>
          <table:table-cell table:number-columns-repeated="4"/>
          <table:table-cell office:value-type="float" office:value="0.0601466893436222" calcext:value-type="float">
            <text:p>0.0601466893436222</text:p>
          </table:table-cell>
          <table:table-cell office:value-type="float" office:value="0.0358162591393272" calcext:value-type="float">
            <text:p>0.0358162591393272</text:p>
          </table:table-cell>
          <table:table-cell office:value-type="float" office:value="0.0179954444361347" calcext:value-type="float">
            <text:p>0.0179954444361347</text:p>
          </table:table-cell>
          <table:table-cell office:value-type="float" office:value="0.0512091388697569" calcext:value-type="float">
            <text:p>0.0512091388697569</text:p>
          </table:table-cell>
          <table:table-cell/>
          <table:table-cell office:value-type="float" office:value="0.191245003400422" calcext:value-type="float">
            <text:p>0.191245003400422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280121627671157" calcext:value-type="float">
            <text:p>0.28012162767115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8633356473246" calcext:value-type="float">
            <text:p>0.208633356473246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0237047051306792" calcext:value-type="float">
            <text:p>0.0237047051306792</text:p>
          </table:table-cell>
          <table:table-cell/>
          <table:table-cell office:value-type="float" office:value="0.286901917760638" calcext:value-type="float">
            <text:p>0.286901917760638</text:p>
          </table:table-cell>
          <table:table-cell office:value-type="float" office:value="0.24405058578047" calcext:value-type="float">
            <text:p>0.24405058578047</text:p>
          </table:table-cell>
          <table:table-cell office:value-type="float" office:value="0.042851331980168" calcext:value-type="float">
            <text:p>0.042851331980168</text:p>
          </table:table-cell>
          <table:table-cell/>
          <table:table-cell office:value-type="float" office:value="0.162302059993328" calcext:value-type="float">
            <text:p>0.162302059993328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0248796331342329" calcext:value-type="float">
            <text:p>0.0248796331342329</text:p>
          </table:table-cell>
          <table:table-cell/>
          <table:table-cell office:value-type="float" office:value="0.174113519904337" calcext:value-type="float">
            <text:p>0.174113519904337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0181906688611868" calcext:value-type="float">
            <text:p>0.0181906688611868</text:p>
          </table:table-cell>
          <table:table-cell/>
          <table:table-cell office:value-type="float" office:value="0.321686842793931" calcext:value-type="float">
            <text:p>0.321686842793931</text:p>
          </table:table-cell>
          <table:table-cell office:value-type="float" office:value="0.277693046407453" calcext:value-type="float">
            <text:p>0.277693046407453</text:p>
          </table:table-cell>
          <table:table-cell office:value-type="float" office:value="0.0439937963864778" calcext:value-type="float">
            <text:p>0.0439937963864778</text:p>
          </table:table-cell>
          <table:table-cell table:number-columns-repeated="4"/>
          <table:table-cell office:value-type="float" office:value="0.0429249355035863" calcext:value-type="float">
            <text:p>0.0429249355035863</text:p>
          </table:table-cell>
          <table:table-cell office:value-type="float" office:value="0.0332433728361871" calcext:value-type="float">
            <text:p>0.0332433728361871</text:p>
          </table:table-cell>
          <table:table-cell office:value-type="float" office:value="0.012314660259307" calcext:value-type="float">
            <text:p>0.012314660259307</text:p>
          </table:table-cell>
          <table:table-cell office:value-type="float" office:value="0.051602446317985" calcext:value-type="float">
            <text:p>0.051602446317985</text:p>
          </table:table-cell>
          <table:table-cell/>
          <table:table-cell office:value-type="float" office:value="0.236024231778492" calcext:value-type="float">
            <text:p>0.23602423177849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250079751580262" calcext:value-type="float">
            <text:p>0.25007975158026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1444293529532" calcext:value-type="float">
            <text:p>0.21444293529532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0318448392180171" calcext:value-type="float">
            <text:p>0.0318448392180171</text:p>
          </table:table-cell>
          <table:table-cell/>
          <table:table-cell office:value-type="float" office:value="0.308269361996883" calcext:value-type="float">
            <text:p>0.308269361996883</text:p>
          </table:table-cell>
          <table:table-cell office:value-type="float" office:value="0.258920302611077" calcext:value-type="float">
            <text:p>0.258920302611077</text:p>
          </table:table-cell>
          <table:table-cell office:value-type="float" office:value="0.0493490593858056" calcext:value-type="float">
            <text:p>0.0493490593858056</text:p>
          </table:table-cell>
          <table:table-cell/>
          <table:table-cell office:value-type="float" office:value="0.152230349052886" calcext:value-type="float">
            <text:p>0.152230349052886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018006395499653" calcext:value-type="float">
            <text:p>0.018006395499653</text:p>
          </table:table-cell>
          <table:table-cell/>
          <table:table-cell office:value-type="float" office:value="0.163706548928784" calcext:value-type="float">
            <text:p>0.163706548928784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0113157016956362" calcext:value-type="float">
            <text:p>0.0113157016956362</text:p>
          </table:table-cell>
          <table:table-cell/>
          <table:table-cell office:value-type="float" office:value="0.335145555753816" calcext:value-type="float">
            <text:p>0.335145555753816</text:p>
          </table:table-cell>
          <table:table-cell office:value-type="float" office:value="0.295646619773847" calcext:value-type="float">
            <text:p>0.295646619773847</text:p>
          </table:table-cell>
          <table:table-cell office:value-type="float" office:value="0.0394989359799695" calcext:value-type="float">
            <text:p>0.0394989359799695</text:p>
          </table:table-cell>
          <table:table-cell table:number-columns-repeated="4"/>
          <table:table-cell office:value-type="float" office:value="0.0468471288156933" calcext:value-type="float">
            <text:p>0.0468471288156933</text:p>
          </table:table-cell>
          <table:table-cell office:value-type="float" office:value="0.0380977207215339" calcext:value-type="float">
            <text:p>0.0380977207215339</text:p>
          </table:table-cell>
          <table:table-cell office:value-type="float" office:value="0.0551537049238723" calcext:value-type="float">
            <text:p>0.0551537049238723</text:p>
          </table:table-cell>
          <table:table-cell office:value-type="float" office:value="0.0523719364663159" calcext:value-type="float">
            <text:p>0.0523719364663159</text:p>
          </table:table-cell>
          <table:table-cell/>
          <table:table-cell office:value-type="float" office:value="0.234727051769441" calcext:value-type="float">
            <text:p>0.234727051769441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241361904087169" calcext:value-type="float">
            <text:p>0.24136190408716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6164961852628" calcext:value-type="float">
            <text:p>0.176164961852628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0126203064838601" calcext:value-type="float">
            <text:p>0.0126203064838601</text:p>
          </table:table-cell>
          <table:table-cell/>
          <table:table-cell office:value-type="float" office:value="0.251391692744044" calcext:value-type="float">
            <text:p>0.251391692744044</text:p>
          </table:table-cell>
          <table:table-cell office:value-type="float" office:value="0.191245003400422" calcext:value-type="float">
            <text:p>0.191245003400422</text:p>
          </table:table-cell>
          <table:table-cell office:value-type="float" office:value="0.0601466893436222" calcext:value-type="float">
            <text:p>0.0601466893436222</text:p>
          </table:table-cell>
          <table:table-cell/>
          <table:table-cell office:value-type="float" office:value="0.15790061924438" calcext:value-type="float">
            <text:p>0.15790061924438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0358162591393272" calcext:value-type="float">
            <text:p>0.0358162591393272</text:p>
          </table:table-cell>
          <table:table-cell/>
          <table:table-cell office:value-type="float" office:value="0.174496779104591" calcext:value-type="float">
            <text:p>0.174496779104591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0179954444361347" calcext:value-type="float">
            <text:p>0.0179954444361347</text:p>
          </table:table-cell>
          <table:table-cell/>
          <table:table-cell office:value-type="float" office:value="0.331330766540914" calcext:value-type="float">
            <text:p>0.331330766540914</text:p>
          </table:table-cell>
          <table:table-cell office:value-type="float" office:value="0.280121627671157" calcext:value-type="float">
            <text:p>0.280121627671157</text:p>
          </table:table-cell>
          <table:table-cell office:value-type="float" office:value="0.0512091388697569" calcext:value-type="float">
            <text:p>0.0512091388697569</text:p>
          </table:table-cell>
          <table:table-cell table:number-columns-repeated="4"/>
          <table:table-cell office:value-type="float" office:value="0.0457294977826283" calcext:value-type="float">
            <text:p>0.0457294977826283</text:p>
          </table:table-cell>
          <table:table-cell office:value-type="float" office:value="0.029497324609377" calcext:value-type="float">
            <text:p>0.029497324609377</text:p>
          </table:table-cell>
          <table:table-cell office:value-type="float" office:value="0.0349213054279218" calcext:value-type="float">
            <text:p>0.0349213054279218</text:p>
          </table:table-cell>
          <table:table-cell office:value-type="float" office:value="0.0242541247068935" calcext:value-type="float">
            <text:p>0.0242541247068935</text:p>
          </table:table-cell>
          <table:table-cell/>
          <table:table-cell office:value-type="float" office:value="0.240748218280761" calcext:value-type="float">
            <text:p>0.240748218280761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270566477051482" calcext:value-type="float">
            <text:p>0.27056647705148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03213165999377" calcext:value-type="float">
            <text:p>0.20321316599937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0298258168755734" calcext:value-type="float">
            <text:p>0.0298258168755734</text:p>
          </table:table-cell>
          <table:table-cell/>
          <table:table-cell office:value-type="float" office:value="0.278949167282078" calcext:value-type="float">
            <text:p>0.278949167282078</text:p>
          </table:table-cell>
          <table:table-cell office:value-type="float" office:value="0.236024231778492" calcext:value-type="float">
            <text:p>0.236024231778492</text:p>
          </table:table-cell>
          <table:table-cell office:value-type="float" office:value="0.0429249355035863" calcext:value-type="float">
            <text:p>0.0429249355035863</text:p>
          </table:table-cell>
          <table:table-cell/>
          <table:table-cell office:value-type="float" office:value="0.160885438779652" calcext:value-type="float">
            <text:p>0.16088543877965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0332433728361871" calcext:value-type="float">
            <text:p>0.0332433728361871</text:p>
          </table:table-cell>
          <table:table-cell/>
          <table:table-cell office:value-type="float" office:value="0.165482795406999" calcext:value-type="float">
            <text:p>0.165482795406999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012314660259307" calcext:value-type="float">
            <text:p>0.012314660259307</text:p>
          </table:table-cell>
          <table:table-cell/>
          <table:table-cell office:value-type="float" office:value="0.301682197898247" calcext:value-type="float">
            <text:p>0.301682197898247</text:p>
          </table:table-cell>
          <table:table-cell office:value-type="float" office:value="0.250079751580262" calcext:value-type="float">
            <text:p>0.250079751580262</text:p>
          </table:table-cell>
          <table:table-cell office:value-type="float" office:value="0.051602446317985" calcext:value-type="float">
            <text:p>0.051602446317985</text:p>
          </table:table-cell>
          <table:table-cell table:number-columns-repeated="4"/>
          <table:table-cell office:value-type="float" office:value="0.0193185601085495" calcext:value-type="float">
            <text:p>0.0193185601085495</text:p>
          </table:table-cell>
          <table:table-cell office:value-type="float" office:value="0.0225285137570209" calcext:value-type="float">
            <text:p>0.0225285137570209</text:p>
          </table:table-cell>
          <table:table-cell office:value-type="float" office:value="0.0284568479165993" calcext:value-type="float">
            <text:p>0.0284568479165993</text:p>
          </table:table-cell>
          <table:table-cell office:value-type="float" office:value="0.032653901465977" calcext:value-type="float">
            <text:p>0.032653901465977</text:p>
          </table:table-cell>
          <table:table-cell/>
          <table:table-cell office:value-type="float" office:value="0.254481902249872" calcext:value-type="float">
            <text:p>0.254481902249872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25526713833499" calcext:value-type="float">
            <text:p>0.255267138334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93478562267497" calcext:value-type="float">
            <text:p>0.193478562267497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021377651268009" calcext:value-type="float">
            <text:p>0.021377651268009</text:p>
          </table:table-cell>
          <table:table-cell/>
          <table:table-cell office:value-type="float" office:value="0.281574180585134" calcext:value-type="float">
            <text:p>0.281574180585134</text:p>
          </table:table-cell>
          <table:table-cell office:value-type="float" office:value="0.234727051769441" calcext:value-type="float">
            <text:p>0.234727051769441</text:p>
          </table:table-cell>
          <table:table-cell office:value-type="float" office:value="0.0468471288156933" calcext:value-type="float">
            <text:p>0.0468471288156933</text:p>
          </table:table-cell>
          <table:table-cell/>
          <table:table-cell office:value-type="float" office:value="0.163465334879353" calcext:value-type="float">
            <text:p>0.163465334879353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0380977207215339" calcext:value-type="float">
            <text:p>0.0380977207215339</text:p>
          </table:table-cell>
          <table:table-cell/>
          <table:table-cell office:value-type="float" office:value="0.213691265279167" calcext:value-type="float">
            <text:p>0.213691265279167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0551537049238723" calcext:value-type="float">
            <text:p>0.0551537049238723</text:p>
          </table:table-cell>
          <table:table-cell/>
          <table:table-cell office:value-type="float" office:value="0.293733840553485" calcext:value-type="float">
            <text:p>0.293733840553485</text:p>
          </table:table-cell>
          <table:table-cell office:value-type="float" office:value="0.241361904087169" calcext:value-type="float">
            <text:p>0.241361904087169</text:p>
          </table:table-cell>
          <table:table-cell office:value-type="float" office:value="0.0523719364663159" calcext:value-type="float">
            <text:p>0.0523719364663159</text:p>
          </table:table-cell>
          <table:table-cell table:number-columns-repeated="4"/>
          <table:table-cell office:value-type="float" office:value="0.0146927571420807" calcext:value-type="float">
            <text:p>0.0146927571420807</text:p>
          </table:table-cell>
          <table:table-cell office:value-type="float" office:value="0.0139012107222979" calcext:value-type="float">
            <text:p>0.0139012107222979</text:p>
          </table:table-cell>
          <table:table-cell office:value-type="float" office:value="0.0426052618720034" calcext:value-type="float">
            <text:p>0.0426052618720034</text:p>
          </table:table-cell>
          <table:table-cell office:value-type="float" office:value="0.0488357191971258" calcext:value-type="float">
            <text:p>0.0488357191971258</text:p>
          </table:table-cell>
          <table:table-cell/>
          <table:table-cell office:value-type="float" office:value="0.265791929442671" calcext:value-type="float">
            <text:p>0.265791929442671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224458699385404" calcext:value-type="float">
            <text:p>0.22445869938540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03573037537583" calcext:value-type="float">
            <text:p>0.20357303753758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0217009028411772" calcext:value-type="float">
            <text:p>0.0217009028411772</text:p>
          </table:table-cell>
          <table:table-cell/>
          <table:table-cell office:value-type="float" office:value="0.28647771606339" calcext:value-type="float">
            <text:p>0.28647771606339</text:p>
          </table:table-cell>
          <table:table-cell office:value-type="float" office:value="0.240748218280761" calcext:value-type="float">
            <text:p>0.240748218280761</text:p>
          </table:table-cell>
          <table:table-cell office:value-type="float" office:value="0.0457294977826283" calcext:value-type="float">
            <text:p>0.0457294977826283</text:p>
          </table:table-cell>
          <table:table-cell/>
          <table:table-cell office:value-type="float" office:value="0.153229407215276" calcext:value-type="float">
            <text:p>0.153229407215276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029497324609377" calcext:value-type="float">
            <text:p>0.029497324609377</text:p>
          </table:table-cell>
          <table:table-cell/>
          <table:table-cell office:value-type="float" office:value="0.171509224038664" calcext:value-type="float">
            <text:p>0.171509224038664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0349213054279218" calcext:value-type="float">
            <text:p>0.0349213054279218</text:p>
          </table:table-cell>
          <table:table-cell/>
          <table:table-cell office:value-type="float" office:value="0.294820601758375" calcext:value-type="float">
            <text:p>0.294820601758375</text:p>
          </table:table-cell>
          <table:table-cell office:value-type="float" office:value="0.270566477051482" calcext:value-type="float">
            <text:p>0.270566477051482</text:p>
          </table:table-cell>
          <table:table-cell office:value-type="float" office:value="0.0242541247068935" calcext:value-type="float">
            <text:p>0.0242541247068935</text:p>
          </table:table-cell>
          <table:table-cell table:number-columns-repeated="4"/>
          <table:table-cell office:value-type="float" office:value="0.0470232705810824" calcext:value-type="float">
            <text:p>0.0470232705810824</text:p>
          </table:table-cell>
          <table:table-cell office:value-type="float" office:value="0.0538668367910622" calcext:value-type="float">
            <text:p>0.0538668367910622</text:p>
          </table:table-cell>
          <table:table-cell office:value-type="float" office:value="0.0264748495937879" calcext:value-type="float">
            <text:p>0.0264748495937879</text:p>
          </table:table-cell>
          <table:table-cell office:value-type="float" office:value="0.0405771658219083" calcext:value-type="float">
            <text:p>0.0405771658219083</text:p>
          </table:table-cell>
          <table:table-cell/>
          <table:table-cell office:value-type="float" office:value="0.262276426240305" calcext:value-type="float">
            <text:p>0.262276426240305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263190439497008" calcext:value-type="float">
            <text:p>0.26319043949700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03959174030706" calcext:value-type="float">
            <text:p>0.203959174030706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0266818886392587" calcext:value-type="float">
            <text:p>0.0266818886392587</text:p>
          </table:table-cell>
          <table:table-cell/>
          <table:table-cell office:value-type="float" office:value="0.273800462358422" calcext:value-type="float">
            <text:p>0.273800462358422</text:p>
          </table:table-cell>
          <table:table-cell office:value-type="float" office:value="0.254481902249872" calcext:value-type="float">
            <text:p>0.254481902249872</text:p>
          </table:table-cell>
          <table:table-cell office:value-type="float" office:value="0.0193185601085495" calcext:value-type="float">
            <text:p>0.0193185601085495</text:p>
          </table:table-cell>
          <table:table-cell/>
          <table:table-cell office:value-type="float" office:value="0.148210532336485" calcext:value-type="float">
            <text:p>0.148210532336485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0225285137570209" calcext:value-type="float">
            <text:p>0.0225285137570209</text:p>
          </table:table-cell>
          <table:table-cell/>
          <table:table-cell office:value-type="float" office:value="0.176996313620582" calcext:value-type="float">
            <text:p>0.176996313620582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0284568479165993" calcext:value-type="float">
            <text:p>0.0284568479165993</text:p>
          </table:table-cell>
          <table:table-cell/>
          <table:table-cell office:value-type="float" office:value="0.287921039800967" calcext:value-type="float">
            <text:p>0.287921039800967</text:p>
          </table:table-cell>
          <table:table-cell office:value-type="float" office:value="0.25526713833499" calcext:value-type="float">
            <text:p>0.25526713833499</text:p>
          </table:table-cell>
          <table:table-cell office:value-type="float" office:value="0.032653901465977" calcext:value-type="float">
            <text:p>0.032653901465977</text:p>
          </table:table-cell>
          <table:table-cell table:number-columns-repeated="4"/>
          <table:table-cell office:value-type="float" office:value="0.0517765921107236" calcext:value-type="float">
            <text:p>0.0517765921107236</text:p>
          </table:table-cell>
          <table:table-cell office:value-type="float" office:value="0.0425797781999589" calcext:value-type="float">
            <text:p>0.0425797781999589</text:p>
          </table:table-cell>
          <table:table-cell office:value-type="float" office:value="0.0305648455019533" calcext:value-type="float">
            <text:p>0.0305648455019533</text:p>
          </table:table-cell>
          <table:table-cell office:value-type="float" office:value="0.0464002464083228" calcext:value-type="float">
            <text:p>0.0464002464083228</text:p>
          </table:table-cell>
          <table:table-cell/>
          <table:table-cell office:value-type="float" office:value="0.252197550748781" calcext:value-type="float">
            <text:p>0.252197550748781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26742877622811" calcext:value-type="float">
            <text:p>0.267428776228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01511873429641" calcext:value-type="float">
            <text:p>0.201511873429641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0343865771792082" calcext:value-type="float">
            <text:p>0.0343865771792082</text:p>
          </table:table-cell>
          <table:table-cell/>
          <table:table-cell office:value-type="float" office:value="0.280484686584752" calcext:value-type="float">
            <text:p>0.280484686584752</text:p>
          </table:table-cell>
          <table:table-cell office:value-type="float" office:value="0.265791929442671" calcext:value-type="float">
            <text:p>0.265791929442671</text:p>
          </table:table-cell>
          <table:table-cell office:value-type="float" office:value="0.0146927571420807" calcext:value-type="float">
            <text:p>0.0146927571420807</text:p>
          </table:table-cell>
          <table:table-cell/>
          <table:table-cell office:value-type="float" office:value="0.133472632858238" calcext:value-type="float">
            <text:p>0.133472632858238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0139012107222979" calcext:value-type="float">
            <text:p>0.0139012107222979</text:p>
          </table:table-cell>
          <table:table-cell/>
          <table:table-cell office:value-type="float" office:value="0.186591641275937" calcext:value-type="float">
            <text:p>0.186591641275937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0426052618720034" calcext:value-type="float">
            <text:p>0.0426052618720034</text:p>
          </table:table-cell>
          <table:table-cell/>
          <table:table-cell office:value-type="float" office:value="0.273294418582529" calcext:value-type="float">
            <text:p>0.273294418582529</text:p>
          </table:table-cell>
          <table:table-cell office:value-type="float" office:value="0.224458699385404" calcext:value-type="float">
            <text:p>0.224458699385404</text:p>
          </table:table-cell>
          <table:table-cell office:value-type="float" office:value="0.0488357191971258" calcext:value-type="float">
            <text:p>0.0488357191971258</text:p>
          </table:table-cell>
          <table:table-cell table:number-columns-repeated="4"/>
          <table:table-cell office:value-type="float" office:value="0.0522107059631263" calcext:value-type="float">
            <text:p>0.0522107059631263</text:p>
          </table:table-cell>
          <table:table-cell office:value-type="float" office:value="0.0268037683502929" calcext:value-type="float">
            <text:p>0.0268037683502929</text:p>
          </table:table-cell>
          <table:table-cell office:value-type="float" office:value="0.042344421596949" calcext:value-type="float">
            <text:p>0.042344421596949</text:p>
          </table:table-cell>
          <table:table-cell office:value-type="float" office:value="0.037651958667344" calcext:value-type="float">
            <text:p>0.037651958667344</text:p>
          </table:table-cell>
          <table:table-cell/>
          <table:table-cell office:value-type="float" office:value="0.268668653549478" calcext:value-type="float">
            <text:p>0.268668653549478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252222961845865" calcext:value-type="float">
            <text:p>0.25222296184586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02469237361126" calcext:value-type="float">
            <text:p>0.20246923736112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0338759616151029" calcext:value-type="float">
            <text:p>0.0338759616151029</text:p>
          </table:table-cell>
          <table:table-cell/>
          <table:table-cell office:value-type="float" office:value="0.309299696821388" calcext:value-type="float">
            <text:p>0.309299696821388</text:p>
          </table:table-cell>
          <table:table-cell office:value-type="float" office:value="0.262276426240305" calcext:value-type="float">
            <text:p>0.262276426240305</text:p>
          </table:table-cell>
          <table:table-cell office:value-type="float" office:value="0.0470232705810824" calcext:value-type="float">
            <text:p>0.0470232705810824</text:p>
          </table:table-cell>
          <table:table-cell/>
          <table:table-cell office:value-type="float" office:value="0.174594027375788" calcext:value-type="float">
            <text:p>0.174594027375788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0538668367910622" calcext:value-type="float">
            <text:p>0.0538668367910622</text:p>
          </table:table-cell>
          <table:table-cell/>
          <table:table-cell office:value-type="float" office:value="0.1756023688435" calcext:value-type="float">
            <text:p>0.1756023688435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0264748495937879" calcext:value-type="float">
            <text:p>0.0264748495937879</text:p>
          </table:table-cell>
          <table:table-cell/>
          <table:table-cell office:value-type="float" office:value="0.303767605318916" calcext:value-type="float">
            <text:p>0.303767605318916</text:p>
          </table:table-cell>
          <table:table-cell office:value-type="float" office:value="0.263190439497008" calcext:value-type="float">
            <text:p>0.263190439497008</text:p>
          </table:table-cell>
          <table:table-cell office:value-type="float" office:value="0.0405771658219083" calcext:value-type="float">
            <text:p>0.0405771658219083</text:p>
          </table:table-cell>
          <table:table-cell table:number-columns-repeated="4"/>
          <table:table-cell office:value-type="float" office:value="0.0371658777506475" calcext:value-type="float">
            <text:p>0.0371658777506475</text:p>
          </table:table-cell>
          <table:table-cell office:value-type="float" office:value="0.0328859391885201" calcext:value-type="float">
            <text:p>0.0328859391885201</text:p>
          </table:table-cell>
          <table:table-cell office:value-type="float" office:value="0.0569394314550475" calcext:value-type="float">
            <text:p>0.0569394314550475</text:p>
          </table:table-cell>
          <table:table-cell office:value-type="float" office:value="0.0482636618601746" calcext:value-type="float">
            <text:p>0.0482636618601746</text:p>
          </table:table-cell>
          <table:table-cell/>
          <table:table-cell office:value-type="float" office:value="0.284647244859455" calcext:value-type="float">
            <text:p>0.284647244859455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226954773526836" calcext:value-type="float">
            <text:p>0.22695477352683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1537910107629" calcext:value-type="float">
            <text:p>0.211537910107629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0624212904858984" calcext:value-type="float">
            <text:p>0.0624212904858984</text:p>
          </table:table-cell>
          <table:table-cell/>
          <table:table-cell office:value-type="float" office:value="0.303974142859504" calcext:value-type="float">
            <text:p>0.303974142859504</text:p>
          </table:table-cell>
          <table:table-cell office:value-type="float" office:value="0.252197550748781" calcext:value-type="float">
            <text:p>0.252197550748781</text:p>
          </table:table-cell>
          <table:table-cell office:value-type="float" office:value="0.0517765921107236" calcext:value-type="float">
            <text:p>0.0517765921107236</text:p>
          </table:table-cell>
          <table:table-cell/>
          <table:table-cell office:value-type="float" office:value="0.161165645059832" calcext:value-type="float">
            <text:p>0.161165645059832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0425797781999589" calcext:value-type="float">
            <text:p>0.0425797781999589</text:p>
          </table:table-cell>
          <table:table-cell/>
          <table:table-cell office:value-type="float" office:value="0.184169541531235" calcext:value-type="float">
            <text:p>0.184169541531235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0305648455019533" calcext:value-type="float">
            <text:p>0.0305648455019533</text:p>
          </table:table-cell>
          <table:table-cell/>
          <table:table-cell office:value-type="float" office:value="0.313829022636433" calcext:value-type="float">
            <text:p>0.313829022636433</text:p>
          </table:table-cell>
          <table:table-cell office:value-type="float" office:value="0.26742877622811" calcext:value-type="float">
            <text:p>0.26742877622811</text:p>
          </table:table-cell>
          <table:table-cell office:value-type="float" office:value="0.0464002464083228" calcext:value-type="float">
            <text:p>0.0464002464083228</text:p>
          </table:table-cell>
          <table:table-cell table:number-columns-repeated="4"/>
          <table:table-cell office:value-type="float" office:value="0.0251873681544881" calcext:value-type="float">
            <text:p>0.0251873681544881</text:p>
          </table:table-cell>
          <table:table-cell office:value-type="float" office:value="0.0251963461593455" calcext:value-type="float">
            <text:p>0.0251963461593455</text:p>
          </table:table-cell>
          <table:table-cell office:value-type="float" office:value="0.0419366550509497" calcext:value-type="float">
            <text:p>0.0419366550509497</text:p>
          </table:table-cell>
          <table:table-cell office:value-type="float" office:value="0.0295304173280407" calcext:value-type="float">
            <text:p>0.0295304173280407</text:p>
          </table:table-cell>
          <table:table-cell/>
          <table:table-cell office:value-type="float" office:value="0.226477978924062" calcext:value-type="float">
            <text:p>0.226477978924062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254066448971151" calcext:value-type="float">
            <text:p>0.25406644897115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4723275450702" calcext:value-type="float">
            <text:p>0.204723275450702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0312566302897308" calcext:value-type="float">
            <text:p>0.0312566302897308</text:p>
          </table:table-cell>
          <table:table-cell/>
          <table:table-cell office:value-type="float" office:value="0.320879359512604" calcext:value-type="float">
            <text:p>0.320879359512604</text:p>
          </table:table-cell>
          <table:table-cell office:value-type="float" office:value="0.268668653549478" calcext:value-type="float">
            <text:p>0.268668653549478</text:p>
          </table:table-cell>
          <table:table-cell office:value-type="float" office:value="0.0522107059631263" calcext:value-type="float">
            <text:p>0.0522107059631263</text:p>
          </table:table-cell>
          <table:table-cell/>
          <table:table-cell office:value-type="float" office:value="0.144006974559635" calcext:value-type="float">
            <text:p>0.144006974559635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0268037683502929" calcext:value-type="float">
            <text:p>0.0268037683502929</text:p>
          </table:table-cell>
          <table:table-cell/>
          <table:table-cell office:value-type="float" office:value="0.213432892352693" calcext:value-type="float">
            <text:p>0.213432892352693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042344421596949" calcext:value-type="float">
            <text:p>0.042344421596949</text:p>
          </table:table-cell>
          <table:table-cell/>
          <table:table-cell office:value-type="float" office:value="0.289874920513209" calcext:value-type="float">
            <text:p>0.289874920513209</text:p>
          </table:table-cell>
          <table:table-cell office:value-type="float" office:value="0.252222961845865" calcext:value-type="float">
            <text:p>0.252222961845865</text:p>
          </table:table-cell>
          <table:table-cell office:value-type="float" office:value="0.037651958667344" calcext:value-type="float">
            <text:p>0.037651958667344</text:p>
          </table:table-cell>
          <table:table-cell table:number-columns-repeated="4"/>
          <table:table-cell office:value-type="float" office:value="0.0513994729072442" calcext:value-type="float">
            <text:p>0.0513994729072442</text:p>
          </table:table-cell>
          <table:table-cell office:value-type="float" office:value="0.0231228443241654" calcext:value-type="float">
            <text:p>0.0231228443241654</text:p>
          </table:table-cell>
          <table:table-cell office:value-type="float" office:value="0.026197681606193" calcext:value-type="float">
            <text:p>0.026197681606193</text:p>
          </table:table-cell>
          <table:table-cell office:value-type="float" office:value="0.0232700027150966" calcext:value-type="float">
            <text:p>0.0232700027150966</text:p>
          </table:table-cell>
          <table:table-cell/>
          <table:table-cell office:value-type="float" office:value="0.234949514764195" calcext:value-type="float">
            <text:p>0.23494951476419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237519786873571" calcext:value-type="float">
            <text:p>0.23751978687357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11074587847326" calcext:value-type="float">
            <text:p>0.211074587847326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0420154653057467" calcext:value-type="float">
            <text:p>0.0420154653057467</text:p>
          </table:table-cell>
          <table:table-cell/>
          <table:table-cell office:value-type="float" office:value="0.321813122610102" calcext:value-type="float">
            <text:p>0.321813122610102</text:p>
          </table:table-cell>
          <table:table-cell office:value-type="float" office:value="0.284647244859455" calcext:value-type="float">
            <text:p>0.284647244859455</text:p>
          </table:table-cell>
          <table:table-cell office:value-type="float" office:value="0.0371658777506475" calcext:value-type="float">
            <text:p>0.0371658777506475</text:p>
          </table:table-cell>
          <table:table-cell/>
          <table:table-cell office:value-type="float" office:value="0.154915088704047" calcext:value-type="float">
            <text:p>0.154915088704047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0328859391885201" calcext:value-type="float">
            <text:p>0.0328859391885201</text:p>
          </table:table-cell>
          <table:table-cell/>
          <table:table-cell office:value-type="float" office:value="0.214149389930348" calcext:value-type="float">
            <text:p>0.214149389930348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0569394314550475" calcext:value-type="float">
            <text:p>0.0569394314550475</text:p>
          </table:table-cell>
          <table:table-cell/>
          <table:table-cell office:value-type="float" office:value="0.275218435387011" calcext:value-type="float">
            <text:p>0.275218435387011</text:p>
          </table:table-cell>
          <table:table-cell office:value-type="float" office:value="0.226954773526836" calcext:value-type="float">
            <text:p>0.226954773526836</text:p>
          </table:table-cell>
          <table:table-cell office:value-type="float" office:value="0.0482636618601746" calcext:value-type="float">
            <text:p>0.0482636618601746</text:p>
          </table:table-cell>
          <table:table-cell table:number-columns-repeated="4"/>
          <table:table-cell office:value-type="float" office:value="0.0388233870467431" calcext:value-type="float">
            <text:p>0.0388233870467431</text:p>
          </table:table-cell>
          <table:table-cell office:value-type="float" office:value="0.0307285272931443" calcext:value-type="float">
            <text:p>0.0307285272931443</text:p>
          </table:table-cell>
          <table:table-cell office:value-type="float" office:value="0.0549403073215752" calcext:value-type="float">
            <text:p>0.0549403073215752</text:p>
          </table:table-cell>
          <table:table-cell office:value-type="float" office:value="0.0264516496288644" calcext:value-type="float">
            <text:p>0.0264516496288644</text:p>
          </table:table-cell>
          <table:table-cell/>
          <table:table-cell office:value-type="float" office:value="0.215665399476459" calcext:value-type="float">
            <text:p>0.215665399476459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263328687509889" calcext:value-type="float">
            <text:p>0.26332868750988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00274436356622" calcext:value-type="float">
            <text:p>0.200274436356622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0290639647862558" calcext:value-type="float">
            <text:p>0.0290639647862558</text:p>
          </table:table-cell>
          <table:table-cell/>
          <table:table-cell office:value-type="float" office:value="0.25166534707855" calcext:value-type="float">
            <text:p>0.25166534707855</text:p>
          </table:table-cell>
          <table:table-cell office:value-type="float" office:value="0.226477978924062" calcext:value-type="float">
            <text:p>0.226477978924062</text:p>
          </table:table-cell>
          <table:table-cell office:value-type="float" office:value="0.0251873681544881" calcext:value-type="float">
            <text:p>0.0251873681544881</text:p>
          </table:table-cell>
          <table:table-cell/>
          <table:table-cell office:value-type="float" office:value="0.143574224422257" calcext:value-type="float">
            <text:p>0.143574224422257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0251963461593455" calcext:value-type="float">
            <text:p>0.0251963461593455</text:p>
          </table:table-cell>
          <table:table-cell/>
          <table:table-cell office:value-type="float" office:value="0.208184600670202" calcext:value-type="float">
            <text:p>0.208184600670202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0419366550509497" calcext:value-type="float">
            <text:p>0.0419366550509497</text:p>
          </table:table-cell>
          <table:table-cell/>
          <table:table-cell office:value-type="float" office:value="0.283596866299192" calcext:value-type="float">
            <text:p>0.283596866299192</text:p>
          </table:table-cell>
          <table:table-cell office:value-type="float" office:value="0.254066448971151" calcext:value-type="float">
            <text:p>0.254066448971151</text:p>
          </table:table-cell>
          <table:table-cell office:value-type="float" office:value="0.0295304173280407" calcext:value-type="float">
            <text:p>0.0295304173280407</text:p>
          </table:table-cell>
          <table:table-cell table:number-columns-repeated="4"/>
          <table:table-cell office:value-type="float" office:value="0.0311919154843419" calcext:value-type="float">
            <text:p>0.0311919154843419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3"/>
          <table:table-cell office:value-type="float" office:value="0.207227942293955" calcext:value-type="float">
            <text:p>0.207227942293955</text:p>
          </table:table-cell>
          <table:table-cell office:value-type="float" office:value="0.10582178544512" calcext:value-type="float">
            <text:p>0.1058217854451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0828221333704" calcext:value-type="float">
            <text:p>0.20828221333704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0371185776105524" calcext:value-type="float">
            <text:p>0.0371185776105524</text:p>
          </table:table-cell>
          <table:table-cell/>
          <table:table-cell office:value-type="float" office:value="0.286348987671439" calcext:value-type="float">
            <text:p>0.286348987671439</text:p>
          </table:table-cell>
          <table:table-cell office:value-type="float" office:value="0.234949514764195" calcext:value-type="float">
            <text:p>0.234949514764195</text:p>
          </table:table-cell>
          <table:table-cell office:value-type="float" office:value="0.0513994729072442" calcext:value-type="float">
            <text:p>0.0513994729072442</text:p>
          </table:table-cell>
          <table:table-cell/>
          <table:table-cell office:value-type="float" office:value="0.132164992420485" calcext:value-type="float">
            <text:p>0.13216499242048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0231228443241654" calcext:value-type="float">
            <text:p>0.0231228443241654</text:p>
          </table:table-cell>
          <table:table-cell/>
          <table:table-cell office:value-type="float" office:value="0.186091367142714" calcext:value-type="float">
            <text:p>0.186091367142714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026197681606193" calcext:value-type="float">
            <text:p>0.026197681606193</text:p>
          </table:table-cell>
          <table:table-cell/>
          <table:table-cell office:value-type="float" office:value="0.260789789588668" calcext:value-type="float">
            <text:p>0.260789789588668</text:p>
          </table:table-cell>
          <table:table-cell office:value-type="float" office:value="0.237519786873571" calcext:value-type="float">
            <text:p>0.237519786873571</text:p>
          </table:table-cell>
          <table:table-cell office:value-type="float" office:value="0.0232700027150966" calcext:value-type="float">
            <text:p>0.0232700027150966</text:p>
          </table:table-cell>
          <table:table-cell table:number-columns-repeated="5"/>
          <table:table-cell office:value-type="float" office:value="0.0143708679874588" calcext:value-type="float">
            <text:p>0.0143708679874588</text:p>
          </table:table-cell>
          <table:table-cell table:number-columns-repeated="4"/>
          <table:table-cell office:value-type="float" office:value="0.107628304067383" calcext:value-type="float">
            <text:p>0.10762830406738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02981981429722" calcext:value-type="float">
            <text:p>0.202981981429722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0301554156611794" calcext:value-type="float">
            <text:p>0.0301554156611794</text:p>
          </table:table-cell>
          <table:table-cell/>
          <table:table-cell office:value-type="float" office:value="0.254488786523202" calcext:value-type="float">
            <text:p>0.254488786523202</text:p>
          </table:table-cell>
          <table:table-cell office:value-type="float" office:value="0.215665399476459" calcext:value-type="float">
            <text:p>0.215665399476459</text:p>
          </table:table-cell>
          <table:table-cell office:value-type="float" office:value="0.0388233870467431" calcext:value-type="float">
            <text:p>0.0388233870467431</text:p>
          </table:table-cell>
          <table:table-cell/>
          <table:table-cell office:value-type="float" office:value="0.151122883658292" calcext:value-type="float">
            <text:p>0.151122883658292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0307285272931443" calcext:value-type="float">
            <text:p>0.0307285272931443</text:p>
          </table:table-cell>
          <table:table-cell/>
          <table:table-cell office:value-type="float" office:value="0.231379963337552" calcext:value-type="float">
            <text:p>0.231379963337552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0549403073215752" calcext:value-type="float">
            <text:p>0.0549403073215752</text:p>
          </table:table-cell>
          <table:table-cell/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15596846831406" calcext:value-type="float">
            <text:p>0.215596846831406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0333833669605576" calcext:value-type="float">
            <text:p>0.0333833669605576</text:p>
          </table:table-cell>
          <table:table-cell/>
          <table:table-cell office:value-type="float" office:value="0.238419857778297" calcext:value-type="float">
            <text:p>0.238419857778297</text:p>
          </table:table-cell>
          <table:table-cell office:value-type="float" office:value="0.207227942293955" calcext:value-type="float">
            <text:p>0.207227942293955</text:p>
          </table:table-cell>
          <table:table-cell office:value-type="float" office:value="0.0311919154843419" calcext:value-type="float">
            <text:p>0.0311919154843419</text:p>
          </table:table-cell>
          <table:table-cell/>
          <table:table-cell office:value-type="float" office:value="0.13787254180709" calcext:value-type="float">
            <text:p>0.13787254180709</text:p>
          </table:table-cell>
          <table:table-cell office:value-type="float" office:value="0.10582178544512" calcext:value-type="float">
            <text:p>0.10582178544512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5691063278506" calcext:value-type="float">
            <text:p>0.185691063278506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0160595174880931" calcext:value-type="float">
            <text:p>0.0160595174880931</text:p>
          </table:table-cell>
          <table:table-cell table:number-columns-repeated="5"/>
          <table:table-cell office:value-type="float" office:value="0.121999172054842" calcext:value-type="float">
            <text:p>0.121999172054842</text:p>
          </table:table-cell>
          <table:table-cell office:value-type="float" office:value="0.107628304067383" calcext:value-type="float">
            <text:p>0.107628304067383</text:p>
          </table:table-cell>
          <table:table-cell office:value-type="float" office:value="0.0143708679874588" calcext:value-type="float">
            <text:p>0.0143708679874588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5680887757783" calcext:value-type="float">
            <text:p>0.175680887757783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0241786159852721" calcext:value-type="float">
            <text:p>0.0241786159852721</text:p>
          </table:table-cell>
          <table:table-cell table:number-columns-repeated="3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87154152114592" calcext:value-type="float">
            <text:p>0.187154152114592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0196204944297818" calcext:value-type="float">
            <text:p>0.0196204944297818</text:p>
          </table:table-cell>
          <table:table-cell table:number-columns-repeated="18"/>
          <table:table-cell office:value-type="string" calcext:value-type="string">
            <text:p><text:span text:style-name="T1">ANOVA - Single Factor</text:span></text:p>
          </table:table-cell>
          <table:table-cell table:number-columns-repeated="7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98177902605973" calcext:value-type="float">
            <text:p>0.19817790260597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0278520586884378" calcext:value-type="float">
            <text:p>0.0278520586884378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834231082721" calcext:value-type="float">
            <text:p>0.190834231082721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0253651360061163" calcext:value-type="float">
            <text:p>0.0253651360061163</text:p>
          </table:table-cell>
          <table:table-cell office:value-type="string" calcext:value-type="string">
            <text:p>Average</text:p>
          </table:table-cell>
          <table:table-cell table:formula="of:=AVERAGE([.F15:.F106])" office:value-type="float" office:value="0.2695390388586" calcext:value-type="float">
            <text:p>0.2695390388586</text:p>
          </table:table-cell>
          <table:table-cell table:formula="of:=AVERAGE([.G15:.G106])" office:value-type="float" office:value="0.232641940512771" calcext:value-type="float">
            <text:p>0.232641940512771</text:p>
          </table:table-cell>
          <table:table-cell table:formula="of:=AVERAGE([.H15:.H106])" office:value-type="float" office:value="0.0368970983458284" calcext:value-type="float">
            <text:p>0.0368970983458284</text:p>
          </table:table-cell>
          <table:table-cell/>
          <table:table-cell table:formula="of:=AVERAGE([.J15:.J107])" office:value-type="float" office:value="0.189396833850789" calcext:value-type="float">
            <text:p>0.189396833850789</text:p>
          </table:table-cell>
          <table:table-cell table:formula="of:=AVERAGE([.K15:.K107])" office:value-type="float" office:value="0.157088493401298" calcext:value-type="float">
            <text:p>0.157088493401298</text:p>
          </table:table-cell>
          <table:table-cell table:formula="of:=AVERAGE([.L15:.L107])" office:value-type="float" office:value="0.0323083404494913" calcext:value-type="float">
            <text:p>0.0323083404494913</text:p>
          </table:table-cell>
          <table:table-cell/>
          <table:table-cell table:formula="of:=AVERAGE([.N15:.N105])" office:value-type="float" office:value="0.156286039224505" calcext:value-type="float">
            <text:p>0.156286039224505</text:p>
          </table:table-cell>
          <table:table-cell table:formula="of:=AVERAGE([.O15:.O105])" office:value-type="float" office:value="0.124319648787598" calcext:value-type="float">
            <text:p>0.124319648787598</text:p>
          </table:table-cell>
          <table:table-cell table:formula="of:=AVERAGE([.P15:.P105])" office:value-type="float" office:value="0.0319663904369064" calcext:value-type="float">
            <text:p>0.0319663904369064</text:p>
          </table:table-cell>
          <table:table-cell/>
          <table:table-cell table:formula="of:=AVERAGE([.R15:.R105])" office:value-type="float" office:value="0.2684663380931" calcext:value-type="float">
            <text:p>0.2684663380931</text:p>
          </table:table-cell>
          <table:table-cell table:formula="of:=AVERAGE([.S15:.S105])" office:value-type="float" office:value="0.229579539393016" calcext:value-type="float">
            <text:p>0.229579539393016</text:p>
          </table:table-cell>
          <table:table-cell table:formula="of:=AVERAGE([.T15:.T105])" office:value-type="float" office:value="0.0388867987000838" calcext:value-type="float">
            <text:p>0.0388867987000838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90795886972156" calcext:value-type="float">
            <text:p>0.190795886972156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0342962985519477" calcext:value-type="float">
            <text:p>0.0342962985519477</text:p>
          </table:table-cell>
          <table:table-cell office:value-type="string" calcext:value-type="string">
            <text:p>Variance</text:p>
          </table:table-cell>
          <table:table-cell table:formula="of:=VAR([.F15:.F106])" office:value-type="float" office:value="0.000719928443533743" calcext:value-type="float">
            <text:p>0.000719928443533743</text:p>
          </table:table-cell>
          <table:table-cell table:formula="of:=VAR([.G15:.G106])" office:value-type="float" office:value="0.00058415024562734" calcext:value-type="float">
            <text:p>0.00058415024562734</text:p>
          </table:table-cell>
          <table:table-cell table:formula="of:=VAR([.H15:.H106])" office:value-type="float" office:value="0.000102952935837157" calcext:value-type="float">
            <text:p>0.000102952935837157</text:p>
          </table:table-cell>
          <table:table-cell/>
          <table:table-cell table:formula="of:=VAR([.J15:.J107])" office:value-type="float" office:value="0.000980375477850636" calcext:value-type="float">
            <text:p>0.000980375477850636</text:p>
          </table:table-cell>
          <table:table-cell table:formula="of:=VAR([.K15:.K107])" office:value-type="float" office:value="0.000688639464775438" calcext:value-type="float">
            <text:p>0.000688639464775438</text:p>
          </table:table-cell>
          <table:table-cell table:formula="of:=VAR([.L15:.L107])" office:value-type="float" office:value="0.000170977169157113" calcext:value-type="float">
            <text:p>0.000170977169157113</text:p>
          </table:table-cell>
          <table:table-cell/>
          <table:table-cell table:formula="of:=VAR([.N15:.N107])" office:value-type="float" office:value="0.000485550981892573" calcext:value-type="float">
            <text:p>0.000485550981892573</text:p>
          </table:table-cell>
          <table:table-cell table:formula="of:=VAR([.O15:.O107])" office:value-type="float" office:value="0.000373920359868508" calcext:value-type="float">
            <text:p>0.000373920359868508</text:p>
          </table:table-cell>
          <table:table-cell table:formula="of:=VAR([.P15:.P107])" office:value-type="float" office:value="0.000144474876453247" calcext:value-type="float">
            <text:p>0.000144474876453247</text:p>
          </table:table-cell>
          <table:table-cell/>
          <table:table-cell table:formula="of:=VAR([.R15:.R107])" office:value-type="float" office:value="0.00134746399134139" calcext:value-type="float">
            <text:p>0.00134746399134139</text:p>
          </table:table-cell>
          <table:table-cell table:formula="of:=VAR([.S15:.S107])" office:value-type="float" office:value="0.00107841439335474" calcext:value-type="float">
            <text:p>0.00107841439335474</text:p>
          </table:table-cell>
          <table:table-cell table:formula="of:=VAR([.T15:.T107])" office:value-type="float" office:value="0.000187192732291807" calcext:value-type="float">
            <text:p>0.000187192732291807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7713848991026" calcext:value-type="float">
            <text:p>0.157713848991026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0056180184424906" calcext:value-type="float">
            <text:p>0.0056180184424906</text:p>
          </table:table-cell>
          <table:table-cell table:number-columns-repeated="18"/>
          <table:table-cell office:value-type="string" calcext:value-type="string">
            <text:p>Column 1</text:p>
          </table:table-cell>
          <table:table-cell table:formula="of:=COUNT([$Sheet1.$Y$12:$Sheet1.$Y$102])" office:value-type="float" office:value="91" calcext:value-type="float">
            <text:p>91</text:p>
          </table:table-cell>
          <table:table-cell table:formula="of:=SUM([$Sheet1.$Y$12:$Sheet1.$Y$102])" office:value-type="float" office:value="3.36334113233187" calcext:value-type="float">
            <text:p>3.36334113233187</text:p>
          </table:table-cell>
          <table:table-cell table:formula="of:=AVERAGE([$Sheet1.$Y$12:$Sheet1.$Y$102])" office:value-type="float" office:value="0.0369597926629876" calcext:value-type="float">
            <text:p>0.0369597926629876</text:p>
          </table:table-cell>
          <table:table-cell table:formula="of:=VAR([$Sheet1.$Y$12:$Sheet1.$Y$102])" office:value-type="float" office:value="0.000103731226301716" calcext:value-type="float">
            <text:p>0.000103731226301716</text:p>
          </table:table-cell>
          <table:table-cell table:number-columns-repeated="3"/>
          <table:table-cell office:value-type="string" calcext:value-type="string">
            <text:p>Column 1</text:p>
          </table:table-cell>
          <table:table-cell table:formula="of:=COUNT([$Sheet1.$AD$11:$Sheet1.$AD$102])" office:value-type="float" office:value="91" calcext:value-type="float">
            <text:p>91</text:p>
          </table:table-cell>
          <table:table-cell table:formula="of:=SUM([$Sheet1.$AD$11:$Sheet1.$AD$102])" office:value-type="float" office:value="21.195830584881" calcext:value-type="float">
            <text:p>21.195830584881</text:p>
          </table:table-cell>
          <table:table-cell table:formula="of:=AVERAGE([$Sheet1.$AD$11:$Sheet1.$AD$102])" office:value-type="float" office:value="0.232921215218473" calcext:value-type="float">
            <text:p>0.232921215218473</text:p>
          </table:table-cell>
          <table:table-cell table:formula="of:=VAR([$Sheet1.$AD$11:$Sheet1.$AD$102])" office:value-type="float" office:value="0.000583385595108318" calcext:value-type="float">
            <text:p>0.0005833855951083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99018423187224" calcext:value-type="float">
            <text:p>0.199018423187224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0341584375781221" calcext:value-type="float">
            <text:p>0.0341584375781221</text:p>
          </table:table-cell>
          <table:table-cell table:number-columns-repeated="18"/>
          <table:table-cell office:value-type="string" calcext:value-type="string">
            <text:p>Column 2</text:p>
          </table:table-cell>
          <table:table-cell table:formula="of:=COUNT([$Sheet1.$Z$12:$Sheet1.$Z$102])" office:value-type="float" office:value="91" calcext:value-type="float">
            <text:p>91</text:p>
          </table:table-cell>
          <table:table-cell table:formula="of:=SUM([$Sheet1.$Z$12:$Sheet1.$Z$102])" office:value-type="float" office:value="2.95825403745326" calcext:value-type="float">
            <text:p>2.95825403745326</text:p>
          </table:table-cell>
          <table:table-cell table:formula="of:=AVERAGE([$Sheet1.$Z$12:$Sheet1.$Z$102])" office:value-type="float" office:value="0.03250828612586" calcext:value-type="float">
            <text:p>0.03250828612586</text:p>
          </table:table-cell>
          <table:table-cell table:formula="of:=VAR([$Sheet1.$Z$12:$Sheet1.$Z$102])" office:value-type="float" office:value="0.000171160469685308" calcext:value-type="float">
            <text:p>0.000171160469685308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formula="of:=COUNT([$Sheet1.$AE$11:$Sheet1.$AE$102])" office:value-type="float" office:value="91" calcext:value-type="float">
            <text:p>91</text:p>
          </table:table-cell>
          <table:table-cell table:formula="of:=SUM([$Sheet1.$AE$11:$Sheet1.$AE$102])" office:value-type="float" office:value="14.3957797968082" calcext:value-type="float">
            <text:p>14.3957797968082</text:p>
          </table:table-cell>
          <table:table-cell table:formula="of:=AVERAGE([$Sheet1.$AE$11:$Sheet1.$AE$102])" office:value-type="float" office:value="0.158195382382508" calcext:value-type="float">
            <text:p>0.158195382382508</text:p>
          </table:table-cell>
          <table:table-cell table:formula="of:=VAR([$Sheet1.$AE$11:$Sheet1.$AE$102])" office:value-type="float" office:value="0.000646319462144529" calcext:value-type="float">
            <text:p>0.00064631946214452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83609974462951" calcext:value-type="float">
            <text:p>0.183609974462951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0190569340519206" calcext:value-type="float">
            <text:p>0.0190569340519206</text:p>
          </table:table-cell>
          <table:table-cell table:number-columns-repeated="18"/>
          <table:table-cell office:value-type="string" calcext:value-type="string">
            <text:p>Column 3</text:p>
          </table:table-cell>
          <table:table-cell table:formula="of:=COUNT([$Sheet1.$AA$12:$Sheet1.$AA$102])" office:value-type="float" office:value="91" calcext:value-type="float">
            <text:p>91</text:p>
          </table:table-cell>
          <table:table-cell table:formula="of:=SUM([$Sheet1.$AA$12:$Sheet1.$AA$102])" office:value-type="float" office:value="2.90894152975848" calcext:value-type="float">
            <text:p>2.90894152975848</text:p>
          </table:table-cell>
          <table:table-cell table:formula="of:=AVERAGE([$Sheet1.$AA$12:$Sheet1.$AA$102])" office:value-type="float" office:value="0.0319663904369064" calcext:value-type="float">
            <text:p>0.0319663904369064</text:p>
          </table:table-cell>
          <table:table-cell table:formula="of:=VAR([$Sheet1.$AA$12:$Sheet1.$AA$102])" office:value-type="float" office:value="0.000144474876453247" calcext:value-type="float">
            <text:p>0.000144474876453247</text:p>
          </table:table-cell>
          <table:table-cell table:number-columns-repeated="3"/>
          <table:table-cell office:value-type="string" calcext:value-type="string">
            <text:p>Column 3</text:p>
          </table:table-cell>
          <table:table-cell table:formula="of:=COUNT([$Sheet1.$AF$11:$Sheet1.$AF$102])" office:value-type="float" office:value="91" calcext:value-type="float">
            <text:p>91</text:p>
          </table:table-cell>
          <table:table-cell table:formula="of:=SUM([$Sheet1.$AF$11:$Sheet1.$AF$102])" office:value-type="float" office:value="11.3130880396714" calcext:value-type="float">
            <text:p>11.3130880396714</text:p>
          </table:table-cell>
          <table:table-cell table:formula="of:=AVERAGE([$Sheet1.$AF$11:$Sheet1.$AF$102])" office:value-type="float" office:value="0.124319648787598" calcext:value-type="float">
            <text:p>0.124319648787598</text:p>
          </table:table-cell>
          <table:table-cell table:formula="of:=VAR([$Sheet1.$AF$11:$Sheet1.$AF$102])" office:value-type="float" office:value="0.000373920359868508" calcext:value-type="float">
            <text:p>0.0003739203598685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72854566950463" calcext:value-type="float">
            <text:p>0.172854566950463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0166242855881414" calcext:value-type="float">
            <text:p>0.0166242855881414</text:p>
          </table:table-cell>
          <table:table-cell table:number-columns-repeated="18"/>
          <table:table-cell office:value-type="string" calcext:value-type="string">
            <text:p>Column 4</text:p>
          </table:table-cell>
          <table:table-cell table:formula="of:=COUNT([$Sheet1.$AB$12:$Sheet1.$AB$102])" office:value-type="float" office:value="91" calcext:value-type="float">
            <text:p>91</text:p>
          </table:table-cell>
          <table:table-cell table:formula="of:=SUM([$Sheet1.$AB$12:$Sheet1.$AB$102])" office:value-type="float" office:value="3.53869868170762" calcext:value-type="float">
            <text:p>3.53869868170762</text:p>
          </table:table-cell>
          <table:table-cell table:formula="of:=AVERAGE([$Sheet1.$AB$12:$Sheet1.$AB$102])" office:value-type="float" office:value="0.0388867987000838" calcext:value-type="float">
            <text:p>0.0388867987000838</text:p>
          </table:table-cell>
          <table:table-cell table:formula="of:=VAR([$Sheet1.$AB$12:$Sheet1.$AB$102])" office:value-type="float" office:value="0.000187192732291807" calcext:value-type="float">
            <text:p>0.000187192732291807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formula="of:=COUNT([$Sheet1.$AG$11:$Sheet1.$AG$102])" office:value-type="float" office:value="91" calcext:value-type="float">
            <text:p>91</text:p>
          </table:table-cell>
          <table:table-cell table:formula="of:=SUM([$Sheet1.$AG$11:$Sheet1.$AG$102])" office:value-type="float" office:value="20.8917380847644" calcext:value-type="float">
            <text:p>20.8917380847644</text:p>
          </table:table-cell>
          <table:table-cell table:formula="of:=AVERAGE([$Sheet1.$AG$11:$Sheet1.$AG$102])" office:value-type="float" office:value="0.229579539393016" calcext:value-type="float">
            <text:p>0.229579539393016</text:p>
          </table:table-cell>
          <table:table-cell table:formula="of:=VAR([$Sheet1.$AG$11:$Sheet1.$AG$102])" office:value-type="float" office:value="0.00107841439335474" calcext:value-type="float">
            <text:p>0.0010784143933547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94450996824859" calcext:value-type="float">
            <text:p>0.194450996824859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0370509396525632" calcext:value-type="float">
            <text:p>0.0370509396525632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82995387265218" calcext:value-type="float">
            <text:p>0.182995387265218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0371979005605064" calcext:value-type="float">
            <text:p>0.0371979005605064</text:p>
          </table:table-cell>
          <table:table-cell table:number-columns-repeated="18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02539494846602" calcext:value-type="float">
            <text:p>0.202539494846602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0528041805090884" calcext:value-type="float">
            <text:p>0.0528041805090884</text:p>
          </table:table-cell>
          <table:table-cell table:number-columns-repeated="18"/>
          <table:table-cell office:value-type="string" calcext:value-type="string">
            <text:p>Between Groups</text:p>
          </table:table-cell>
          <table:table-cell table:formula="of:=SUMPRODUCT([$Sheet1.$Y$113:$Sheet1.$Y$116];[$Sheet1.$Z$113:$Sheet1.$Z$116])-SUM([$Sheet1.$Y$113:$Sheet1.$Y$116])^2/SUM([$Sheet1.$X$113:$Sheet1.$X$116])" office:value-type="float" office:value="0.00312435879744205" calcext:value-type="float">
            <text:p>0.00312435879744205</text:p>
          </table:table-cell>
          <table:table-cell table:formula="of:=COUNT([$Sheet1.$Y$113:$Sheet1.$Y$116])-1" office:value-type="float" office:value="3" calcext:value-type="float">
            <text:p>3</text:p>
          </table:table-cell>
          <table:table-cell table:formula="of:=[$Sheet1.$X$119] / [$Sheet1.$Y$119]" office:value-type="float" office:value="0.00104145293248068" calcext:value-type="float">
            <text:p>0.00104145293248068</text:p>
          </table:table-cell>
          <table:table-cell table:formula="of:=[$Sheet1.$Z$119] / [$Sheet1.$Z$120]" office:value-type="float" office:value="6.86793805226152" calcext:value-type="float">
            <text:p>6.86793805226152</text:p>
          </table:table-cell>
          <table:table-cell table:formula="of:=LEGACY.FDIST([$Sheet1.$AA$119]; [$Sheet1.$Y$119]; [$Sheet1.$Y$120])" office:value-type="float" office:value="0.000164680006093095" calcext:value-type="float">
            <text:p>0.000164680006093095</text:p>
          </table:table-cell>
          <table:table-cell table:formula="of:=LEGACY.FINV([$Sheet1.$X$110]; [$Sheet1.$Y$119]; [$Sheet1.$Y$120])" office:value-type="float" office:value="2.62970691253718" calcext:value-type="float">
            <text:p>2.62970691253718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Sheet1.$AG$113:$Sheet1.$AG$116];[$Sheet1.$AH$113:$Sheet1.$AH$116])-SUM([$Sheet1.$AG$113:$Sheet1.$AG$116])^2/SUM([$Sheet1.$AF$113:$Sheet1.$AF$116])" office:value-type="float" office:value="0.789705391259993" calcext:value-type="float">
            <text:p>0.789705391259993</text:p>
          </table:table-cell>
          <table:table-cell table:formula="of:=COUNT([$Sheet1.$AG$113:$Sheet1.$AG$116])-1" office:value-type="float" office:value="3" calcext:value-type="float">
            <text:p>3</text:p>
          </table:table-cell>
          <table:table-cell table:formula="of:=[$Sheet1.$AF$119] / [$Sheet1.$AG$119]" office:value-type="float" office:value="0.263235130419998" calcext:value-type="float">
            <text:p>0.263235130419998</text:p>
          </table:table-cell>
          <table:table-cell table:formula="of:=[$Sheet1.$AH$119] / [$Sheet1.$AH$120]" office:value-type="float" office:value="392.589445379292" calcext:value-type="float">
            <text:p>392.589445379292</text:p>
          </table:table-cell>
          <table:table-cell table:formula="of:=LEGACY.FDIST([$Sheet1.$AI$119]; [$Sheet1.$AG$119]; [$Sheet1.$AG$120])" office:value-type="float" office:value="4.1450591074793E-113" calcext:value-type="float">
            <text:p>4.1450591074793E-113</text:p>
          </table:table-cell>
          <table:table-cell table:formula="of:=LEGACY.FINV([$Sheet1.$AF$110]; [$Sheet1.$AG$119]; [$Sheet1.$AG$120])" office:value-type="float" office:value="2.62970691253718" calcext:value-type="float">
            <text:p>2.629706912537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89959819225721" calcext:value-type="float">
            <text:p>0.189959819225721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0449784946570403" calcext:value-type="float">
            <text:p>0.0449784946570403</text:p>
          </table:table-cell>
          <table:table-cell table:number-columns-repeated="18"/>
          <table:table-cell office:value-type="string" calcext:value-type="string">
            <text:p>Within Groups</text:p>
          </table:table-cell>
          <table:table-cell table:formula="of:=SUM(DEVSQ([$Sheet1.$Y$12:$Sheet1.$Y$102]);DEVSQ([$Sheet1.$Z$12:$Sheet1.$Z$102]);DEVSQ([$Sheet1.$AA$12:$Sheet1.$AA$102]);DEVSQ([$Sheet1.$AB$12:$Sheet1.$AB$102]))" office:value-type="float" office:value="0.0545903374258871" calcext:value-type="float">
            <text:p>0.0545903374258871</text:p>
          </table:table-cell>
          <table:table-cell table:formula="of:=SUM([$Sheet1.$X$113:$Sheet1.$X$116])-COUNT([$Sheet1.$X$113:$Sheet1.$X$116])" office:value-type="float" office:value="360" calcext:value-type="float">
            <text:p>360</text:p>
          </table:table-cell>
          <table:table-cell table:formula="of:=[$Sheet1.$X$120] / [$Sheet1.$Y$120]" office:value-type="float" office:value="0.00015163982618302" calcext:value-type="float">
            <text:p>0.00015163982618302</text:p>
          </table:table-cell>
          <table:table-cell table:number-columns-repeated="4"/>
          <table:table-cell office:value-type="string" calcext:value-type="string">
            <text:p>Within Groups</text:p>
          </table:table-cell>
          <table:table-cell table:formula="of:=SUM(DEVSQ([$Sheet1.$AD$11:$Sheet1.$AD$102]);DEVSQ([$Sheet1.$AE$11:$Sheet1.$AE$102]);DEVSQ([$Sheet1.$AF$11:$Sheet1.$AF$102]);DEVSQ([$Sheet1.$AG$11:$Sheet1.$AG$102]))" office:value-type="float" office:value="0.241383582942848" calcext:value-type="float">
            <text:p>0.241383582942848</text:p>
          </table:table-cell>
          <table:table-cell table:formula="of:=SUM([$Sheet1.$AF$113:$Sheet1.$AF$116])-COUNT([$Sheet1.$AF$113:$Sheet1.$AF$116])" office:value-type="float" office:value="360" calcext:value-type="float">
            <text:p>360</text:p>
          </table:table-cell>
          <table:table-cell table:formula="of:=[$Sheet1.$AF$120] / [$Sheet1.$AG$120]" office:value-type="float" office:value="0.000670509952619023" calcext:value-type="float">
            <text:p>0.00067050995261902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6576208523926" calcext:value-type="float">
            <text:p>0.176576208523926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0374364713098812" calcext:value-type="float">
            <text:p>0.0374364713098812</text:p>
          </table:table-cell>
          <table:table-cell table:number-columns-repeated="18"/>
          <table:table-cell office:value-type="string" calcext:value-type="string">
            <text:p>Total</text:p>
          </table:table-cell>
          <table:table-cell table:formula="of:=DEVSQ([$Sheet1.$Y$12:$Sheet1.$Y$102];[$Sheet1.$Z$12:$Sheet1.$Z$102];[$Sheet1.$AA$12:$Sheet1.$AA$102];[$Sheet1.$AB$12:$Sheet1.$AB$102])" office:value-type="float" office:value="0.0577146962233291" calcext:value-type="float">
            <text:p>0.0577146962233291</text:p>
          </table:table-cell>
          <table:table-cell table:formula="of:=SUM([$Sheet1.$X$113:$Sheet1.$X$116]) - 1" office:value-type="float" office:value="363" calcext:value-type="float">
            <text:p>36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DEVSQ([$Sheet1.$AD$11:$Sheet1.$AD$102];[$Sheet1.$AE$11:$Sheet1.$AE$102];[$Sheet1.$AF$11:$Sheet1.$AF$102];[$Sheet1.$AG$11:$Sheet1.$AG$102])" office:value-type="float" office:value="1.03108897420284" calcext:value-type="float">
            <text:p>1.03108897420284</text:p>
          </table:table-cell>
          <table:table-cell table:formula="of:=SUM([$Sheet1.$AF$113:$Sheet1.$AF$116]) - 1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60236029459284" calcext:value-type="float">
            <text:p>0.160236029459284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021906032780474" calcext:value-type="float">
            <text:p>0.021906032780474</text:p>
          </table:table-cell>
          <table:table-cell table:number-columns-repeated="3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3806109888004" calcext:value-type="float">
            <text:p>0.183806109888004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0457963454354391" calcext:value-type="float">
            <text:p>0.0457963454354391</text:p>
          </table:table-cell>
          <table:table-cell table:number-columns-repeated="3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60681540515971" calcext:value-type="float">
            <text:p>0.160681540515971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0186564401389052" calcext:value-type="float">
            <text:p>0.0186564401389052</text:p>
          </table:table-cell>
          <table:table-cell table:number-columns-repeated="3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2354163345437" calcext:value-type="float">
            <text:p>0.172354163345437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0347396267248704" calcext:value-type="float">
            <text:p>0.0347396267248704</text:p>
          </table:table-cell>
          <table:table-cell table:number-columns-repeated="18"/>
          <table:table-cell office:value-type="string" calcext:value-type="string">
            <text:p>Summer</text:p>
          </table:table-cell>
          <table:table-cell table:number-columns-repeated="7"/>
          <table:table-cell office:value-type="string" calcext:value-type="string">
            <text:p>Summer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07613441076791" calcext:value-type="float">
            <text:p>0.207613441076791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06368532058846" calcext:value-type="float">
            <text:p>0.06368532058846</text:p>
          </table:table-cell>
          <table:table-cell table:number-columns-repeated="18"/>
          <table:table-cell office:value-type="string" calcext:value-type="string">
            <text:p>Autumn</text:p>
          </table:table-cell>
          <table:table-cell table:formula="of:=2*MIN([$Sheet1.$Y$144]; [$Sheet1.$Y$14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tumn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77409988513132" calcext:value-type="float">
            <text:p>0.177409988513132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0295185911245282" calcext:value-type="float">
            <text:p>0.0295185911245282</text:p>
          </table:table-cell>
          <table:table-cell table:number-columns-repeated="18"/>
          <table:table-cell office:value-type="string" calcext:value-type="string">
            <text:p>Winter</text:p>
          </table:table-cell>
          <table:table-cell table:number-columns-repeated="7"/>
          <table:table-cell office:value-type="string" calcext:value-type="string">
            <text:p>Winter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1745296728172" calcext:value-type="float">
            <text:p>0.171745296728172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0266154979818909" calcext:value-type="float">
            <text:p>0.0266154979818909</text:p>
          </table:table-cell>
          <table:table-cell table:number-columns-repeated="18"/>
          <table:table-cell office:value-type="string" calcext:value-type="string">
            <text:p>Spring</text:p>
          </table:table-cell>
          <table:table-cell table:number-columns-repeated="7"/>
          <table:table-cell office:value-type="string" calcext:value-type="string">
            <text:p>Spring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5300081069664" calcext:value-type="float">
            <text:p>0.185300081069664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0459482189834995" calcext:value-type="float">
            <text:p>0.0459482189834995</text:p>
          </table:table-cell>
          <table:table-cell table:number-columns-repeated="19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4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74306213068089" calcext:value-type="float">
            <text:p>0.17430621306808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0447076997457451" calcext:value-type="float">
            <text:p>0.0447076997457451</text:p>
          </table:table-cell>
          <table:table-cell table:number-columns-repeated="3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1445442734799" calcext:value-type="float">
            <text:p>0.151445442734799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0282126740544531" calcext:value-type="float">
            <text:p>0.0282126740544531</text:p>
          </table:table-cell>
          <table:table-cell table:number-columns-repeated="3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62284499358079" calcext:value-type="float">
            <text:p>0.162284499358079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0296272273060871" calcext:value-type="float">
            <text:p>0.0296272273060871</text:p>
          </table:table-cell>
          <table:table-cell table:number-columns-repeated="3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9970568921539" calcext:value-type="float">
            <text:p>0.139970568921539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0145876988438152" calcext:value-type="float">
            <text:p>0.0145876988438152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41903101649651" calcext:value-type="float">
            <text:p>0.141903101649651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0107815741167741" calcext:value-type="float">
            <text:p>0.0107815741167741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4835276086759" calcext:value-type="float">
            <text:p>0.14835276086759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0141235725641455" calcext:value-type="float">
            <text:p>0.0141235725641455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62246305352173" calcext:value-type="float">
            <text:p>0.162246305352173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0343523414704251" calcext:value-type="float">
            <text:p>0.0343523414704251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47960307644744" calcext:value-type="float">
            <text:p>0.147960307644744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0150355826297396" calcext:value-type="float">
            <text:p>0.0150355826297396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62302059993328" calcext:value-type="float">
            <text:p>0.162302059993328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0248796331342329" calcext:value-type="float">
            <text:p>0.0248796331342329</text:p>
          </table:table-cell>
          <table:table-cell table:number-columns-repeated="3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2230349052886" calcext:value-type="float">
            <text:p>0.152230349052886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018006395499653" calcext:value-type="float">
            <text:p>0.018006395499653</text:p>
          </table:table-cell>
          <table:table-cell table:number-columns-repeated="3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5790061924438" calcext:value-type="float">
            <text:p>0.15790061924438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0358162591393272" calcext:value-type="float">
            <text:p>0.0358162591393272</text:p>
          </table:table-cell>
          <table:table-cell table:number-columns-repeated="3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0885438779652" calcext:value-type="float">
            <text:p>0.16088543877965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0332433728361871" calcext:value-type="float">
            <text:p>0.0332433728361871</text:p>
          </table:table-cell>
          <table:table-cell table:number-columns-repeated="3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63465334879353" calcext:value-type="float">
            <text:p>0.163465334879353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0380977207215339" calcext:value-type="float">
            <text:p>0.0380977207215339</text:p>
          </table:table-cell>
          <table:table-cell table:number-columns-repeated="3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53229407215276" calcext:value-type="float">
            <text:p>0.153229407215276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029497324609377" calcext:value-type="float">
            <text:p>0.029497324609377</text:p>
          </table:table-cell>
          <table:table-cell table:number-columns-repeated="3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48210532336485" calcext:value-type="float">
            <text:p>0.148210532336485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0225285137570209" calcext:value-type="float">
            <text:p>0.0225285137570209</text:p>
          </table:table-cell>
          <table:table-cell table:number-columns-repeated="3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3472632858238" calcext:value-type="float">
            <text:p>0.133472632858238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0139012107222979" calcext:value-type="float">
            <text:p>0.0139012107222979</text:p>
          </table:table-cell>
          <table:table-cell table:number-columns-repeated="3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74594027375788" calcext:value-type="float">
            <text:p>0.174594027375788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0538668367910622" calcext:value-type="float">
            <text:p>0.0538668367910622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61165645059832" calcext:value-type="float">
            <text:p>0.161165645059832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0425797781999589" calcext:value-type="float">
            <text:p>0.0425797781999589</text:p>
          </table:table-cell>
          <table:table-cell table:number-columns-repeated="3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44006974559635" calcext:value-type="float">
            <text:p>0.144006974559635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0268037683502929" calcext:value-type="float">
            <text:p>0.0268037683502929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54915088704047" calcext:value-type="float">
            <text:p>0.154915088704047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0328859391885201" calcext:value-type="float">
            <text:p>0.0328859391885201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43574224422257" calcext:value-type="float">
            <text:p>0.143574224422257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0251963461593455" calcext:value-type="float">
            <text:p>0.0251963461593455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2164992420485" calcext:value-type="float">
            <text:p>0.13216499242048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0231228443241654" calcext:value-type="float">
            <text:p>0.0231228443241654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1122883658292" calcext:value-type="float">
            <text:p>0.151122883658292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0307285272931443" calcext:value-type="float">
            <text:p>0.0307285272931443</text:p>
          </table:table-cell>
          <table:table-cell table:number-columns-repeated="3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3787254180709" calcext:value-type="float">
            <text:p>0.13787254180709</text:p>
          </table:table-cell>
          <table:table-cell office:value-type="float" office:value="0.10582178544512" calcext:value-type="float">
            <text:p>0.10582178544512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3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1999172054842" calcext:value-type="float">
            <text:p>0.121999172054842</text:p>
          </table:table-cell>
          <table:table-cell office:value-type="float" office:value="0.107628304067383" calcext:value-type="float">
            <text:p>0.107628304067383</text:p>
          </table:table-cell>
          <table:table-cell office:value-type="float" office:value="0.0143708679874588" calcext:value-type="float">
            <text:p>0.0143708679874588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7418000236988" calcext:value-type="float">
            <text:p>0.127418000236988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0276273251071775" calcext:value-type="float">
            <text:p>0.0276273251071775</text:p>
          </table:table-cell>
          <table:table-cell table:number-columns-repeated="3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2556048072989" calcext:value-type="float">
            <text:p>0.152556048072989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0473139249531405" calcext:value-type="float">
            <text:p>0.0473139249531405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32177130345736" calcext:value-type="float">
            <text:p>0.132177130345736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0315343092470652" calcext:value-type="float">
            <text:p>0.0315343092470652</text:p>
          </table:table-cell>
          <table:table-cell table:number-columns-repeated="3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40414731019163" calcext:value-type="float">
            <text:p>0.140414731019163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0341053137659421" calcext:value-type="float">
            <text:p>0.0341053137659421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43229680053152" calcext:value-type="float">
            <text:p>0.143229680053152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0365049910308394" calcext:value-type="float">
            <text:p>0.0365049910308394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5038539391609" calcext:value-type="float">
            <text:p>0.135038539391609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0447386291240006" calcext:value-type="float">
            <text:p>0.0447386291240006</text:p>
          </table:table-cell>
          <table:table-cell table:number-columns-repeated="3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2966569809308" calcext:value-type="float">
            <text:p>0.13296656980930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0215468333712309" calcext:value-type="float">
            <text:p>0.0215468333712309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29888104137487" calcext:value-type="float">
            <text:p>0.129888104137487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0243039347169551" calcext:value-type="float">
            <text:p>0.0243039347169551</text:p>
          </table:table-cell>
          <table:table-cell table:number-columns-repeated="3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6784975450001" calcext:value-type="float">
            <text:p>0.136784975450001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0236174443215994" calcext:value-type="float">
            <text:p>0.0236174443215994</text:p>
          </table:table-cell>
          <table:table-cell table:number-columns-repeated="3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4105358116057" calcext:value-type="float">
            <text:p>0.154105358116057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0403472383553775" calcext:value-type="float">
            <text:p>0.0403472383553775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5134669358739" calcext:value-type="float">
            <text:p>0.125134669358739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0181408725388961" calcext:value-type="float">
            <text:p>0.0181408725388961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8605350752145" calcext:value-type="float">
            <text:p>0.13860535075214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0246218899906759" calcext:value-type="float">
            <text:p>0.0246218899906759</text:p>
          </table:table-cell>
          <table:table-cell table:number-columns-repeated="3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1730258281331" calcext:value-type="float">
            <text:p>0.151730258281331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0352487544218812" calcext:value-type="float">
            <text:p>0.0352487544218812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5184592200007" calcext:value-type="float">
            <text:p>0.135184592200007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0270298504871944" calcext:value-type="float">
            <text:p>0.0270298504871944</text:p>
          </table:table-cell>
          <table:table-cell table:number-columns-repeated="3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3199614849363" calcext:value-type="float">
            <text:p>0.133199614849363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021336343485606" calcext:value-type="float">
            <text:p>0.021336343485606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0677389377731" calcext:value-type="float">
            <text:p>0.130677389377731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0314604116784113" calcext:value-type="float">
            <text:p>0.0314604116784113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9532014254045" calcext:value-type="float">
            <text:p>0.129532014254045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0265542756986755" calcext:value-type="float">
            <text:p>0.0265542756986755</text:p>
          </table:table-cell>
          <table:table-cell table:number-columns-repeated="3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43232160000895" calcext:value-type="float">
            <text:p>0.143232160000895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0394793216039094" calcext:value-type="float">
            <text:p>0.0394793216039094</text:p>
          </table:table-cell>
          <table:table-cell table:number-columns-repeated="3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41685743723128" calcext:value-type="float">
            <text:p>0.141685743723128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0323262998461871" calcext:value-type="float">
            <text:p>0.0323262998461871</text:p>
          </table:table-cell>
          <table:table-cell table:number-columns-repeated="3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5978164837995" calcext:value-type="float">
            <text:p>0.155978164837995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0507680042067071" calcext:value-type="float">
            <text:p>0.0507680042067071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63130411652567" calcext:value-type="float">
            <text:p>0.16313041165256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0533398274595847" calcext:value-type="float">
            <text:p>0.0533398274595847</text:p>
          </table:table-cell>
          <table:table-cell table:number-columns-repeated="3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43349922941044" calcext:value-type="float">
            <text:p>0.143349922941044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03644146389928" calcext:value-type="float">
            <text:p>0.03644146389928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5512564641737" calcext:value-type="float">
            <text:p>0.135512564641737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0213580857850097" calcext:value-type="float">
            <text:p>0.0213580857850097</text:p>
          </table:table-cell>
          <table:table-cell table:number-columns-repeated="3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3350992596722" calcext:value-type="float">
            <text:p>0.123350992596722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0082813400386635" calcext:value-type="float">
            <text:p>0.0082813400386635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43948945152749" calcext:value-type="float">
            <text:p>0.143948945152749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0349154722963252" calcext:value-type="float">
            <text:p>0.0349154722963252</text:p>
          </table:table-cell>
          <table:table-cell table:number-columns-repeated="3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7812166501819" calcext:value-type="float">
            <text:p>0.137812166501819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0423377560396621" calcext:value-type="float">
            <text:p>0.0423377560396621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2232186978097" calcext:value-type="float">
            <text:p>0.142232186978097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0317155808535847" calcext:value-type="float">
            <text:p>0.0317155808535847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0826213829065" calcext:value-type="float">
            <text:p>0.130826213829065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0173774784360074" calcext:value-type="float">
            <text:p>0.0173774784360074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9591117201385" calcext:value-type="float">
            <text:p>0.139591117201385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03356454662985" calcext:value-type="float">
            <text:p>0.03356454662985</text:p>
          </table:table-cell>
          <table:table-cell table:number-columns-repeated="3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7502107643703" calcext:value-type="float">
            <text:p>0.147502107643703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0390417329150955" calcext:value-type="float">
            <text:p>0.0390417329150955</text:p>
          </table:table-cell>
          <table:table-cell table:number-columns-repeated="3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4779880224987" calcext:value-type="float">
            <text:p>0.144779880224987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039900516160439" calcext:value-type="float">
            <text:p>0.039900516160439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6593750724325" calcext:value-type="float">
            <text:p>0.136593750724325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0264493427755745" calcext:value-type="float">
            <text:p>0.0264493427755745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8137207120725" calcext:value-type="float">
            <text:p>0.148137207120725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0350833100888669" calcext:value-type="float">
            <text:p>0.0350833100888669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43876736272764" calcext:value-type="float">
            <text:p>0.143876736272764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0330736717133568" calcext:value-type="float">
            <text:p>0.0330736717133568</text:p>
          </table:table-cell>
          <table:table-cell table:number-columns-repeated="3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6375273166083" calcext:value-type="float">
            <text:p>0.136375273166083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021810083266431" calcext:value-type="float">
            <text:p>0.021810083266431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2635635982087" calcext:value-type="float">
            <text:p>0.132635635982087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0216227410648794" calcext:value-type="float">
            <text:p>0.0216227410648794</text:p>
          </table:table-cell>
          <table:table-cell table:number-columns-repeated="3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1304588131864" calcext:value-type="float">
            <text:p>0.151304588131864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0454245330836695" calcext:value-type="float">
            <text:p>0.0454245330836695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0050007285557" calcext:value-type="float">
            <text:p>0.150050007285557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0378379498872112" calcext:value-type="float">
            <text:p>0.0378379498872112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43289570319359" calcext:value-type="float">
            <text:p>0.143289570319359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0279343239908333" calcext:value-type="float">
            <text:p>0.0279343239908333</text:p>
          </table:table-cell>
          <table:table-cell table:number-columns-repeated="3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4117715317141" calcext:value-type="float">
            <text:p>0.12411771531714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0148602796105402" calcext:value-type="float">
            <text:p>0.0148602796105402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2538422260789" calcext:value-type="float">
            <text:p>0.15253842226078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0331022789909355" calcext:value-type="float">
            <text:p>0.0331022789909355</text:p>
          </table:table-cell>
          <table:table-cell table:number-columns-repeated="3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3460994162009" calcext:value-type="float">
            <text:p>0.173460994162009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0636748678247076" calcext:value-type="float">
            <text:p>0.0636748678247076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53663945194266" calcext:value-type="float">
            <text:p>0.153663945194266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0361290657252102" calcext:value-type="float">
            <text:p>0.0361290657252102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56631759979674" calcext:value-type="float">
            <text:p>0.156631759979674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0395441912503607" calcext:value-type="float">
            <text:p>0.0395441912503607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49873775537616" calcext:value-type="float">
            <text:p>0.149873775537616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0323705109216408" calcext:value-type="float">
            <text:p>0.0323705109216408</text:p>
          </table:table-cell>
          <table:table-cell table:number-columns-repeated="3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64361002002118" calcext:value-type="float">
            <text:p>0.164361002002118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0427130272791436" calcext:value-type="float">
            <text:p>0.0427130272791436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4191462999723" calcext:value-type="float">
            <text:p>0.144191462999723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0267888329754669" calcext:value-type="float">
            <text:p>0.0267888329754669</text:p>
          </table:table-cell>
          <table:table-cell table:number-columns-repeated="3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40985785336244" calcext:value-type="float">
            <text:p>0.140985785336244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0221583178630855" calcext:value-type="float">
            <text:p>0.0221583178630855</text:p>
          </table:table-cell>
          <table:table-cell table:number-columns-repeated="3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8988931670477" calcext:value-type="float">
            <text:p>0.138988931670477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0264035107606804" calcext:value-type="float">
            <text:p>0.0264035107606804</text:p>
          </table:table-cell>
          <table:table-cell table:number-columns-repeated="3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53685455699741" calcext:value-type="float">
            <text:p>0.153685455699741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0319213316234765" calcext:value-type="float">
            <text:p>0.0319213316234765</text:p>
          </table:table-cell>
          <table:table-cell table:number-columns-repeated="3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6406895891097" calcext:value-type="float">
            <text:p>0.16406895891097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0428602110486223" calcext:value-type="float">
            <text:p>0.0428602110486223</text:p>
          </table:table-cell>
          <table:table-cell table:number-columns-repeated="3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5505003288079" calcext:value-type="float">
            <text:p>0.15505003288079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0259616597448009" calcext:value-type="float">
            <text:p>0.0259616597448009</text:p>
          </table:table-cell>
          <table:table-cell table:number-columns-repeated="3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4317295850168" calcext:value-type="float">
            <text:p>0.154317295850168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0249391816460445" calcext:value-type="float">
            <text:p>0.0249391816460445</text:p>
          </table:table-cell>
          <table:table-cell table:number-columns-repeated="3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4968223382378" calcext:value-type="float">
            <text:p>0.154968223382378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0306435286035303" calcext:value-type="float">
            <text:p>0.0306435286035303</text:p>
          </table:table-cell>
          <table:table-cell table:number-columns-repeated="3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62257864802359" calcext:value-type="float">
            <text:p>0.162257864802359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0354851502895375" calcext:value-type="float">
            <text:p>0.0354851502895375</text:p>
          </table:table-cell>
          <table:table-cell table:number-columns-repeated="3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1444499737129" calcext:value-type="float">
            <text:p>0.151444499737129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0313600840917494" calcext:value-type="float">
            <text:p>0.0313600840917494</text:p>
          </table:table-cell>
          <table:table-cell table:number-columns-repeated="3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8548779275718" calcext:value-type="float">
            <text:p>0.168548779275718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0369369524752992" calcext:value-type="float">
            <text:p>0.0369369524752992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83193565666935" calcext:value-type="float">
            <text:p>0.183193565666935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0524607198418277" calcext:value-type="float">
            <text:p>0.0524607198418277</text:p>
          </table:table-cell>
          <table:table-cell table:number-columns-repeated="3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71810979726162" calcext:value-type="float">
            <text:p>0.171810979726162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0502738606995733" calcext:value-type="float">
            <text:p>0.0502738606995733</text:p>
          </table:table-cell>
          <table:table-cell table:number-columns-repeated="3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46423692868173" calcext:value-type="float">
            <text:p>0.146423692868173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0147307975184257" calcext:value-type="float">
            <text:p>0.0147307975184257</text:p>
          </table:table-cell>
          <table:table-cell table:number-columns-repeated="3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74557560879707" calcext:value-type="float">
            <text:p>0.174557560879707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0457108525610196" calcext:value-type="float">
            <text:p>0.0457108525610196</text:p>
          </table:table-cell>
          <table:table-cell table:number-columns-repeated="3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62620197911366" calcext:value-type="float">
            <text:p>0.162620197911366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0309504112782855" calcext:value-type="float">
            <text:p>0.0309504112782855</text:p>
          </table:table-cell>
          <table:table-cell table:number-columns-repeated="3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54946316217806" calcext:value-type="float">
            <text:p>0.154946316217806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0290294872465546" calcext:value-type="float">
            <text:p>0.0290294872465546</text:p>
          </table:table-cell>
          <table:table-cell table:number-columns-repeated="3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65614196678279" calcext:value-type="float">
            <text:p>0.165614196678279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03192371374355" calcext:value-type="float">
            <text:p>0.03192371374355</text:p>
          </table:table-cell>
          <table:table-cell table:number-columns-repeated="3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48599675545738" calcext:value-type="float">
            <text:p>0.148599675545738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0184563386214604" calcext:value-type="float">
            <text:p>0.0184563386214604</text:p>
          </table:table-cell>
          <table:table-cell table:number-columns-repeated="3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69703940988019" calcext:value-type="float">
            <text:p>0.169703940988019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0349199968125186" calcext:value-type="float">
            <text:p>0.0349199968125186</text:p>
          </table:table-cell>
          <table:table-cell table:number-columns-repeated="3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52591243210373" calcext:value-type="float">
            <text:p>0.152591243210373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0310996057446189" calcext:value-type="float">
            <text:p>0.0310996057446189</text:p>
          </table:table-cell>
          <table:table-cell table:number-columns-repeated="3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92850864661695" calcext:value-type="float">
            <text:p>0.19285086466169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0502351115520604" calcext:value-type="float">
            <text:p>0.0502351115520604</text:p>
          </table:table-cell>
          <table:table-cell table:number-columns-repeated="3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75739425988421" calcext:value-type="float">
            <text:p>0.175739425988421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0364250704544418" calcext:value-type="float">
            <text:p>0.0364250704544418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86767556491735" calcext:value-type="float">
            <text:p>0.186767556491735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0503975703936065" calcext:value-type="float">
            <text:p>0.0503975703936065</text:p>
          </table:table-cell>
          <table:table-cell table:number-columns-repeated="3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60741022529694" calcext:value-type="float">
            <text:p>0.160741022529694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0240887353525848" calcext:value-type="float">
            <text:p>0.0240887353525848</text:p>
          </table:table-cell>
          <table:table-cell table:number-columns-repeated="3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60220326229021" calcext:value-type="float">
            <text:p>0.160220326229021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0182849695631549" calcext:value-type="float">
            <text:p>0.0182849695631549</text:p>
          </table:table-cell>
          <table:table-cell table:number-columns-repeated="3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69339916190356" calcext:value-type="float">
            <text:p>0.169339916190356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0177559044481035" calcext:value-type="float">
            <text:p>0.0177559044481035</text:p>
          </table:table-cell>
          <table:table-cell table:number-columns-repeated="3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40758144311347" calcext:value-type="float">
            <text:p>0.140758144311347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00569993192382294" calcext:value-type="float">
            <text:p>0.00569993192382294</text:p>
          </table:table-cell>
          <table:table-cell table:number-columns-repeated="3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6267014658787" calcext:value-type="float">
            <text:p>0.16267014658787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00865109572137292" calcext:value-type="float">
            <text:p>0.00865109572137292</text:p>
          </table:table-cell>
          <table:table-cell table:number-columns-repeated="3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76289307746106" calcext:value-type="float">
            <text:p>0.176289307746106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013526861701757" calcext:value-type="float">
            <text:p>0.013526861701757</text:p>
          </table:table-cell>
          <table:table-cell table:number-columns-repeated="3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74113519904337" calcext:value-type="float">
            <text:p>0.174113519904337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0181906688611868" calcext:value-type="float">
            <text:p>0.0181906688611868</text:p>
          </table:table-cell>
          <table:table-cell table:number-columns-repeated="3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63706548928784" calcext:value-type="float">
            <text:p>0.163706548928784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0113157016956362" calcext:value-type="float">
            <text:p>0.0113157016956362</text:p>
          </table:table-cell>
          <table:table-cell table:number-columns-repeated="3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74496779104591" calcext:value-type="float">
            <text:p>0.174496779104591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0179954444361347" calcext:value-type="float">
            <text:p>0.0179954444361347</text:p>
          </table:table-cell>
          <table:table-cell table:number-columns-repeated="3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65482795406999" calcext:value-type="float">
            <text:p>0.165482795406999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012314660259307" calcext:value-type="float">
            <text:p>0.012314660259307</text:p>
          </table:table-cell>
          <table:table-cell table:number-columns-repeated="3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13691265279167" calcext:value-type="float">
            <text:p>0.213691265279167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0551537049238723" calcext:value-type="float">
            <text:p>0.0551537049238723</text:p>
          </table:table-cell>
          <table:table-cell table:number-columns-repeated="3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1509224038664" calcext:value-type="float">
            <text:p>0.171509224038664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0349213054279218" calcext:value-type="float">
            <text:p>0.0349213054279218</text:p>
          </table:table-cell>
          <table:table-cell table:number-columns-repeated="3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76996313620582" calcext:value-type="float">
            <text:p>0.176996313620582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0284568479165993" calcext:value-type="float">
            <text:p>0.0284568479165993</text:p>
          </table:table-cell>
          <table:table-cell table:number-columns-repeated="3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86591641275937" calcext:value-type="float">
            <text:p>0.186591641275937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0426052618720034" calcext:value-type="float">
            <text:p>0.0426052618720034</text:p>
          </table:table-cell>
          <table:table-cell table:number-columns-repeated="3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756023688435" calcext:value-type="float">
            <text:p>0.1756023688435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0264748495937879" calcext:value-type="float">
            <text:p>0.0264748495937879</text:p>
          </table:table-cell>
          <table:table-cell table:number-columns-repeated="3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84169541531235" calcext:value-type="float">
            <text:p>0.184169541531235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0305648455019533" calcext:value-type="float">
            <text:p>0.0305648455019533</text:p>
          </table:table-cell>
          <table:table-cell table:number-columns-repeated="3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13432892352693" calcext:value-type="float">
            <text:p>0.213432892352693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042344421596949" calcext:value-type="float">
            <text:p>0.042344421596949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14149389930348" calcext:value-type="float">
            <text:p>0.214149389930348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0569394314550475" calcext:value-type="float">
            <text:p>0.0569394314550475</text:p>
          </table:table-cell>
          <table:table-cell table:number-columns-repeated="3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08184600670202" calcext:value-type="float">
            <text:p>0.208184600670202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0419366550509497" calcext:value-type="float">
            <text:p>0.0419366550509497</text:p>
          </table:table-cell>
          <table:table-cell table:number-columns-repeated="3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86091367142714" calcext:value-type="float">
            <text:p>0.186091367142714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026197681606193" calcext:value-type="float">
            <text:p>0.026197681606193</text:p>
          </table:table-cell>
          <table:table-cell table:number-columns-repeated="3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31379963337552" calcext:value-type="float">
            <text:p>0.231379963337552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0549403073215752" calcext:value-type="float">
            <text:p>0.0549403073215752</text:p>
          </table:table-cell>
          <table:table-cell table:number-columns-repeated="3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12607390602538" calcext:value-type="float">
            <text:p>0.212607390602538</text:p>
          </table:table-cell>
          <table:table-cell office:value-type="float" office:value="0.171615501370228" calcext:value-type="float">
            <text:p>0.171615501370228</text:p>
          </table:table-cell>
          <table:table-cell office:value-type="float" office:value="0.0409918892323104" calcext:value-type="float">
            <text:p>0.0409918892323104</text:p>
          </table:table-cell>
          <table:table-cell table:number-columns-repeated="3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13173711195026" calcext:value-type="float">
            <text:p>0.213173711195026</text:p>
          </table:table-cell>
          <table:table-cell office:value-type="float" office:value="0.154754717908948" calcext:value-type="float">
            <text:p>0.154754717908948</text:p>
          </table:table-cell>
          <table:table-cell office:value-type="float" office:value="0.0584189932860783" calcext:value-type="float">
            <text:p>0.0584189932860783</text:p>
          </table:table-cell>
          <table:table-cell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23063408808593" calcext:value-type="float">
            <text:p>0.223063408808593</text:p>
          </table:table-cell>
          <table:table-cell office:value-type="float" office:value="0.170518921788071" calcext:value-type="float">
            <text:p>0.170518921788071</text:p>
          </table:table-cell>
          <table:table-cell office:value-type="float" office:value="0.0525444870205222" calcext:value-type="float">
            <text:p>0.0525444870205222</text:p>
          </table:table-cell>
          <table:table-cell table:number-columns-repeated="3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05477696280103" calcext:value-type="float">
            <text:p>0.205477696280103</text:p>
          </table:table-cell>
          <table:table-cell office:value-type="float" office:value="0.175190470694966" calcext:value-type="float">
            <text:p>0.175190470694966</text:p>
          </table:table-cell>
          <table:table-cell office:value-type="float" office:value="0.0302872255851371" calcext:value-type="float">
            <text:p>0.0302872255851371</text:p>
          </table:table-cell>
          <table:table-cell table:number-columns-repeated="3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0922738129184" calcext:value-type="float">
            <text:p>0.20922738129184</text:p>
          </table:table-cell>
          <table:table-cell office:value-type="float" office:value="0.1899777239788" calcext:value-type="float">
            <text:p>0.1899777239788</text:p>
          </table:table-cell>
          <table:table-cell office:value-type="float" office:value="0.0192496573130398" calcext:value-type="float">
            <text:p>0.0192496573130398</text:p>
          </table:table-cell>
          <table:table-cell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6798041530719" calcext:value-type="float">
            <text:p>0.216798041530719</text:p>
          </table:table-cell>
          <table:table-cell office:value-type="float" office:value="0.192804881658336" calcext:value-type="float">
            <text:p>0.192804881658336</text:p>
          </table:table-cell>
          <table:table-cell office:value-type="float" office:value="0.0239931598723831" calcext:value-type="float">
            <text:p>0.0239931598723831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1472567602833" calcext:value-type="float">
            <text:p>0.21472567602833</text:p>
          </table:table-cell>
          <table:table-cell office:value-type="float" office:value="0.178978395505962" calcext:value-type="float">
            <text:p>0.178978395505962</text:p>
          </table:table-cell>
          <table:table-cell office:value-type="float" office:value="0.0357472805223682" calcext:value-type="float">
            <text:p>0.0357472805223682</text:p>
          </table:table-cell>
          <table:table-cell table:number-columns-repeated="3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32083298688027" calcext:value-type="float">
            <text:p>0.232083298688027</text:p>
          </table:table-cell>
          <table:table-cell office:value-type="float" office:value="0.189294758966295" calcext:value-type="float">
            <text:p>0.189294758966295</text:p>
          </table:table-cell>
          <table:table-cell office:value-type="float" office:value="0.0427885397217317" calcext:value-type="float">
            <text:p>0.0427885397217317</text:p>
          </table:table-cell>
          <table:table-cell table:number-columns-repeated="3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13694921146937" calcext:value-type="float">
            <text:p>0.213694921146937</text:p>
          </table:table-cell>
          <table:table-cell office:value-type="float" office:value="0.183659175896434" calcext:value-type="float">
            <text:p>0.183659175896434</text:p>
          </table:table-cell>
          <table:table-cell office:value-type="float" office:value="0.0300357452505027" calcext:value-type="float">
            <text:p>0.0300357452505027</text:p>
          </table:table-cell>
          <table:table-cell table:number-columns-repeated="3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41385998440137" calcext:value-type="float">
            <text:p>0.241385998440137</text:p>
          </table:table-cell>
          <table:table-cell office:value-type="float" office:value="0.20982843726686" calcext:value-type="float">
            <text:p>0.20982843726686</text:p>
          </table:table-cell>
          <table:table-cell office:value-type="float" office:value="0.0315575611732768" calcext:value-type="float">
            <text:p>0.0315575611732768</text:p>
          </table:table-cell>
          <table:table-cell table:number-columns-repeated="3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2870794055773" calcext:value-type="float">
            <text:p>0.232870794055773</text:p>
          </table:table-cell>
          <table:table-cell office:value-type="float" office:value="0.191737948917583" calcext:value-type="float">
            <text:p>0.191737948917583</text:p>
          </table:table-cell>
          <table:table-cell office:value-type="float" office:value="0.0411328451381898" calcext:value-type="float">
            <text:p>0.0411328451381898</text:p>
          </table:table-cell>
          <table:table-cell table:number-columns-repeated="3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33222470274654" calcext:value-type="float">
            <text:p>0.233222470274654</text:p>
          </table:table-cell>
          <table:table-cell office:value-type="float" office:value="0.201400875658551" calcext:value-type="float">
            <text:p>0.201400875658551</text:p>
          </table:table-cell>
          <table:table-cell office:value-type="float" office:value="0.0318215946161026" calcext:value-type="float">
            <text:p>0.0318215946161026</text:p>
          </table:table-cell>
          <table:table-cell table:number-columns-repeated="3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19710524056786" calcext:value-type="float">
            <text:p>0.219710524056786</text:p>
          </table:table-cell>
          <table:table-cell office:value-type="float" office:value="0.189233223353308" calcext:value-type="float">
            <text:p>0.189233223353308</text:p>
          </table:table-cell>
          <table:table-cell office:value-type="float" office:value="0.0304773007034782" calcext:value-type="float">
            <text:p>0.0304773007034782</text:p>
          </table:table-cell>
          <table:table-cell table:number-columns-repeated="3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33215190119571" calcext:value-type="float">
            <text:p>0.233215190119571</text:p>
          </table:table-cell>
          <table:table-cell office:value-type="float" office:value="0.190460757259802" calcext:value-type="float">
            <text:p>0.190460757259802</text:p>
          </table:table-cell>
          <table:table-cell office:value-type="float" office:value="0.0427544328597691" calcext:value-type="float">
            <text:p>0.0427544328597691</text:p>
          </table:table-cell>
          <table:table-cell table:number-columns-repeated="3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40435219182598" calcext:value-type="float">
            <text:p>0.240435219182598</text:p>
          </table:table-cell>
          <table:table-cell office:value-type="float" office:value="0.190966905717321" calcext:value-type="float">
            <text:p>0.190966905717321</text:p>
          </table:table-cell>
          <table:table-cell office:value-type="float" office:value="0.0494683134652772" calcext:value-type="float">
            <text:p>0.0494683134652772</text:p>
          </table:table-cell>
          <table:table-cell table:number-columns-repeated="3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43728516461402" calcext:value-type="float">
            <text:p>0.243728516461402</text:p>
          </table:table-cell>
          <table:table-cell office:value-type="float" office:value="0.198561283229648" calcext:value-type="float">
            <text:p>0.198561283229648</text:p>
          </table:table-cell>
          <table:table-cell office:value-type="float" office:value="0.0451672332317536" calcext:value-type="float">
            <text:p>0.0451672332317536</text:p>
          </table:table-cell>
          <table:table-cell table:number-columns-repeated="3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13880706291493" calcext:value-type="float">
            <text:p>0.213880706291493</text:p>
          </table:table-cell>
          <table:table-cell office:value-type="float" office:value="0.191450887810175" calcext:value-type="float">
            <text:p>0.191450887810175</text:p>
          </table:table-cell>
          <table:table-cell office:value-type="float" office:value="0.0224298184813171" calcext:value-type="float">
            <text:p>0.0224298184813171</text:p>
          </table:table-cell>
          <table:table-cell table:number-columns-repeated="3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11854915488121" calcext:value-type="float">
            <text:p>0.211854915488121</text:p>
          </table:table-cell>
          <table:table-cell office:value-type="float" office:value="0.181771905758605" calcext:value-type="float">
            <text:p>0.181771905758605</text:p>
          </table:table-cell>
          <table:table-cell office:value-type="float" office:value="0.0300830097295166" calcext:value-type="float">
            <text:p>0.0300830097295166</text:p>
          </table:table-cell>
          <table:table-cell table:number-columns-repeated="3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60593881624003" calcext:value-type="float">
            <text:p>0.260593881624003</text:p>
          </table:table-cell>
          <table:table-cell office:value-type="float" office:value="0.207470676127367" calcext:value-type="float">
            <text:p>0.207470676127367</text:p>
          </table:table-cell>
          <table:table-cell office:value-type="float" office:value="0.0531232054966354" calcext:value-type="float">
            <text:p>0.0531232054966354</text:p>
          </table:table-cell>
          <table:table-cell table:number-columns-repeated="3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60241277312185" calcext:value-type="float">
            <text:p>0.260241277312185</text:p>
          </table:table-cell>
          <table:table-cell office:value-type="float" office:value="0.196011132945751" calcext:value-type="float">
            <text:p>0.196011132945751</text:p>
          </table:table-cell>
          <table:table-cell office:value-type="float" office:value="0.0642301443664335" calcext:value-type="float">
            <text:p>0.0642301443664335</text:p>
          </table:table-cell>
          <table:table-cell table:number-columns-repeated="3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11437530450431" calcext:value-type="float">
            <text:p>0.211437530450431</text:p>
          </table:table-cell>
          <table:table-cell office:value-type="float" office:value="0.193598477167576" calcext:value-type="float">
            <text:p>0.193598477167576</text:p>
          </table:table-cell>
          <table:table-cell office:value-type="float" office:value="0.0178390532828551" calcext:value-type="float">
            <text:p>0.0178390532828551</text:p>
          </table:table-cell>
          <table:table-cell table:number-columns-repeated="3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04239305723254" calcext:value-type="float">
            <text:p>0.204239305723254</text:p>
          </table:table-cell>
          <table:table-cell office:value-type="float" office:value="0.194789741312436" calcext:value-type="float">
            <text:p>0.194789741312436</text:p>
          </table:table-cell>
          <table:table-cell office:value-type="float" office:value="0.00944956441081782" calcext:value-type="float">
            <text:p>0.00944956441081782</text:p>
          </table:table-cell>
          <table:table-cell table:number-columns-repeated="3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29019117356044" calcext:value-type="float">
            <text:p>0.229019117356044</text:p>
          </table:table-cell>
          <table:table-cell office:value-type="float" office:value="0.203252342579331" calcext:value-type="float">
            <text:p>0.203252342579331</text:p>
          </table:table-cell>
          <table:table-cell office:value-type="float" office:value="0.0257667747767131" calcext:value-type="float">
            <text:p>0.0257667747767131</text:p>
          </table:table-cell>
          <table:table-cell table:number-columns-repeated="3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5026345318633" calcext:value-type="float">
            <text:p>0.265026345318633</text:p>
          </table:table-cell>
          <table:table-cell office:value-type="float" office:value="0.233316742824394" calcext:value-type="float">
            <text:p>0.233316742824394</text:p>
          </table:table-cell>
          <table:table-cell office:value-type="float" office:value="0.0317096024942389" calcext:value-type="float">
            <text:p>0.0317096024942389</text:p>
          </table:table-cell>
          <table:table-cell table:number-columns-repeated="3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08744724996884" calcext:value-type="float">
            <text:p>0.208744724996884</text:p>
          </table:table-cell>
          <table:table-cell office:value-type="float" office:value="0.182576358971088" calcext:value-type="float">
            <text:p>0.182576358971088</text:p>
          </table:table-cell>
          <table:table-cell office:value-type="float" office:value="0.0261683660257964" calcext:value-type="float">
            <text:p>0.0261683660257964</text:p>
          </table:table-cell>
          <table:table-cell table:number-columns-repeated="3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56727449269849" calcext:value-type="float">
            <text:p>0.256727449269849</text:p>
          </table:table-cell>
          <table:table-cell office:value-type="float" office:value="0.225872928058917" calcext:value-type="float">
            <text:p>0.225872928058917</text:p>
          </table:table-cell>
          <table:table-cell office:value-type="float" office:value="0.0308545212109326" calcext:value-type="float">
            <text:p>0.0308545212109326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64446915810567" calcext:value-type="float">
            <text:p>0.264446915810567</text:p>
          </table:table-cell>
          <table:table-cell office:value-type="float" office:value="0.219223444692685" calcext:value-type="float">
            <text:p>0.219223444692685</text:p>
          </table:table-cell>
          <table:table-cell office:value-type="float" office:value="0.0452234711178828" calcext:value-type="float">
            <text:p>0.0452234711178828</text:p>
          </table:table-cell>
          <table:table-cell table:number-columns-repeated="3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70797296781968" calcext:value-type="float">
            <text:p>0.270797296781968</text:p>
          </table:table-cell>
          <table:table-cell office:value-type="float" office:value="0.230509011909206" calcext:value-type="float">
            <text:p>0.230509011909206</text:p>
          </table:table-cell>
          <table:table-cell office:value-type="float" office:value="0.0402882848727615" calcext:value-type="float">
            <text:p>0.0402882848727615</text:p>
          </table:table-cell>
          <table:table-cell table:number-columns-repeated="3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50368333018426" calcext:value-type="float">
            <text:p>0.250368333018426</text:p>
          </table:table-cell>
          <table:table-cell office:value-type="float" office:value="0.196814740455552" calcext:value-type="float">
            <text:p>0.196814740455552</text:p>
          </table:table-cell>
          <table:table-cell office:value-type="float" office:value="0.0535535925628731" calcext:value-type="float">
            <text:p>0.0535535925628731</text:p>
          </table:table-cell>
          <table:table-cell table:number-columns-repeated="3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736127818831" calcext:value-type="float">
            <text:p>0.26736127818831</text:p>
          </table:table-cell>
          <table:table-cell office:value-type="float" office:value="0.210211973086636" calcext:value-type="float">
            <text:p>0.210211973086636</text:p>
          </table:table-cell>
          <table:table-cell office:value-type="float" office:value="0.0571493051016739" calcext:value-type="float">
            <text:p>0.0571493051016739</text:p>
          </table:table-cell>
          <table:table-cell table:number-columns-repeated="3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96290161344733" calcext:value-type="float">
            <text:p>0.296290161344733</text:p>
          </table:table-cell>
          <table:table-cell office:value-type="float" office:value="0.24680236259989" calcext:value-type="float">
            <text:p>0.24680236259989</text:p>
          </table:table-cell>
          <table:table-cell office:value-type="float" office:value="0.0494877987448427" calcext:value-type="float">
            <text:p>0.0494877987448427</text:p>
          </table:table-cell>
          <table:table-cell table:number-columns-repeated="3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747440945204" calcext:value-type="float">
            <text:p>0.28747440945204</text:p>
          </table:table-cell>
          <table:table-cell office:value-type="float" office:value="0.232926121146595" calcext:value-type="float">
            <text:p>0.232926121146595</text:p>
          </table:table-cell>
          <table:table-cell office:value-type="float" office:value="0.0545482883054455" calcext:value-type="float">
            <text:p>0.0545482883054455</text:p>
          </table:table-cell>
          <table:table-cell table:number-columns-repeated="3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41017698344368" calcext:value-type="float">
            <text:p>0.241017698344368</text:p>
          </table:table-cell>
          <table:table-cell office:value-type="float" office:value="0.203950389925827" calcext:value-type="float">
            <text:p>0.203950389925827</text:p>
          </table:table-cell>
          <table:table-cell office:value-type="float" office:value="0.037067308418541" calcext:value-type="float">
            <text:p>0.037067308418541</text:p>
          </table:table-cell>
          <table:table-cell table:number-columns-repeated="3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2982429190348" calcext:value-type="float">
            <text:p>0.22982429190348</text:p>
          </table:table-cell>
          <table:table-cell office:value-type="float" office:value="0.203470726553859" calcext:value-type="float">
            <text:p>0.203470726553859</text:p>
          </table:table-cell>
          <table:table-cell office:value-type="float" office:value="0.026353565349621" calcext:value-type="float">
            <text:p>0.026353565349621</text:p>
          </table:table-cell>
          <table:table-cell table:number-columns-repeated="3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80551334435285" calcext:value-type="float">
            <text:p>0.280551334435285</text:p>
          </table:table-cell>
          <table:table-cell office:value-type="float" office:value="0.208880840928143" calcext:value-type="float">
            <text:p>0.208880840928143</text:p>
          </table:table-cell>
          <table:table-cell office:value-type="float" office:value="0.0716704935071422" calcext:value-type="float">
            <text:p>0.0716704935071422</text:p>
          </table:table-cell>
          <table:table-cell table:number-columns-repeated="3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29555019246317" calcext:value-type="float">
            <text:p>0.229555019246317</text:p>
          </table:table-cell>
          <table:table-cell office:value-type="float" office:value="0.206367624241374" calcext:value-type="float">
            <text:p>0.206367624241374</text:p>
          </table:table-cell>
          <table:table-cell office:value-type="float" office:value="0.0231873950049439" calcext:value-type="float">
            <text:p>0.0231873950049439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36663796748487" calcext:value-type="float">
            <text:p>0.236663796748487</text:p>
          </table:table-cell>
          <table:table-cell office:value-type="float" office:value="0.195028198481717" calcext:value-type="float">
            <text:p>0.195028198481717</text:p>
          </table:table-cell>
          <table:table-cell office:value-type="float" office:value="0.0416355982667703" calcext:value-type="float">
            <text:p>0.0416355982667703</text:p>
          </table:table-cell>
          <table:table-cell table:number-columns-repeated="3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8983465487284" calcext:value-type="float">
            <text:p>0.28983465487284</text:p>
          </table:table-cell>
          <table:table-cell office:value-type="float" office:value="0.232123375498443" calcext:value-type="float">
            <text:p>0.232123375498443</text:p>
          </table:table-cell>
          <table:table-cell office:value-type="float" office:value="0.0577112793743974" calcext:value-type="float">
            <text:p>0.0577112793743974</text:p>
          </table:table-cell>
          <table:table-cell table:number-columns-repeated="3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49217525806973" calcext:value-type="float">
            <text:p>0.249217525806973</text:p>
          </table:table-cell>
          <table:table-cell office:value-type="float" office:value="0.2058536809431" calcext:value-type="float">
            <text:p>0.2058536809431</text:p>
          </table:table-cell>
          <table:table-cell office:value-type="float" office:value="0.0433638448638727" calcext:value-type="float">
            <text:p>0.0433638448638727</text:p>
          </table:table-cell>
          <table:table-cell table:number-columns-repeated="3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26034398499665" calcext:value-type="float">
            <text:p>0.226034398499665</text:p>
          </table:table-cell>
          <table:table-cell office:value-type="float" office:value="0.199467141594862" calcext:value-type="float">
            <text:p>0.199467141594862</text:p>
          </table:table-cell>
          <table:table-cell office:value-type="float" office:value="0.026567256904803" calcext:value-type="float">
            <text:p>0.026567256904803</text:p>
          </table:table-cell>
          <table:table-cell table:number-columns-repeated="3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41270474372952" calcext:value-type="float">
            <text:p>0.241270474372952</text:p>
          </table:table-cell>
          <table:table-cell office:value-type="float" office:value="0.211156416571632" calcext:value-type="float">
            <text:p>0.211156416571632</text:p>
          </table:table-cell>
          <table:table-cell office:value-type="float" office:value="0.0301140578013199" calcext:value-type="float">
            <text:p>0.0301140578013199</text:p>
          </table:table-cell>
          <table:table-cell table:number-columns-repeated="3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91345520142369" calcext:value-type="float">
            <text:p>0.291345520142369</text:p>
          </table:table-cell>
          <table:table-cell office:value-type="float" office:value="0.231324238015928" calcext:value-type="float">
            <text:p>0.231324238015928</text:p>
          </table:table-cell>
          <table:table-cell office:value-type="float" office:value="0.0600212821264409" calcext:value-type="float">
            <text:p>0.0600212821264409</text:p>
          </table:table-cell>
          <table:table-cell table:number-columns-repeated="3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80832795506263" calcext:value-type="float">
            <text:p>0.280832795506263</text:p>
          </table:table-cell>
          <table:table-cell office:value-type="float" office:value="0.227413254148327" calcext:value-type="float">
            <text:p>0.227413254148327</text:p>
          </table:table-cell>
          <table:table-cell office:value-type="float" office:value="0.0534195413579359" calcext:value-type="float">
            <text:p>0.0534195413579359</text:p>
          </table:table-cell>
          <table:table-cell table:number-columns-repeated="3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70916409046219" calcext:value-type="float">
            <text:p>0.270916409046219</text:p>
          </table:table-cell>
          <table:table-cell office:value-type="float" office:value="0.255620725559982" calcext:value-type="float">
            <text:p>0.255620725559982</text:p>
          </table:table-cell>
          <table:table-cell office:value-type="float" office:value="0.0152956834862374" calcext:value-type="float">
            <text:p>0.0152956834862374</text:p>
          </table:table-cell>
          <table:table-cell table:number-columns-repeated="3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04289030234314" calcext:value-type="float">
            <text:p>0.304289030234314</text:p>
          </table:table-cell>
          <table:table-cell office:value-type="float" office:value="0.260029938451024" calcext:value-type="float">
            <text:p>0.260029938451024</text:p>
          </table:table-cell>
          <table:table-cell office:value-type="float" office:value="0.04425909178329" calcext:value-type="float">
            <text:p>0.04425909178329</text:p>
          </table:table-cell>
          <table:table-cell table:number-columns-repeated="3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57735413874864" calcext:value-type="float">
            <text:p>0.257735413874864</text:p>
          </table:table-cell>
          <table:table-cell office:value-type="float" office:value="0.232647941752451" calcext:value-type="float">
            <text:p>0.232647941752451</text:p>
          </table:table-cell>
          <table:table-cell office:value-type="float" office:value="0.0250874721224127" calcext:value-type="float">
            <text:p>0.0250874721224127</text:p>
          </table:table-cell>
          <table:table-cell table:number-columns-repeated="3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45671394003414" calcext:value-type="float">
            <text:p>0.245671394003414</text:p>
          </table:table-cell>
          <table:table-cell office:value-type="float" office:value="0.225546152899726" calcext:value-type="float">
            <text:p>0.225546152899726</text:p>
          </table:table-cell>
          <table:table-cell office:value-type="float" office:value="0.0201252411036878" calcext:value-type="float">
            <text:p>0.0201252411036878</text:p>
          </table:table-cell>
          <table:table-cell table:number-columns-repeated="3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04468051610169" calcext:value-type="float">
            <text:p>0.304468051610169</text:p>
          </table:table-cell>
          <table:table-cell office:value-type="float" office:value="0.248265084962914" calcext:value-type="float">
            <text:p>0.248265084962914</text:p>
          </table:table-cell>
          <table:table-cell office:value-type="float" office:value="0.0562029666472555" calcext:value-type="float">
            <text:p>0.0562029666472555</text:p>
          </table:table-cell>
          <table:table-cell table:number-columns-repeated="3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72122690028583" calcext:value-type="float">
            <text:p>0.272122690028583</text:p>
          </table:table-cell>
          <table:table-cell office:value-type="float" office:value="0.230309468266384" calcext:value-type="float">
            <text:p>0.230309468266384</text:p>
          </table:table-cell>
          <table:table-cell office:value-type="float" office:value="0.0418132217621989" calcext:value-type="float">
            <text:p>0.0418132217621989</text:p>
          </table:table-cell>
          <table:table-cell table:number-columns-repeated="3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99960372295664" calcext:value-type="float">
            <text:p>0.299960372295664</text:p>
          </table:table-cell>
          <table:table-cell office:value-type="float" office:value="0.242260171714192" calcext:value-type="float">
            <text:p>0.242260171714192</text:p>
          </table:table-cell>
          <table:table-cell office:value-type="float" office:value="0.0577002005814719" calcext:value-type="float">
            <text:p>0.0577002005814719</text:p>
          </table:table-cell>
          <table:table-cell table:number-columns-repeated="3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3599681947359" calcext:value-type="float">
            <text:p>0.293599681947359</text:p>
          </table:table-cell>
          <table:table-cell office:value-type="float" office:value="0.264199695227318" calcext:value-type="float">
            <text:p>0.264199695227318</text:p>
          </table:table-cell>
          <table:table-cell office:value-type="float" office:value="0.0293999867200406" calcext:value-type="float">
            <text:p>0.0293999867200406</text:p>
          </table:table-cell>
          <table:table-cell table:number-columns-repeated="3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73743665721719" calcext:value-type="float">
            <text:p>0.273743665721719</text:p>
          </table:table-cell>
          <table:table-cell office:value-type="float" office:value="0.250616545623166" calcext:value-type="float">
            <text:p>0.250616545623166</text:p>
          </table:table-cell>
          <table:table-cell office:value-type="float" office:value="0.0231271200985522" calcext:value-type="float">
            <text:p>0.0231271200985522</text:p>
          </table:table-cell>
          <table:table-cell table:number-columns-repeated="3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80826676552309" calcext:value-type="float">
            <text:p>0.280826676552309</text:p>
          </table:table-cell>
          <table:table-cell office:value-type="float" office:value="0.253371676081661" calcext:value-type="float">
            <text:p>0.253371676081661</text:p>
          </table:table-cell>
          <table:table-cell office:value-type="float" office:value="0.027455000470648" calcext:value-type="float">
            <text:p>0.027455000470648</text:p>
          </table:table-cell>
          <table:table-cell table:number-columns-repeated="3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89347406862725" calcext:value-type="float">
            <text:p>0.289347406862725</text:p>
          </table:table-cell>
          <table:table-cell office:value-type="float" office:value="0.245617736781074" calcext:value-type="float">
            <text:p>0.245617736781074</text:p>
          </table:table-cell>
          <table:table-cell office:value-type="float" office:value="0.0437296700816518" calcext:value-type="float">
            <text:p>0.0437296700816518</text:p>
          </table:table-cell>
          <table:table-cell table:number-columns-repeated="3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54977592903475" calcext:value-type="float">
            <text:p>0.254977592903475</text:p>
          </table:table-cell>
          <table:table-cell office:value-type="float" office:value="0.23000556563887" calcext:value-type="float">
            <text:p>0.23000556563887</text:p>
          </table:table-cell>
          <table:table-cell office:value-type="float" office:value="0.0249720272646046" calcext:value-type="float">
            <text:p>0.0249720272646046</text:p>
          </table:table-cell>
          <table:table-cell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0065332213026" calcext:value-type="float">
            <text:p>0.270065332213026</text:p>
          </table:table-cell>
          <table:table-cell office:value-type="float" office:value="0.243262784564976" calcext:value-type="float">
            <text:p>0.243262784564976</text:p>
          </table:table-cell>
          <table:table-cell office:value-type="float" office:value="0.0268025476480498" calcext:value-type="float">
            <text:p>0.0268025476480498</text:p>
          </table:table-cell>
          <table:table-cell table:number-columns-repeated="3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74070814800771" calcext:value-type="float">
            <text:p>0.274070814800771</text:p>
          </table:table-cell>
          <table:table-cell office:value-type="float" office:value="0.243139854090009" calcext:value-type="float">
            <text:p>0.243139854090009</text:p>
          </table:table-cell>
          <table:table-cell office:value-type="float" office:value="0.0309309607107624" calcext:value-type="float">
            <text:p>0.0309309607107624</text:p>
          </table:table-cell>
          <table:table-cell table:number-columns-repeated="3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75808777026295" calcext:value-type="float">
            <text:p>0.275808777026295</text:p>
          </table:table-cell>
          <table:table-cell office:value-type="float" office:value="0.238636193255292" calcext:value-type="float">
            <text:p>0.238636193255292</text:p>
          </table:table-cell>
          <table:table-cell office:value-type="float" office:value="0.0371725837710029" calcext:value-type="float">
            <text:p>0.0371725837710029</text:p>
          </table:table-cell>
          <table:table-cell table:number-columns-repeated="3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81290228211648" calcext:value-type="float">
            <text:p>0.281290228211648</text:p>
          </table:table-cell>
          <table:table-cell office:value-type="float" office:value="0.25549196747176" calcext:value-type="float">
            <text:p>0.25549196747176</text:p>
          </table:table-cell>
          <table:table-cell office:value-type="float" office:value="0.0257982607398871" calcext:value-type="float">
            <text:p>0.0257982607398871</text:p>
          </table:table-cell>
          <table:table-cell table:number-columns-repeated="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0436908873485" calcext:value-type="float">
            <text:p>0.300436908873485</text:p>
          </table:table-cell>
          <table:table-cell office:value-type="float" office:value="0.258083624736159" calcext:value-type="float">
            <text:p>0.258083624736159</text:p>
          </table:table-cell>
          <table:table-cell office:value-type="float" office:value="0.0423532841373261" calcext:value-type="float">
            <text:p>0.0423532841373261</text:p>
          </table:table-cell>
          <table:table-cell table:number-columns-repeated="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32626615037219" calcext:value-type="float">
            <text:p>0.332626615037219</text:p>
          </table:table-cell>
          <table:table-cell office:value-type="float" office:value="0.267711023262281" calcext:value-type="float">
            <text:p>0.267711023262281</text:p>
          </table:table-cell>
          <table:table-cell office:value-type="float" office:value="0.0649155917749378" calcext:value-type="float">
            <text:p>0.0649155917749378</text:p>
          </table:table-cell>
          <table:table-cell table:number-columns-repeated="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31802145866622" calcext:value-type="float">
            <text:p>0.331802145866622</text:p>
          </table:table-cell>
          <table:table-cell office:value-type="float" office:value="0.267493712942562" calcext:value-type="float">
            <text:p>0.267493712942562</text:p>
          </table:table-cell>
          <table:table-cell office:value-type="float" office:value="0.0643084329240592" calcext:value-type="float">
            <text:p>0.0643084329240592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0709211237131" calcext:value-type="float">
            <text:p>0.300709211237131</text:p>
          </table:table-cell>
          <table:table-cell office:value-type="float" office:value="0.254339773635099" calcext:value-type="float">
            <text:p>0.254339773635099</text:p>
          </table:table-cell>
          <table:table-cell office:value-type="float" office:value="0.0463694376020322" calcext:value-type="float">
            <text:p>0.0463694376020322</text:p>
          </table:table-cell>
          <table:table-cell table:number-columns-repeated="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66421513745341" calcext:value-type="float">
            <text:p>0.266421513745341</text:p>
          </table:table-cell>
          <table:table-cell office:value-type="float" office:value="0.234979971831361" calcext:value-type="float">
            <text:p>0.234979971831361</text:p>
          </table:table-cell>
          <table:table-cell office:value-type="float" office:value="0.0314415419139801" calcext:value-type="float">
            <text:p>0.0314415419139801</text:p>
          </table:table-cell>
          <table:table-cell table:number-columns-repeated="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60196293812087" calcext:value-type="float">
            <text:p>0.260196293812087</text:p>
          </table:table-cell>
          <table:table-cell office:value-type="float" office:value="0.22295501355587" calcext:value-type="float">
            <text:p>0.22295501355587</text:p>
          </table:table-cell>
          <table:table-cell office:value-type="float" office:value="0.0372412802562171" calcext:value-type="float">
            <text:p>0.0372412802562171</text:p>
          </table:table-cell>
          <table:table-cell table:number-columns-repeated="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89012457006536" calcext:value-type="float">
            <text:p>0.289012457006536</text:p>
          </table:table-cell>
          <table:table-cell office:value-type="float" office:value="0.242928974772939" calcext:value-type="float">
            <text:p>0.242928974772939</text:p>
          </table:table-cell>
          <table:table-cell office:value-type="float" office:value="0.046083482233597" calcext:value-type="float">
            <text:p>0.046083482233597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94032322399292" calcext:value-type="float">
            <text:p>0.294032322399292</text:p>
          </table:table-cell>
          <table:table-cell office:value-type="float" office:value="0.260671827589788" calcext:value-type="float">
            <text:p>0.260671827589788</text:p>
          </table:table-cell>
          <table:table-cell office:value-type="float" office:value="0.0333604948095046" calcext:value-type="float">
            <text:p>0.0333604948095046</text:p>
          </table:table-cell>
          <table:table-cell table:number-columns-repeated="3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46252489818772" calcext:value-type="float">
            <text:p>0.346252489818772</text:p>
          </table:table-cell>
          <table:table-cell office:value-type="float" office:value="0.28622876142018" calcext:value-type="float">
            <text:p>0.28622876142018</text:p>
          </table:table-cell>
          <table:table-cell office:value-type="float" office:value="0.0600237283985918" calcext:value-type="float">
            <text:p>0.0600237283985918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10779308625175" calcext:value-type="float">
            <text:p>0.310779308625175</text:p>
          </table:table-cell>
          <table:table-cell office:value-type="float" office:value="0.281756805662643" calcext:value-type="float">
            <text:p>0.281756805662643</text:p>
          </table:table-cell>
          <table:table-cell office:value-type="float" office:value="0.0290225029625318" calcext:value-type="float">
            <text:p>0.0290225029625318</text:p>
          </table:table-cell>
          <table:table-cell table:number-columns-repeated="3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6335712394832" calcext:value-type="float">
            <text:p>0.326335712394832</text:p>
          </table:table-cell>
          <table:table-cell office:value-type="float" office:value="0.266782501790136" calcext:value-type="float">
            <text:p>0.266782501790136</text:p>
          </table:table-cell>
          <table:table-cell office:value-type="float" office:value="0.0595532106046959" calcext:value-type="float">
            <text:p>0.0595532106046959</text:p>
          </table:table-cell>
          <table:table-cell table:number-columns-repeated="3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36902585610675" calcext:value-type="float">
            <text:p>0.336902585610675</text:p>
          </table:table-cell>
          <table:table-cell office:value-type="float" office:value="0.281773588948324" calcext:value-type="float">
            <text:p>0.281773588948324</text:p>
          </table:table-cell>
          <table:table-cell office:value-type="float" office:value="0.0551289966623506" calcext:value-type="float">
            <text:p>0.0551289966623506</text:p>
          </table:table-cell>
          <table:table-cell table:number-columns-repeated="3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0485065422479" calcext:value-type="float">
            <text:p>0.320485065422479</text:p>
          </table:table-cell>
          <table:table-cell office:value-type="float" office:value="0.285695095309167" calcext:value-type="float">
            <text:p>0.285695095309167</text:p>
          </table:table-cell>
          <table:table-cell office:value-type="float" office:value="0.0347899701133122" calcext:value-type="float">
            <text:p>0.0347899701133122</text:p>
          </table:table-cell>
          <table:table-cell table:number-columns-repeated="3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86100227019037" calcext:value-type="float">
            <text:p>0.286100227019037</text:p>
          </table:table-cell>
          <table:table-cell office:value-type="float" office:value="0.249359693696269" calcext:value-type="float">
            <text:p>0.249359693696269</text:p>
          </table:table-cell>
          <table:table-cell office:value-type="float" office:value="0.0367405333227677" calcext:value-type="float">
            <text:p>0.0367405333227677</text:p>
          </table:table-cell>
          <table:table-cell table:number-columns-repeated="3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68134201949328" calcext:value-type="float">
            <text:p>0.268134201949328</text:p>
          </table:table-cell>
          <table:table-cell office:value-type="float" office:value="0.259607132381755" calcext:value-type="float">
            <text:p>0.259607132381755</text:p>
          </table:table-cell>
          <table:table-cell office:value-type="float" office:value="0.00852706956757321" calcext:value-type="float">
            <text:p>0.00852706956757321</text:p>
          </table:table-cell>
          <table:table-cell table:number-columns-repeated="3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96929941297053" calcext:value-type="float">
            <text:p>0.296929941297053</text:p>
          </table:table-cell>
          <table:table-cell office:value-type="float" office:value="0.274641000206943" calcext:value-type="float">
            <text:p>0.274641000206943</text:p>
          </table:table-cell>
          <table:table-cell office:value-type="float" office:value="0.02228894109011" calcext:value-type="float">
            <text:p>0.02228894109011</text:p>
          </table:table-cell>
          <table:table-cell table:number-columns-repeated="3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17842591991025" calcext:value-type="float">
            <text:p>0.317842591991025</text:p>
          </table:table-cell>
          <table:table-cell office:value-type="float" office:value="0.267182228417442" calcext:value-type="float">
            <text:p>0.267182228417442</text:p>
          </table:table-cell>
          <table:table-cell office:value-type="float" office:value="0.0506603635735828" calcext:value-type="float">
            <text:p>0.0506603635735828</text:p>
          </table:table-cell>
          <table:table-cell table:number-columns-repeated="3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1686842793931" calcext:value-type="float">
            <text:p>0.321686842793931</text:p>
          </table:table-cell>
          <table:table-cell office:value-type="float" office:value="0.277693046407453" calcext:value-type="float">
            <text:p>0.277693046407453</text:p>
          </table:table-cell>
          <table:table-cell office:value-type="float" office:value="0.0439937963864778" calcext:value-type="float">
            <text:p>0.0439937963864778</text:p>
          </table:table-cell>
          <table:table-cell table:number-columns-repeated="3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35145555753816" calcext:value-type="float">
            <text:p>0.335145555753816</text:p>
          </table:table-cell>
          <table:table-cell office:value-type="float" office:value="0.295646619773847" calcext:value-type="float">
            <text:p>0.295646619773847</text:p>
          </table:table-cell>
          <table:table-cell office:value-type="float" office:value="0.0394989359799695" calcext:value-type="float">
            <text:p>0.0394989359799695</text:p>
          </table:table-cell>
          <table:table-cell table:number-columns-repeated="3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31330766540914" calcext:value-type="float">
            <text:p>0.331330766540914</text:p>
          </table:table-cell>
          <table:table-cell office:value-type="float" office:value="0.280121627671157" calcext:value-type="float">
            <text:p>0.280121627671157</text:p>
          </table:table-cell>
          <table:table-cell office:value-type="float" office:value="0.0512091388697569" calcext:value-type="float">
            <text:p>0.0512091388697569</text:p>
          </table:table-cell>
          <table:table-cell table:number-columns-repeated="3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01682197898247" calcext:value-type="float">
            <text:p>0.301682197898247</text:p>
          </table:table-cell>
          <table:table-cell office:value-type="float" office:value="0.250079751580262" calcext:value-type="float">
            <text:p>0.250079751580262</text:p>
          </table:table-cell>
          <table:table-cell office:value-type="float" office:value="0.051602446317985" calcext:value-type="float">
            <text:p>0.051602446317985</text:p>
          </table:table-cell>
          <table:table-cell table:number-columns-repeated="3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93733840553485" calcext:value-type="float">
            <text:p>0.293733840553485</text:p>
          </table:table-cell>
          <table:table-cell office:value-type="float" office:value="0.241361904087169" calcext:value-type="float">
            <text:p>0.241361904087169</text:p>
          </table:table-cell>
          <table:table-cell office:value-type="float" office:value="0.0523719364663159" calcext:value-type="float">
            <text:p>0.0523719364663159</text:p>
          </table:table-cell>
          <table:table-cell table:number-columns-repeated="3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94820601758375" calcext:value-type="float">
            <text:p>0.294820601758375</text:p>
          </table:table-cell>
          <table:table-cell office:value-type="float" office:value="0.270566477051482" calcext:value-type="float">
            <text:p>0.270566477051482</text:p>
          </table:table-cell>
          <table:table-cell office:value-type="float" office:value="0.0242541247068935" calcext:value-type="float">
            <text:p>0.0242541247068935</text:p>
          </table:table-cell>
          <table:table-cell table:number-columns-repeated="3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87921039800967" calcext:value-type="float">
            <text:p>0.287921039800967</text:p>
          </table:table-cell>
          <table:table-cell office:value-type="float" office:value="0.25526713833499" calcext:value-type="float">
            <text:p>0.25526713833499</text:p>
          </table:table-cell>
          <table:table-cell office:value-type="float" office:value="0.032653901465977" calcext:value-type="float">
            <text:p>0.032653901465977</text:p>
          </table:table-cell>
          <table:table-cell table:number-columns-repeated="3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73294418582529" calcext:value-type="float">
            <text:p>0.273294418582529</text:p>
          </table:table-cell>
          <table:table-cell office:value-type="float" office:value="0.224458699385404" calcext:value-type="float">
            <text:p>0.224458699385404</text:p>
          </table:table-cell>
          <table:table-cell office:value-type="float" office:value="0.0488357191971258" calcext:value-type="float">
            <text:p>0.0488357191971258</text:p>
          </table:table-cell>
          <table:table-cell table:number-columns-repeated="3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03767605318916" calcext:value-type="float">
            <text:p>0.303767605318916</text:p>
          </table:table-cell>
          <table:table-cell office:value-type="float" office:value="0.263190439497008" calcext:value-type="float">
            <text:p>0.263190439497008</text:p>
          </table:table-cell>
          <table:table-cell office:value-type="float" office:value="0.0405771658219083" calcext:value-type="float">
            <text:p>0.0405771658219083</text:p>
          </table:table-cell>
          <table:table-cell table:number-columns-repeated="3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13829022636433" calcext:value-type="float">
            <text:p>0.313829022636433</text:p>
          </table:table-cell>
          <table:table-cell office:value-type="float" office:value="0.26742877622811" calcext:value-type="float">
            <text:p>0.26742877622811</text:p>
          </table:table-cell>
          <table:table-cell office:value-type="float" office:value="0.0464002464083228" calcext:value-type="float">
            <text:p>0.0464002464083228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89874920513209" calcext:value-type="float">
            <text:p>0.289874920513209</text:p>
          </table:table-cell>
          <table:table-cell office:value-type="float" office:value="0.252222961845865" calcext:value-type="float">
            <text:p>0.252222961845865</text:p>
          </table:table-cell>
          <table:table-cell office:value-type="float" office:value="0.037651958667344" calcext:value-type="float">
            <text:p>0.037651958667344</text:p>
          </table:table-cell>
          <table:table-cell table:number-columns-repeated="3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75218435387011" calcext:value-type="float">
            <text:p>0.275218435387011</text:p>
          </table:table-cell>
          <table:table-cell office:value-type="float" office:value="0.226954773526836" calcext:value-type="float">
            <text:p>0.226954773526836</text:p>
          </table:table-cell>
          <table:table-cell office:value-type="float" office:value="0.0482636618601746" calcext:value-type="float">
            <text:p>0.0482636618601746</text:p>
          </table:table-cell>
          <table:table-cell table:number-columns-repeated="3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83596866299192" calcext:value-type="float">
            <text:p>0.283596866299192</text:p>
          </table:table-cell>
          <table:table-cell office:value-type="float" office:value="0.254066448971151" calcext:value-type="float">
            <text:p>0.254066448971151</text:p>
          </table:table-cell>
          <table:table-cell office:value-type="float" office:value="0.0295304173280407" calcext:value-type="float">
            <text:p>0.0295304173280407</text:p>
          </table:table-cell>
          <table:table-cell table:number-columns-repeated="3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60789789588668" calcext:value-type="float">
            <text:p>0.260789789588668</text:p>
          </table:table-cell>
          <table:table-cell office:value-type="float" office:value="0.237519786873571" calcext:value-type="float">
            <text:p>0.237519786873571</text:p>
          </table:table-cell>
          <table:table-cell office:value-type="float" office:value="0.0232700027150966" calcext:value-type="float">
            <text:p>0.0232700027150966</text:p>
          </table:table-cell>
          <table:table-cell table:number-columns-repeated="3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 table:number-columns-repeated="3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66225089057634" calcext:value-type="float">
            <text:p>0.266225089057634</text:p>
          </table:table-cell>
          <table:table-cell office:value-type="float" office:value="0.243720435171508" calcext:value-type="float">
            <text:p>0.243720435171508</text:p>
          </table:table-cell>
          <table:table-cell office:value-type="float" office:value="0.022504653886126" calcext:value-type="float">
            <text:p>0.022504653886126</text:p>
          </table:table-cell>
          <table:table-cell table:number-columns-repeated="3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19283237571164" calcext:value-type="float">
            <text:p>0.319283237571164</text:p>
          </table:table-cell>
          <table:table-cell office:value-type="float" office:value="0.286737376305769" calcext:value-type="float">
            <text:p>0.286737376305769</text:p>
          </table:table-cell>
          <table:table-cell office:value-type="float" office:value="0.0325458612653946" calcext:value-type="float">
            <text:p>0.0325458612653946</text:p>
          </table:table-cell>
          <table:table-cell table:number-columns-repeated="3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77968553607748" calcext:value-type="float">
            <text:p>0.277968553607748</text:p>
          </table:table-cell>
          <table:table-cell office:value-type="float" office:value="0.236283548343515" calcext:value-type="float">
            <text:p>0.236283548343515</text:p>
          </table:table-cell>
          <table:table-cell office:value-type="float" office:value="0.0416850052642331" calcext:value-type="float">
            <text:p>0.0416850052642331</text:p>
          </table:table-cell>
          <table:table-cell table:number-columns-repeated="3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74453170316178" calcext:value-type="float">
            <text:p>0.274453170316178</text:p>
          </table:table-cell>
          <table:table-cell office:value-type="float" office:value="0.248164060879389" calcext:value-type="float">
            <text:p>0.248164060879389</text:p>
          </table:table-cell>
          <table:table-cell office:value-type="float" office:value="0.0262891094367883" calcext:value-type="float">
            <text:p>0.0262891094367883</text:p>
          </table:table-cell>
          <table:table-cell table:number-columns-repeated="3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71108195945421" calcext:value-type="float">
            <text:p>0.271108195945421</text:p>
          </table:table-cell>
          <table:table-cell office:value-type="float" office:value="0.241615238332991" calcext:value-type="float">
            <text:p>0.241615238332991</text:p>
          </table:table-cell>
          <table:table-cell office:value-type="float" office:value="0.0294929576124303" calcext:value-type="float">
            <text:p>0.0294929576124303</text:p>
          </table:table-cell>
          <table:table-cell table:number-columns-repeated="3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82929218962943" calcext:value-type="float">
            <text:p>0.282929218962943</text:p>
          </table:table-cell>
          <table:table-cell office:value-type="float" office:value="0.254621117120726" calcext:value-type="float">
            <text:p>0.254621117120726</text:p>
          </table:table-cell>
          <table:table-cell office:value-type="float" office:value="0.0283081018422169" calcext:value-type="float">
            <text:p>0.0283081018422169</text:p>
          </table:table-cell>
          <table:table-cell table:number-columns-repeated="3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17381439593469" calcext:value-type="float">
            <text:p>0.317381439593469</text:p>
          </table:table-cell>
          <table:table-cell office:value-type="float" office:value="0.26794337106863" calcext:value-type="float">
            <text:p>0.26794337106863</text:p>
          </table:table-cell>
          <table:table-cell office:value-type="float" office:value="0.0494380685248389" calcext:value-type="float">
            <text:p>0.0494380685248389</text:p>
          </table:table-cell>
          <table:table-cell table:number-columns-repeated="3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28503351986059" calcext:value-type="float">
            <text:p>0.328503351986059</text:p>
          </table:table-cell>
          <table:table-cell office:value-type="float" office:value="0.287002452603469" calcext:value-type="float">
            <text:p>0.287002452603469</text:p>
          </table:table-cell>
          <table:table-cell office:value-type="float" office:value="0.0415008993825896" calcext:value-type="float">
            <text:p>0.0415008993825896</text:p>
          </table:table-cell>
          <table:table-cell table:number-columns-repeated="3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10758897071395" calcext:value-type="float">
            <text:p>0.310758897071395</text:p>
          </table:table-cell>
          <table:table-cell office:value-type="float" office:value="0.266558289881064" calcext:value-type="float">
            <text:p>0.266558289881064</text:p>
          </table:table-cell>
          <table:table-cell office:value-type="float" office:value="0.0442006071903306" calcext:value-type="float">
            <text:p>0.0442006071903306</text:p>
          </table:table-cell>
          <table:table-cell table:number-columns-repeated="3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38005121009966" calcext:value-type="float">
            <text:p>0.338005121009966</text:p>
          </table:table-cell>
          <table:table-cell office:value-type="float" office:value="0.27582860335793" calcext:value-type="float">
            <text:p>0.27582860335793</text:p>
          </table:table-cell>
          <table:table-cell office:value-type="float" office:value="0.0621765176520359" calcext:value-type="float">
            <text:p>0.0621765176520359</text:p>
          </table:table-cell>
          <table:table-cell table:number-columns-repeated="3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93244559265297" calcext:value-type="float">
            <text:p>0.293244559265297</text:p>
          </table:table-cell>
          <table:table-cell office:value-type="float" office:value="0.261501535899173" calcext:value-type="float">
            <text:p>0.261501535899173</text:p>
          </table:table-cell>
          <table:table-cell office:value-type="float" office:value="0.0317430233661242" calcext:value-type="float">
            <text:p>0.0317430233661242</text:p>
          </table:table-cell>
          <table:table-cell table:number-columns-repeated="3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13546071065635" calcext:value-type="float">
            <text:p>0.313546071065635</text:p>
          </table:table-cell>
          <table:table-cell office:value-type="float" office:value="0.285233293104764" calcext:value-type="float">
            <text:p>0.285233293104764</text:p>
          </table:table-cell>
          <table:table-cell office:value-type="float" office:value="0.0283127779608701" calcext:value-type="float">
            <text:p>0.0283127779608701</text:p>
          </table:table-cell>
          <table:table-cell table:number-columns-repeated="3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91208827334347" calcext:value-type="float">
            <text:p>0.291208827334347</text:p>
          </table:table-cell>
          <table:table-cell office:value-type="float" office:value="0.261117069361062" calcext:value-type="float">
            <text:p>0.261117069361062</text:p>
          </table:table-cell>
          <table:table-cell office:value-type="float" office:value="0.0300917579732853" calcext:value-type="float">
            <text:p>0.0300917579732853</text:p>
          </table:table-cell>
          <table:table-cell table:number-columns-repeated="3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77220596780858" calcext:value-type="float">
            <text:p>0.277220596780858</text:p>
          </table:table-cell>
          <table:table-cell office:value-type="float" office:value="0.239108854391966" calcext:value-type="float">
            <text:p>0.239108854391966</text:p>
          </table:table-cell>
          <table:table-cell office:value-type="float" office:value="0.0381117423888925" calcext:value-type="float">
            <text:p>0.0381117423888925</text:p>
          </table:table-cell>
          <table:table-cell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78032170596874" calcext:value-type="float">
            <text:p>0.278032170596874</text:p>
          </table:table-cell>
          <table:table-cell office:value-type="float" office:value="0.237359282248496" calcext:value-type="float">
            <text:p>0.237359282248496</text:p>
          </table:table-cell>
          <table:table-cell office:value-type="float" office:value="0.0406728883483779" calcext:value-type="float">
            <text:p>0.0406728883483779</text:p>
          </table:table-cell>
          <table:table-cell table:number-columns-repeated="3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86901917760638" calcext:value-type="float">
            <text:p>0.286901917760638</text:p>
          </table:table-cell>
          <table:table-cell office:value-type="float" office:value="0.24405058578047" calcext:value-type="float">
            <text:p>0.24405058578047</text:p>
          </table:table-cell>
          <table:table-cell office:value-type="float" office:value="0.042851331980168" calcext:value-type="float">
            <text:p>0.042851331980168</text:p>
          </table:table-cell>
          <table:table-cell table:number-columns-repeated="3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08269361996883" calcext:value-type="float">
            <text:p>0.308269361996883</text:p>
          </table:table-cell>
          <table:table-cell office:value-type="float" office:value="0.258920302611077" calcext:value-type="float">
            <text:p>0.258920302611077</text:p>
          </table:table-cell>
          <table:table-cell office:value-type="float" office:value="0.0493490593858056" calcext:value-type="float">
            <text:p>0.0493490593858056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51391692744044" calcext:value-type="float">
            <text:p>0.251391692744044</text:p>
          </table:table-cell>
          <table:table-cell office:value-type="float" office:value="0.191245003400422" calcext:value-type="float">
            <text:p>0.191245003400422</text:p>
          </table:table-cell>
          <table:table-cell office:value-type="float" office:value="0.0601466893436222" calcext:value-type="float">
            <text:p>0.0601466893436222</text:p>
          </table:table-cell>
          <table:table-cell table:number-columns-repeated="3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78949167282078" calcext:value-type="float">
            <text:p>0.278949167282078</text:p>
          </table:table-cell>
          <table:table-cell office:value-type="float" office:value="0.236024231778492" calcext:value-type="float">
            <text:p>0.236024231778492</text:p>
          </table:table-cell>
          <table:table-cell office:value-type="float" office:value="0.0429249355035863" calcext:value-type="float">
            <text:p>0.0429249355035863</text:p>
          </table:table-cell>
          <table:table-cell table:number-columns-repeated="3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81574180585134" calcext:value-type="float">
            <text:p>0.281574180585134</text:p>
          </table:table-cell>
          <table:table-cell office:value-type="float" office:value="0.234727051769441" calcext:value-type="float">
            <text:p>0.234727051769441</text:p>
          </table:table-cell>
          <table:table-cell office:value-type="float" office:value="0.0468471288156933" calcext:value-type="float">
            <text:p>0.0468471288156933</text:p>
          </table:table-cell>
          <table:table-cell table:number-columns-repeated="3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8647771606339" calcext:value-type="float">
            <text:p>0.28647771606339</text:p>
          </table:table-cell>
          <table:table-cell office:value-type="float" office:value="0.240748218280761" calcext:value-type="float">
            <text:p>0.240748218280761</text:p>
          </table:table-cell>
          <table:table-cell office:value-type="float" office:value="0.0457294977826283" calcext:value-type="float">
            <text:p>0.0457294977826283</text:p>
          </table:table-cell>
          <table:table-cell table:number-columns-repeated="3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73800462358422" calcext:value-type="float">
            <text:p>0.273800462358422</text:p>
          </table:table-cell>
          <table:table-cell office:value-type="float" office:value="0.254481902249872" calcext:value-type="float">
            <text:p>0.254481902249872</text:p>
          </table:table-cell>
          <table:table-cell office:value-type="float" office:value="0.0193185601085495" calcext:value-type="float">
            <text:p>0.0193185601085495</text:p>
          </table:table-cell>
          <table:table-cell table:number-columns-repeated="3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280484686584752" calcext:value-type="float">
            <text:p>0.280484686584752</text:p>
          </table:table-cell>
          <table:table-cell office:value-type="float" office:value="0.265791929442671" calcext:value-type="float">
            <text:p>0.265791929442671</text:p>
          </table:table-cell>
          <table:table-cell office:value-type="float" office:value="0.0146927571420807" calcext:value-type="float">
            <text:p>0.0146927571420807</text:p>
          </table:table-cell>
          <table:table-cell table:number-columns-repeated="3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09299696821388" calcext:value-type="float">
            <text:p>0.309299696821388</text:p>
          </table:table-cell>
          <table:table-cell office:value-type="float" office:value="0.262276426240305" calcext:value-type="float">
            <text:p>0.262276426240305</text:p>
          </table:table-cell>
          <table:table-cell office:value-type="float" office:value="0.0470232705810824" calcext:value-type="float">
            <text:p>0.0470232705810824</text:p>
          </table:table-cell>
          <table:table-cell table:number-columns-repeated="3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03974142859504" calcext:value-type="float">
            <text:p>0.303974142859504</text:p>
          </table:table-cell>
          <table:table-cell office:value-type="float" office:value="0.252197550748781" calcext:value-type="float">
            <text:p>0.252197550748781</text:p>
          </table:table-cell>
          <table:table-cell office:value-type="float" office:value="0.0517765921107236" calcext:value-type="float">
            <text:p>0.0517765921107236</text:p>
          </table:table-cell>
          <table:table-cell table:number-columns-repeated="3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20879359512604" calcext:value-type="float">
            <text:p>0.320879359512604</text:p>
          </table:table-cell>
          <table:table-cell office:value-type="float" office:value="0.268668653549478" calcext:value-type="float">
            <text:p>0.268668653549478</text:p>
          </table:table-cell>
          <table:table-cell office:value-type="float" office:value="0.0522107059631263" calcext:value-type="float">
            <text:p>0.0522107059631263</text:p>
          </table:table-cell>
          <table:table-cell table:number-columns-repeated="3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21813122610102" calcext:value-type="float">
            <text:p>0.321813122610102</text:p>
          </table:table-cell>
          <table:table-cell office:value-type="float" office:value="0.284647244859455" calcext:value-type="float">
            <text:p>0.284647244859455</text:p>
          </table:table-cell>
          <table:table-cell office:value-type="float" office:value="0.0371658777506475" calcext:value-type="float">
            <text:p>0.0371658777506475</text:p>
          </table:table-cell>
          <table:table-cell table:number-columns-repeated="3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25166534707855" calcext:value-type="float">
            <text:p>0.25166534707855</text:p>
          </table:table-cell>
          <table:table-cell office:value-type="float" office:value="0.226477978924062" calcext:value-type="float">
            <text:p>0.226477978924062</text:p>
          </table:table-cell>
          <table:table-cell office:value-type="float" office:value="0.0251873681544881" calcext:value-type="float">
            <text:p>0.0251873681544881</text:p>
          </table:table-cell>
          <table:table-cell table:number-columns-repeated="3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86348987671439" calcext:value-type="float">
            <text:p>0.286348987671439</text:p>
          </table:table-cell>
          <table:table-cell office:value-type="float" office:value="0.234949514764195" calcext:value-type="float">
            <text:p>0.234949514764195</text:p>
          </table:table-cell>
          <table:table-cell office:value-type="float" office:value="0.0513994729072442" calcext:value-type="float">
            <text:p>0.0513994729072442</text:p>
          </table:table-cell>
          <table:table-cell table:number-columns-repeated="3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54488786523202" calcext:value-type="float">
            <text:p>0.254488786523202</text:p>
          </table:table-cell>
          <table:table-cell office:value-type="float" office:value="0.215665399476459" calcext:value-type="float">
            <text:p>0.215665399476459</text:p>
          </table:table-cell>
          <table:table-cell office:value-type="float" office:value="0.0388233870467431" calcext:value-type="float">
            <text:p>0.0388233870467431</text:p>
          </table:table-cell>
          <table:table-cell table:number-columns-repeated="3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8419857778297" calcext:value-type="float">
            <text:p>0.238419857778297</text:p>
          </table:table-cell>
          <table:table-cell office:value-type="float" office:value="0.207227942293955" calcext:value-type="float">
            <text:p>0.207227942293955</text:p>
          </table:table-cell>
          <table:table-cell office:value-type="float" office:value="0.0311919154843419" calcext:value-type="float">
            <text:p>0.0311919154843419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20:10:50.109000000</meta:creation-date>
    <dc:date>2024-07-04T21:37:17.553000000</dc:date>
    <meta:editing-duration>PT1H26M27S</meta:editing-duration>
    <meta:editing-cycles>2</meta:editing-cycles>
    <meta:generator>LibreOffice/7.4.0.3$Windows_X86_64 LibreOffice_project/f85e47c08ddd19c015c0114a68350214f7066f5a</meta:generator>
    <meta:document-statistic meta:table-count="1" meta:cell-count="3485" meta:object-count="0"/>
  </office:meta>
</office:document-meta>
</file>